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paragraph-properties fo:text-align="justify" style:justify-single-word="false" fo:padding="0cm" fo:border="none" style:shadow="none" style:join-border="false"/>
    </style:style>
    <style:style style:name="P44" style:family="paragraph" style:parent-style-name="Text_20_body">
      <style:paragraph-properties fo:text-align="justify" style:justify-single-word="false" fo:padding="0cm" fo:border="none" style:shadow="none" style:join-border="false"/>
      <style:text-properties officeooo:paragraph-rsid="0136c708"/>
    </style:style>
    <style:style style:name="P45" style:family="paragraph" style:parent-style-name="Text_20_body">
      <style:paragraph-properties fo:text-align="justify" style:justify-single-word="false" fo:padding="0cm" fo:border="none" style:shadow="none" style:join-border="false"/>
      <style:text-properties officeooo:paragraph-rsid="014f8123"/>
    </style:style>
    <style:style style:name="P46" style:family="paragraph" style:parent-style-name="Text_20_body">
      <style:paragraph-properties fo:text-align="justify" style:justify-single-word="false" fo:padding="0cm" fo:border="none" style:shadow="none" style:join-border="false"/>
      <style:text-properties officeooo:paragraph-rsid="027397fe"/>
    </style:style>
    <style:style style:name="P47" style:family="paragraph" style:parent-style-name="Text_20_body">
      <style:paragraph-properties fo:text-align="justify" style:justify-single-word="false" fo:padding="0cm" fo:border="none" style:shadow="none" style:join-border="false"/>
      <style:text-properties officeooo:paragraph-rsid="02740f01"/>
    </style:style>
    <style:style style:name="P48" style:family="paragraph" style:parent-style-name="Text_20_body">
      <style:paragraph-properties fo:text-align="justify" style:justify-single-word="false" fo:padding="0cm" fo:border="none" style:shadow="none" style:join-border="false"/>
      <style:text-properties fo:background-color="#ffff00"/>
    </style:style>
    <style:style style:name="P49"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50"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51"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52"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3" style:family="paragraph" style:parent-style-name="Text_20_body">
      <style:paragraph-properties fo:text-align="center" style:justify-single-word="false" fo:padding="0cm" fo:border="none" style:shadow="none" style:join-border="false"/>
    </style:style>
    <style:style style:name="P54"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5"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5"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6"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7"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8"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79" style:family="paragraph" style:parent-style-name="Text_20_body">
      <style:paragraph-properties fo:text-align="justify" style:justify-single-word="false" fo:padding="0cm" fo:border="none" style:shadow="none" style:join-border="false"/>
      <style:text-properties fo:font-style="normal" officeooo:rsid="02fcf98b" officeooo:paragraph-rsid="033c98b4" fo:background-color="transparent" style:font-style-asian="normal" style:font-style-complex="normal"/>
    </style:style>
    <style:style style:name="P8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8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82"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cm" fo:border="none" style:shadow="none" style:join-border="false"/>
      <style:text-properties fo:background-color="transparent"/>
    </style:style>
    <style:style style:name="P84"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85"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6"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7"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8"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89" style:family="paragraph" style:parent-style-name="Text_20_body">
      <style:paragraph-properties fo:text-align="center" style:justify-single-word="false" fo:padding="0cm" fo:border="none" style:shadow="none" style:join-border="false"/>
      <style:text-properties fo:background-color="transparent"/>
    </style:style>
    <style:style style:name="P90"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91"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92"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93"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94"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95"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6"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102"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15"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70"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71"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72"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73"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8"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199"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11"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12"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39"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40"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44"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45"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46"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7"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8"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49"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50"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51"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69"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72"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3"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4"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5"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6"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77"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78"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79"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0"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1"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82"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3"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4"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5" style:family="paragraph" style:parent-style-name="Text_20_body">
      <style:paragraph-properties fo:text-align="justify" style:justify-single-word="false" fo:padding="0cm"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86"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87"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88"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289" style:family="paragraph" style:parent-style-name="Text_20_body">
      <style:paragraph-properties fo:text-align="justify" style:justify-single-word="false" fo:padding="0cm"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90" style:family="paragraph" style:parent-style-name="Text_20_body">
      <style:paragraph-properties fo:text-align="justify" style:justify-single-word="false" fo:padding="0cm"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1" style:family="paragraph" style:parent-style-name="Text_20_body">
      <style:paragraph-properties fo:text-align="justify" style:justify-single-word="false" fo:padding="0cm"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92" style:family="paragraph" style:parent-style-name="Text_20_body">
      <style:paragraph-properties fo:text-align="justify" style:justify-single-word="false" fo:padding="0cm"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3" style:family="paragraph" style:parent-style-name="Text_20_body">
      <style:paragraph-properties fo:text-align="justify" style:justify-single-word="false" fo:padding="0cm"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4" style:family="paragraph" style:parent-style-name="Text_20_body">
      <style:paragraph-properties fo:text-align="justify" style:justify-single-word="false" fo:padding="0cm"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295"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296"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297" style:family="paragraph" style:parent-style-name="Text_20_body">
      <style:paragraph-properties fo:text-align="center" style:justify-single-word="false" fo:padding="0cm"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298" style:family="paragraph" style:parent-style-name="Text_20_body">
      <style:paragraph-properties fo:text-align="justify" style:justify-single-word="false" fo:padding="0cm"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299" style:family="paragraph" style:parent-style-name="Text_20_body">
      <style:paragraph-properties fo:text-align="justify" style:justify-single-word="false" fo:padding="0cm"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00" style:family="paragraph" style:parent-style-name="Text_20_body">
      <style:paragraph-properties fo:text-align="justify" style:justify-single-word="false" fo:padding="0cm"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01" style:family="paragraph" style:parent-style-name="Text_20_body">
      <style:paragraph-properties fo:text-align="justify" style:justify-single-word="false" fo:padding="0cm"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02" style:family="paragraph" style:parent-style-name="Text_20_body">
      <style:paragraph-properties fo:text-align="justify" style:justify-single-word="false" fo:padding="0cm"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03"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04"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05"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06"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07"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08"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09"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10" style:family="paragraph" style:parent-style-name="Text_20_body">
      <style:paragraph-properties fo:text-align="center" style:justify-single-word="false" fo:padding="0cm"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11" style:family="paragraph" style:parent-style-name="Text_20_body">
      <style:paragraph-properties fo:text-align="justify" style:justify-single-word="false" fo:padding="0cm"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12" style:family="paragraph" style:parent-style-name="Text_20_body">
      <style:paragraph-properties fo:text-align="justify" style:justify-single-word="false" fo:padding="0cm"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13" style:family="paragraph" style:parent-style-name="Text_20_body">
      <style:paragraph-properties fo:text-align="justify" style:justify-single-word="false" fo:padding="0cm"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14" style:family="paragraph" style:parent-style-name="Text_20_body">
      <style:paragraph-properties fo:text-align="justify" style:justify-single-word="false" fo:padding="0cm"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15" style:family="paragraph" style:parent-style-name="Text_20_body">
      <style:paragraph-properties fo:text-align="justify" style:justify-single-word="false" fo:padding="0cm"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16" style:family="paragraph" style:parent-style-name="Text_20_body">
      <style:paragraph-properties fo:text-align="justify" style:justify-single-word="false" fo:padding="0cm"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17" style:family="paragraph" style:parent-style-name="Text_20_body">
      <style:paragraph-properties fo:text-align="justify" style:justify-single-word="false" fo:padding="0cm"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18" style:family="paragraph" style:parent-style-name="Text_20_body">
      <style:paragraph-properties fo:text-align="justify" style:justify-single-word="false" fo:padding="0cm"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19" style:family="paragraph" style:parent-style-name="Text_20_body">
      <style:paragraph-properties fo:text-align="justify" style:justify-single-word="false" fo:padding="0cm"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20" style:family="paragraph" style:parent-style-name="Text_20_body">
      <style:paragraph-properties fo:text-align="justify" style:justify-single-word="false" fo:padding="0cm"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21"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22"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23"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24" style:family="paragraph" style:parent-style-name="Text_20_body">
      <style:paragraph-properties fo:text-align="justify" style:justify-single-word="false" fo:padding="0cm"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25" style:family="paragraph" style:parent-style-name="Text_20_body">
      <style:paragraph-properties fo:text-align="justify" style:justify-single-word="false" fo:padding="0cm"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26" style:family="paragraph" style:parent-style-name="Text_20_body">
      <style:paragraph-properties fo:text-align="justify" style:justify-single-word="false" fo:padding="0cm"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27" style:family="paragraph" style:parent-style-name="Text_20_body">
      <style:paragraph-properties fo:text-align="justify" style:justify-single-word="false" fo:padding="0cm"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28"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29"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30"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31"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332"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0bd3be" fo:background-color="transparent" style:font-style-asian="italic" style:font-style-complex="italic"/>
    </style:style>
    <style:style style:name="P333" style:family="paragraph" style:parent-style-name="Text_20_body">
      <style:paragraph-properties fo:text-align="justify" style:justify-single-word="false" fo:padding="0cm"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334" style:family="paragraph" style:parent-style-name="Text_20_body">
      <style:paragraph-properties fo:text-align="justify" style:justify-single-word="false" fo:padding="0cm" fo:border="none" style:shadow="none" style:join-border="false"/>
      <style:text-properties fo:language="ru" fo:country="RU" fo:font-style="italic" officeooo:rsid="0347e3a6" officeooo:paragraph-rsid="03468d3d" fo:background-color="#ffffff" style:font-style-asian="italic" style:font-style-complex="italic"/>
    </style:style>
    <style:style style:name="P335" style:family="paragraph" style:parent-style-name="Text_20_body">
      <style:paragraph-properties fo:text-align="justify" style:justify-single-word="false" fo:padding="0cm" fo:border="none" style:shadow="none" style:join-border="false"/>
      <style:text-properties fo:language="ru" fo:country="RU" fo:font-style="italic" officeooo:rsid="03468d3d" officeooo:paragraph-rsid="03468d3d" fo:background-color="#ffffff" style:font-style-asian="italic" style:font-style-complex="italic"/>
    </style:style>
    <style:style style:name="P336"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ffff00" style:font-style-asian="italic" style:font-style-complex="italic"/>
    </style:style>
    <style:style style:name="P337" style:family="paragraph" style:parent-style-name="Text_20_body">
      <style:paragraph-properties fo:text-align="justify" style:justify-single-word="false" fo:padding="0cm" fo:border="none" style:shadow="none" style:join-border="false"/>
      <style:text-properties fo:language="ru" fo:country="RU" fo:font-style="italic" officeooo:rsid="03544599" officeooo:paragraph-rsid="03544599" fo:background-color="#ffff00" style:font-style-asian="italic" style:font-style-complex="italic"/>
    </style:style>
    <style:style style:name="P338" style:family="paragraph" style:parent-style-name="Text_20_body">
      <style:paragraph-properties fo:text-align="justify" style:justify-single-word="false" fo:padding="0cm" fo:border="none" style:shadow="none" style:join-border="false"/>
      <style:text-properties fo:language="ru" fo:country="RU" fo:font-style="italic" officeooo:rsid="03a3dbe2" officeooo:paragraph-rsid="03a3dbe2" fo:background-color="#ffff00" style:font-style-asian="italic" style:font-style-complex="italic"/>
    </style:style>
    <style:style style:name="P339" style:family="paragraph" style:parent-style-name="Text_20_body">
      <style:paragraph-properties fo:text-align="justify" style:justify-single-word="false" fo:padding="0cm" fo:border="none" style:shadow="none" style:join-border="false"/>
      <style:text-properties fo:language="ru" fo:country="RU" fo:font-style="italic" officeooo:rsid="03a70c9d" officeooo:paragraph-rsid="03a70c9d" fo:background-color="#ffff00" style:font-style-asian="italic" style:font-style-complex="italic"/>
    </style:style>
    <style:style style:name="P340"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ffff00" style:font-style-asian="italic" style:font-style-complex="italic"/>
    </style:style>
    <style:style style:name="P341"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a8f241" fo:background-color="#ffff00" style:font-style-asian="italic" style:font-style-complex="italic"/>
    </style:style>
    <style:style style:name="P342"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ffff00" style:font-style-asian="italic" style:font-style-complex="italic"/>
    </style:style>
    <style:style style:name="P343"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ffff00" style:font-style-asian="italic" style:font-style-complex="italic"/>
    </style:style>
    <style:style style:name="P344" style:family="paragraph" style:parent-style-name="Text_20_body">
      <style:paragraph-properties fo:text-align="justify" style:justify-single-word="false" fo:padding="0cm" fo:border="none" style:shadow="none" style:join-border="false"/>
      <style:text-properties fo:language="ru" fo:country="RU" fo:font-style="italic" officeooo:rsid="03a8f241" officeooo:paragraph-rsid="03a8f241" fo:background-color="#ffff00" style:font-style-asian="italic" style:font-style-complex="italic"/>
    </style:style>
    <style:style style:name="P345" style:family="paragraph" style:parent-style-name="Text_20_body">
      <style:paragraph-properties fo:text-align="justify" style:justify-single-word="false" fo:padding="0cm" fo:border="none" style:shadow="none" style:join-border="false"/>
      <style:text-properties fo:language="ru" fo:country="RU" fo:font-style="italic" officeooo:rsid="03cd1fb6" officeooo:paragraph-rsid="03cd1fb6" fo:background-color="#ffff00" style:font-style-asian="italic" style:font-style-complex="italic"/>
    </style:style>
    <style:style style:name="P346" style:family="paragraph" style:parent-style-name="Text_20_body">
      <style:paragraph-properties fo:text-align="justify" style:justify-single-word="false" fo:padding="0cm" fo:border="none" style:shadow="none" style:join-border="false"/>
      <style:text-properties fo:background-color="#00ccff"/>
    </style:style>
    <style:style style:name="P347" style:family="paragraph" style:parent-style-name="Text_20_body">
      <style:paragraph-properties fo:text-align="justify" style:justify-single-word="false" fo:padding="0cm" fo:border="none" style:shadow="none" style:join-border="false"/>
      <style:text-properties fo:background-color="#ffffff"/>
    </style:style>
    <style:style style:name="P348"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349"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350"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351"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352"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353"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354"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355"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356"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357"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358"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359"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360"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361"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362"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363"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364"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365"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366"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367"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368"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369"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370"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371"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372"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373"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374"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375"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376"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377"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378"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379"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380"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381"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382"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383"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384"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385"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386"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387"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388"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389"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390"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391"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392"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393"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394"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395"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396"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397"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398"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399"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400"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401"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402"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403"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404"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405"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406"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407"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408"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409"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410" style:family="paragraph" style:parent-style-name="Text_20_body">
      <style:paragraph-properties fo:text-align="justify" style:justify-single-word="false" fo:padding="0cm" fo:border="none" style:shadow="none" style:join-border="false"/>
      <style:text-properties fo:color="#0000ff"/>
    </style:style>
    <style:style style:name="P411"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412"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413"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414"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415"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416"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417"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418"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419"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420"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421"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422"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423"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424"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425"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426"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427"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428"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429"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430"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431"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432"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433"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434"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435"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436"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437"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438"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439"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440"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41"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442"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44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5"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46" style:family="paragraph" style:parent-style-name="Quotations">
      <style:text-properties officeooo:paragraph-rsid="00fe743f"/>
    </style:style>
    <style:style style:name="P447" style:family="paragraph" style:parent-style-name="Quotations">
      <style:text-properties officeooo:rsid="00fc4b86" officeooo:paragraph-rsid="00fe743f"/>
    </style:style>
    <style:style style:name="P448" style:family="paragraph" style:parent-style-name="Text_20_body">
      <style:text-properties officeooo:rsid="0415f831" officeooo:paragraph-rsid="0415f831"/>
    </style:style>
    <style:style style:name="P449" style:family="paragraph" style:parent-style-name="Text_20_body">
      <style:paragraph-properties fo:text-align="justify" style:justify-single-word="false" fo:padding="0cm"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450" style:family="paragraph" style:parent-style-name="Text_20_body">
      <style:paragraph-properties fo:text-align="justify" style:justify-single-word="false" fo:padding="0cm" fo:border="none" style:shadow="none" style:join-border="false"/>
      <style:text-properties fo:language="ru" fo:country="RU" fo:font-style="italic" officeooo:rsid="04152477" officeooo:paragraph-rsid="04152477" fo:background-color="transparent" style:font-style-asian="italic" style:font-style-complex="italic"/>
    </style:style>
    <style:style style:name="P451" style:family="paragraph" style:parent-style-name="Text_20_body">
      <style:paragraph-properties fo:text-align="center" style:justify-single-word="false" fo:padding="0cm"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452"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453"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189f5f" fo:background-color="transparent" style:font-style-asian="italic" style:font-style-complex="italic"/>
    </style:style>
    <style:style style:name="P454" style:family="paragraph" style:parent-style-name="Text_20_body">
      <style:paragraph-properties fo:text-align="justify" style:justify-single-word="false" fo:padding="0cm" fo:border="none" style:shadow="none" style:join-border="false"/>
      <style:text-properties fo:language="ru" fo:country="RU" fo:font-style="italic" officeooo:rsid="0415d2fb" officeooo:paragraph-rsid="0415d2fb" fo:background-color="transparent" style:font-style-asian="italic" style:font-style-complex="italic"/>
    </style:style>
    <style:style style:name="P455" style:family="paragraph" style:parent-style-name="Text_20_body">
      <style:paragraph-properties fo:text-align="justify" style:justify-single-word="false" fo:padding="0cm" fo:border="none" style:shadow="none" style:join-border="false"/>
      <style:text-properties fo:language="ru" fo:country="RU" fo:font-style="italic" officeooo:rsid="0415e1ba" officeooo:paragraph-rsid="0415e1ba" fo:background-color="transparent" style:font-style-asian="italic" style:font-style-complex="italic"/>
    </style:style>
    <style:style style:name="P456" style:family="paragraph" style:parent-style-name="Text_20_body">
      <style:paragraph-properties fo:text-align="justify" style:justify-single-word="false" fo:padding="0cm" fo:border="none" style:shadow="none" style:join-border="false"/>
      <style:text-properties fo:language="ru" fo:country="RU" fo:font-style="italic" officeooo:rsid="04189f5f" officeooo:paragraph-rsid="04189f5f" fo:background-color="transparent" style:font-style-asian="italic" style:font-style-complex="italic"/>
    </style:style>
    <style:style style:name="P457" style:family="paragraph" style:parent-style-name="Text_20_body">
      <style:paragraph-properties fo:text-align="justify" style:justify-single-word="false" fo:padding="0cm" fo:border="none" style:shadow="none" style:join-border="false"/>
      <style:text-properties fo:language="ru" fo:country="RU" fo:font-style="italic" officeooo:rsid="0420eb7e" officeooo:paragraph-rsid="0420eb7e" fo:background-color="transparent" style:font-style-asian="italic" style:font-style-complex="italic"/>
    </style:style>
    <style:style style:name="P458"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459" style:family="paragraph" style:parent-style-name="Text_20_body">
      <style:paragraph-properties fo:text-align="justify" style:justify-single-word="false" fo:padding="0cm" fo:border="none" style:shadow="none" style:join-border="false"/>
      <style:text-properties fo:language="ru" fo:country="RU" fo:font-style="italic" officeooo:rsid="04269619" officeooo:paragraph-rsid="04269619" fo:background-color="transparent" style:font-style-asian="italic" style:font-style-complex="italic"/>
    </style:style>
    <style:style style:name="P460" style:family="paragraph" style:parent-style-name="Text_20_body">
      <style:paragraph-properties fo:text-align="justify" style:justify-single-word="false" fo:padding="0cm" fo:border="none" style:shadow="none" style:join-border="false"/>
      <style:text-properties fo:language="ru" fo:country="RU" fo:font-style="italic" officeooo:rsid="0429f8da" officeooo:paragraph-rsid="0429f8da" fo:background-color="transparent" style:font-style-asian="italic" style:font-style-complex="italic"/>
    </style:style>
    <style:style style:name="P461" style:family="paragraph" style:parent-style-name="Heading_20_2">
      <style:paragraph-properties fo:text-align="center" style:justify-single-word="false"/>
    </style:style>
    <style:style style:name="P462" style:family="paragraph" style:parent-style-name="Heading_20_2">
      <style:paragraph-properties fo:text-align="center" style:justify-single-word="false"/>
      <style:text-properties fo:language="ru" fo:country="RU"/>
    </style:style>
    <style:style style:name="P463" style:family="paragraph" style:parent-style-name="Heading_20_1">
      <style:paragraph-properties fo:text-align="center" style:justify-single-word="false"/>
    </style:style>
    <style:style style:name="P464"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a5098d" fo:background-color="#ffff00" loext:char-shading-value="0"/>
    </style:style>
    <style:style style:name="T46" style:family="text">
      <style:text-properties officeooo:rsid="02bfd9fa" fo:background-color="#ffff00" loext:char-shading-value="0"/>
    </style:style>
    <style:style style:name="T47" style:family="text">
      <style:text-properties officeooo:rsid="01ae31ae" fo:background-color="#ffff00" loext:char-shading-value="0"/>
    </style:style>
    <style:style style:name="T48" style:family="text">
      <style:text-properties officeooo:rsid="0256404c" fo:background-color="#ffff00" loext:char-shading-value="0"/>
    </style:style>
    <style:style style:name="T49" style:family="text">
      <style:text-properties officeooo:rsid="02dbf23b" fo:background-color="#ffff00" loext:char-shading-value="0"/>
    </style:style>
    <style:style style:name="T50" style:family="text">
      <style:text-properties officeooo:rsid="0326ecf5" fo:background-color="#ffff00" loext:char-shading-value="0"/>
    </style:style>
    <style:style style:name="T51" style:family="text">
      <style:text-properties officeooo:rsid="0327668f" fo:background-color="#ffff00" loext:char-shading-value="0"/>
    </style:style>
    <style:style style:name="T52" style:family="text">
      <style:text-properties officeooo:rsid="0327ebab" fo:background-color="#ffff00" loext:char-shading-value="0"/>
    </style:style>
    <style:style style:name="T53" style:family="text">
      <style:text-properties officeooo:rsid="02f7fdef" fo:background-color="#ffff00" loext:char-shading-value="0"/>
    </style:style>
    <style:style style:name="T54" style:family="text">
      <style:text-properties officeooo:rsid="033c98b4" fo:background-color="#ffff00" loext:char-shading-value="0"/>
    </style:style>
    <style:style style:name="T55" style:family="text">
      <style:text-properties officeooo:rsid="033e9162" fo:background-color="#ffff00" loext:char-shading-value="0"/>
    </style:style>
    <style:style style:name="T56" style:family="text">
      <style:text-properties officeooo:rsid="0350cc5c" fo:background-color="#ffff00" loext:char-shading-value="0"/>
    </style:style>
    <style:style style:name="T57" style:family="text">
      <style:text-properties officeooo:rsid="03525121" fo:background-color="#ffff00" loext:char-shading-value="0"/>
    </style:style>
    <style:style style:name="T58" style:family="text">
      <style:text-properties officeooo:rsid="034b9e05" fo:background-color="#ffff00" loext:char-shading-value="0"/>
    </style:style>
    <style:style style:name="T59" style:family="text">
      <style:text-properties officeooo:rsid="03a00958" fo:background-color="#ffff00" loext:char-shading-value="0"/>
    </style:style>
    <style:style style:name="T60" style:family="text">
      <style:text-properties officeooo:rsid="03cb85ee" fo:background-color="#ffff00" loext:char-shading-value="0"/>
    </style:style>
    <style:style style:name="T61" style:family="text">
      <style:text-properties officeooo:rsid="032a9753" fo:background-color="#ffff00" loext:char-shading-value="0"/>
    </style:style>
    <style:style style:name="T62" style:family="text">
      <style:text-properties officeooo:rsid="03f7a8f4" fo:background-color="#ffff00" loext:char-shading-value="0"/>
    </style:style>
    <style:style style:name="T63" style:family="text">
      <style:text-properties style:use-window-font-color="true" fo:background-color="transparent" loext:char-shading-value="0"/>
    </style:style>
    <style:style style:name="T64" style:family="text">
      <style:text-properties style:use-window-font-color="true" officeooo:rsid="027c7d8d" fo:background-color="transparent" loext:char-shading-value="0"/>
    </style:style>
    <style:style style:name="T65" style:family="text">
      <style:text-properties style:use-window-font-color="true" fo:language="ru" fo:country="RU"/>
    </style:style>
    <style:style style:name="T66" style:family="text">
      <style:text-properties style:use-window-font-color="true" fo:language="ru" fo:country="RU" fo:font-style="normal" fo:font-weight="normal" style:font-style-asian="normal" style:font-weight-asian="normal" style:font-style-complex="normal" style:font-weight-complex="normal"/>
    </style:style>
    <style:style style:name="T67" style:family="text">
      <style:text-properties style:use-window-font-color="true" fo:language="ru" fo:country="RU" fo:font-weight="normal" style:font-weight-asian="normal" style:font-weight-complex="normal"/>
    </style:style>
    <style:style style:name="T68" style:family="text">
      <style:text-properties style:use-window-font-color="true" fo:language="ru" fo:country="RU" fo:font-weight="normal" fo:background-color="#ffff00" loext:char-shading-value="0" style:font-weight-asian="normal" style:font-weight-complex="normal"/>
    </style:style>
    <style:style style:name="T69" style:family="text">
      <style:text-properties style:use-window-font-color="true" fo:language="uk" fo:country="UA"/>
    </style:style>
    <style:style style:name="T70" style:family="text">
      <style:text-properties style:use-window-font-color="true" fo:language="uk" fo:country="UA" fo:font-weight="normal" style:font-weight-asian="normal" style:font-weight-complex="normal"/>
    </style:style>
    <style:style style:name="T71" style:family="text">
      <style:text-properties style:use-window-font-color="true" fo:background-color="#ffff00" loext:char-shading-value="0"/>
    </style:style>
    <style:style style:name="T72" style:family="text">
      <style:text-properties style:use-window-font-color="true" fo:background-color="#ff00cc" loext:char-shading-value="0"/>
    </style:style>
    <style:style style:name="T73" style:family="text">
      <style:text-properties fo:font-weight="bold" style:font-weight-asian="bold" style:font-weight-complex="bold"/>
    </style:style>
    <style:style style:name="T74" style:family="text">
      <style:text-properties fo:font-weight="bold" officeooo:rsid="01d9a4f0" style:font-weight-asian="bold" style:font-weight-complex="bold"/>
    </style:style>
    <style:style style:name="T75" style:family="text">
      <style:text-properties fo:background-color="#ffffff" loext:char-shading-value="0"/>
    </style:style>
    <style:style style:name="T76" style:family="text">
      <style:text-properties officeooo:rsid="01891d84" fo:background-color="#ffffff" loext:char-shading-value="0"/>
    </style:style>
    <style:style style:name="T77" style:family="text">
      <style:text-properties officeooo:rsid="01c042e1" fo:background-color="#ffffff" loext:char-shading-value="0"/>
    </style:style>
    <style:style style:name="T78" style:family="text">
      <style:text-properties officeooo:rsid="026e0510" fo:background-color="#ffffff" loext:char-shading-value="0"/>
    </style:style>
    <style:style style:name="T79" style:family="text">
      <style:text-properties officeooo:rsid="03468d3d" fo:background-color="#ffffff" loext:char-shading-value="0"/>
    </style:style>
    <style:style style:name="T80" style:family="text">
      <style:text-properties officeooo:rsid="0347e3a6" fo:background-color="#ffffff" loext:char-shading-value="0"/>
    </style:style>
    <style:style style:name="T81" style:family="text">
      <style:text-properties officeooo:rsid="0348b785" fo:background-color="#ffffff" loext:char-shading-value="0"/>
    </style:style>
    <style:style style:name="T82" style:family="text">
      <style:text-properties officeooo:rsid="035c0ccd" fo:background-color="#ffffff" loext:char-shading-value="0"/>
    </style:style>
    <style:style style:name="T83" style:family="text">
      <style:text-properties fo:language="ru" fo:country="RU"/>
    </style:style>
    <style:style style:name="T84" style:family="text">
      <style:text-properties fo:language="ru" fo:country="RU" fo:background-color="#ffff00" loext:char-shading-value="0"/>
    </style:style>
    <style:style style:name="T85" style:family="text">
      <style:text-properties style:text-line-through-style="solid" style:text-line-through-type="single"/>
    </style:style>
    <style:style style:name="T86" style:family="text">
      <style:text-properties fo:language="en" fo:country="US"/>
    </style:style>
    <style:style style:name="T87" style:family="text">
      <style:text-properties officeooo:rsid="00096716"/>
    </style:style>
    <style:style style:name="T88" style:family="text">
      <style:text-properties officeooo:rsid="000ac609"/>
    </style:style>
    <style:style style:name="T89" style:family="text">
      <style:text-properties officeooo:rsid="000bbf06"/>
    </style:style>
    <style:style style:name="T90" style:family="text">
      <style:text-properties officeooo:rsid="00137d5f"/>
    </style:style>
    <style:style style:name="T91" style:family="text">
      <style:text-properties officeooo:rsid="00140454"/>
    </style:style>
    <style:style style:name="T92" style:family="text">
      <style:text-properties officeooo:rsid="00186ca0"/>
    </style:style>
    <style:style style:name="T93" style:family="text">
      <style:text-properties officeooo:rsid="001909b5"/>
    </style:style>
    <style:style style:name="T94" style:family="text">
      <style:text-properties officeooo:rsid="001a96c4"/>
    </style:style>
    <style:style style:name="T95" style:family="text">
      <style:text-properties officeooo:rsid="001c6172"/>
    </style:style>
    <style:style style:name="T96" style:family="text">
      <style:text-properties officeooo:rsid="001d0cd1"/>
    </style:style>
    <style:style style:name="T97" style:family="text">
      <style:text-properties officeooo:rsid="001de839"/>
    </style:style>
    <style:style style:name="T98" style:family="text">
      <style:text-properties officeooo:rsid="0022926c"/>
    </style:style>
    <style:style style:name="T99" style:family="text">
      <style:text-properties officeooo:rsid="00240954"/>
    </style:style>
    <style:style style:name="T100" style:family="text">
      <style:text-properties officeooo:rsid="0025eaca"/>
    </style:style>
    <style:style style:name="T101" style:family="text">
      <style:text-properties officeooo:rsid="00272c41"/>
    </style:style>
    <style:style style:name="T102" style:family="text">
      <style:text-properties officeooo:rsid="00279d56"/>
    </style:style>
    <style:style style:name="T103" style:family="text">
      <style:text-properties officeooo:rsid="00279d79"/>
    </style:style>
    <style:style style:name="T104" style:family="text">
      <style:text-properties officeooo:rsid="002c52c5"/>
    </style:style>
    <style:style style:name="T105" style:family="text">
      <style:text-properties officeooo:rsid="002e9744"/>
    </style:style>
    <style:style style:name="T106" style:family="text">
      <style:text-properties officeooo:rsid="002ea5fc"/>
    </style:style>
    <style:style style:name="T107" style:family="text">
      <style:text-properties officeooo:rsid="002feb82"/>
    </style:style>
    <style:style style:name="T108" style:family="text">
      <style:text-properties officeooo:rsid="00333b78"/>
    </style:style>
    <style:style style:name="T109" style:family="text">
      <style:text-properties officeooo:rsid="0033d052"/>
    </style:style>
    <style:style style:name="T110" style:family="text">
      <style:text-properties officeooo:rsid="00358c9c"/>
    </style:style>
    <style:style style:name="T111" style:family="text">
      <style:text-properties officeooo:rsid="003be7cd"/>
    </style:style>
    <style:style style:name="T112" style:family="text">
      <style:text-properties officeooo:rsid="003cacee"/>
    </style:style>
    <style:style style:name="T113" style:family="text">
      <style:text-properties officeooo:rsid="003ddbef"/>
    </style:style>
    <style:style style:name="T114" style:family="text">
      <style:text-properties officeooo:rsid="003e8aff"/>
    </style:style>
    <style:style style:name="T115" style:family="text">
      <style:text-properties officeooo:rsid="00409a9a"/>
    </style:style>
    <style:style style:name="T116" style:family="text">
      <style:text-properties officeooo:rsid="004101f2"/>
    </style:style>
    <style:style style:name="T117" style:family="text">
      <style:text-properties officeooo:rsid="0042f8d2"/>
    </style:style>
    <style:style style:name="T118" style:family="text">
      <style:text-properties officeooo:rsid="0042fcac"/>
    </style:style>
    <style:style style:name="T119" style:family="text">
      <style:text-properties officeooo:rsid="0043b5d2"/>
    </style:style>
    <style:style style:name="T120" style:family="text">
      <style:text-properties officeooo:rsid="001683d2"/>
    </style:style>
    <style:style style:name="T121" style:family="text">
      <style:text-properties officeooo:rsid="004b3245"/>
    </style:style>
    <style:style style:name="T122" style:family="text">
      <style:text-properties officeooo:rsid="004ff6ab"/>
    </style:style>
    <style:style style:name="T123" style:family="text">
      <style:text-properties officeooo:rsid="0053aad7"/>
    </style:style>
    <style:style style:name="T124" style:family="text">
      <style:text-properties officeooo:rsid="0054ff23"/>
    </style:style>
    <style:style style:name="T125" style:family="text">
      <style:text-properties officeooo:rsid="00563a94"/>
    </style:style>
    <style:style style:name="T126" style:family="text">
      <style:text-properties officeooo:rsid="005adcc8"/>
    </style:style>
    <style:style style:name="T127" style:family="text">
      <style:text-properties officeooo:rsid="005b3c2d"/>
    </style:style>
    <style:style style:name="T128" style:family="text">
      <style:text-properties officeooo:rsid="0062ad45"/>
    </style:style>
    <style:style style:name="T129" style:family="text">
      <style:text-properties officeooo:rsid="0062c750"/>
    </style:style>
    <style:style style:name="T130" style:family="text">
      <style:text-properties officeooo:rsid="00649d47"/>
    </style:style>
    <style:style style:name="T131" style:family="text">
      <style:text-properties officeooo:rsid="00675eee"/>
    </style:style>
    <style:style style:name="T132" style:family="text">
      <style:text-properties officeooo:rsid="006bb55a"/>
    </style:style>
    <style:style style:name="T133" style:family="text">
      <style:text-properties officeooo:rsid="006dee70"/>
    </style:style>
    <style:style style:name="T134" style:family="text">
      <style:text-properties officeooo:rsid="006e350b"/>
    </style:style>
    <style:style style:name="T135" style:family="text">
      <style:text-properties officeooo:rsid="006fd570"/>
    </style:style>
    <style:style style:name="T136" style:family="text">
      <style:text-properties officeooo:rsid="00732bb8"/>
    </style:style>
    <style:style style:name="T137" style:family="text">
      <style:text-properties officeooo:rsid="00781539"/>
    </style:style>
    <style:style style:name="T138" style:family="text">
      <style:text-properties officeooo:rsid="0079f069"/>
    </style:style>
    <style:style style:name="T139" style:family="text">
      <style:text-properties officeooo:rsid="007adf15"/>
    </style:style>
    <style:style style:name="T140" style:family="text">
      <style:text-properties officeooo:rsid="007f2f56"/>
    </style:style>
    <style:style style:name="T141" style:family="text">
      <style:text-properties officeooo:rsid="0081fa11"/>
    </style:style>
    <style:style style:name="T142" style:family="text">
      <style:text-properties officeooo:rsid="0085db15"/>
    </style:style>
    <style:style style:name="T143" style:family="text">
      <style:text-properties officeooo:rsid="0089dfab"/>
    </style:style>
    <style:style style:name="T144" style:family="text">
      <style:text-properties officeooo:rsid="008bb206"/>
    </style:style>
    <style:style style:name="T145" style:family="text">
      <style:text-properties officeooo:rsid="008f1c5f"/>
    </style:style>
    <style:style style:name="T146" style:family="text">
      <style:text-properties officeooo:rsid="00931c70"/>
    </style:style>
    <style:style style:name="T147" style:family="text">
      <style:text-properties officeooo:rsid="009b2c4e"/>
    </style:style>
    <style:style style:name="T148" style:family="text">
      <style:text-properties officeooo:rsid="009cf693"/>
    </style:style>
    <style:style style:name="T149" style:family="text">
      <style:text-properties officeooo:rsid="009e7727"/>
    </style:style>
    <style:style style:name="T150" style:family="text">
      <style:text-properties officeooo:rsid="009f0f49"/>
    </style:style>
    <style:style style:name="T151" style:family="text">
      <style:text-properties officeooo:rsid="00a0250c"/>
    </style:style>
    <style:style style:name="T152" style:family="text">
      <style:text-properties officeooo:rsid="00a06c7e"/>
    </style:style>
    <style:style style:name="T153" style:family="text">
      <style:text-properties officeooo:rsid="00a335dd"/>
    </style:style>
    <style:style style:name="T154" style:family="text">
      <style:text-properties officeooo:rsid="00a3d065"/>
    </style:style>
    <style:style style:name="T155" style:family="text">
      <style:text-properties officeooo:rsid="00a582bc"/>
    </style:style>
    <style:style style:name="T156" style:family="text">
      <style:text-properties officeooo:rsid="00aa1acf"/>
    </style:style>
    <style:style style:name="T157" style:family="text">
      <style:text-properties officeooo:rsid="00ab5403"/>
    </style:style>
    <style:style style:name="T158" style:family="text">
      <style:text-properties officeooo:rsid="00af0d86"/>
    </style:style>
    <style:style style:name="T159" style:family="text">
      <style:text-properties officeooo:rsid="00b059ee"/>
    </style:style>
    <style:style style:name="T160" style:family="text">
      <style:text-properties officeooo:rsid="00b1146f"/>
    </style:style>
    <style:style style:name="T161" style:family="text">
      <style:text-properties officeooo:rsid="00b151ed"/>
    </style:style>
    <style:style style:name="T162" style:family="text">
      <style:text-properties officeooo:rsid="00b28a06"/>
    </style:style>
    <style:style style:name="T163" style:family="text">
      <style:text-properties officeooo:rsid="00b2a3a7"/>
    </style:style>
    <style:style style:name="T164" style:family="text">
      <style:text-properties officeooo:rsid="00b834d9"/>
    </style:style>
    <style:style style:name="T165" style:family="text">
      <style:text-properties officeooo:rsid="00bae8b0"/>
    </style:style>
    <style:style style:name="T166" style:family="text">
      <style:text-properties officeooo:rsid="00bbe755"/>
    </style:style>
    <style:style style:name="T167" style:family="text">
      <style:text-properties officeooo:rsid="00bd68b4"/>
    </style:style>
    <style:style style:name="T168" style:family="text">
      <style:text-properties officeooo:rsid="00c1e470"/>
    </style:style>
    <style:style style:name="T169" style:family="text">
      <style:text-properties officeooo:rsid="00c3f4c3"/>
    </style:style>
    <style:style style:name="T170" style:family="text">
      <style:text-properties officeooo:rsid="00c6c719"/>
    </style:style>
    <style:style style:name="T171" style:family="text">
      <style:text-properties officeooo:rsid="00cebabf"/>
    </style:style>
    <style:style style:name="T172" style:family="text">
      <style:text-properties officeooo:rsid="00d18751"/>
    </style:style>
    <style:style style:name="T173" style:family="text">
      <style:text-properties officeooo:rsid="00d2f8d8"/>
    </style:style>
    <style:style style:name="T174" style:family="text">
      <style:text-properties officeooo:rsid="00d66348"/>
    </style:style>
    <style:style style:name="T175" style:family="text">
      <style:text-properties officeooo:rsid="00d82149"/>
    </style:style>
    <style:style style:name="T176" style:family="text">
      <style:text-properties officeooo:rsid="00d9930c"/>
    </style:style>
    <style:style style:name="T177" style:family="text">
      <style:text-properties officeooo:rsid="00da051f"/>
    </style:style>
    <style:style style:name="T178" style:family="text">
      <style:text-properties officeooo:rsid="00da41ef"/>
    </style:style>
    <style:style style:name="T179" style:family="text">
      <style:text-properties officeooo:rsid="00dbb737"/>
    </style:style>
    <style:style style:name="T180" style:family="text">
      <style:text-properties officeooo:rsid="00e00fdb"/>
    </style:style>
    <style:style style:name="T181" style:family="text">
      <style:text-properties officeooo:rsid="00e3ae1f"/>
    </style:style>
    <style:style style:name="T182" style:family="text">
      <style:text-properties officeooo:rsid="00ee66fa"/>
    </style:style>
    <style:style style:name="T183" style:family="text">
      <style:text-properties officeooo:rsid="00ee8ade"/>
    </style:style>
    <style:style style:name="T184" style:family="text">
      <style:text-properties officeooo:rsid="00f5173d"/>
    </style:style>
    <style:style style:name="T185" style:family="text">
      <style:text-properties officeooo:rsid="00f55537"/>
    </style:style>
    <style:style style:name="T186" style:family="text">
      <style:text-properties officeooo:rsid="00f5fdf4"/>
    </style:style>
    <style:style style:name="T187" style:family="text">
      <style:text-properties officeooo:rsid="00f9f817"/>
    </style:style>
    <style:style style:name="T188" style:family="text">
      <style:text-properties officeooo:rsid="00fb60aa"/>
    </style:style>
    <style:style style:name="T189" style:family="text">
      <style:text-properties officeooo:rsid="00fc4b86"/>
    </style:style>
    <style:style style:name="T190" style:family="text">
      <style:text-properties officeooo:rsid="00fe743f"/>
    </style:style>
    <style:style style:name="T191" style:family="text">
      <style:text-properties officeooo:rsid="00ff3d49"/>
    </style:style>
    <style:style style:name="T192" style:family="text">
      <style:text-properties officeooo:rsid="0102990d"/>
    </style:style>
    <style:style style:name="T193" style:family="text">
      <style:text-properties officeooo:rsid="010435d7"/>
    </style:style>
    <style:style style:name="T194" style:family="text">
      <style:text-properties officeooo:rsid="0104ba60"/>
    </style:style>
    <style:style style:name="T195" style:family="text">
      <style:text-properties officeooo:rsid="0104e5f8"/>
    </style:style>
    <style:style style:name="T196" style:family="text">
      <style:text-properties officeooo:rsid="0106cd53"/>
    </style:style>
    <style:style style:name="T197" style:family="text">
      <style:text-properties officeooo:rsid="010bf4c2"/>
    </style:style>
    <style:style style:name="T198" style:family="text">
      <style:text-properties officeooo:rsid="01140b24"/>
    </style:style>
    <style:style style:name="T199" style:family="text">
      <style:text-properties officeooo:rsid="0114daa7"/>
    </style:style>
    <style:style style:name="T200" style:family="text">
      <style:text-properties officeooo:rsid="0119a128"/>
    </style:style>
    <style:style style:name="T201" style:family="text">
      <style:text-properties officeooo:rsid="011a42d5"/>
    </style:style>
    <style:style style:name="T202" style:family="text">
      <style:text-properties officeooo:rsid="011b6308"/>
    </style:style>
    <style:style style:name="T203" style:family="text">
      <style:text-properties officeooo:rsid="011c1bfb"/>
    </style:style>
    <style:style style:name="T204" style:family="text">
      <style:text-properties officeooo:rsid="0121d115"/>
    </style:style>
    <style:style style:name="T205" style:family="text">
      <style:text-properties officeooo:rsid="0123161d"/>
    </style:style>
    <style:style style:name="T206" style:family="text">
      <style:text-properties officeooo:rsid="01251545"/>
    </style:style>
    <style:style style:name="T207" style:family="text">
      <style:text-properties officeooo:rsid="0125b438"/>
    </style:style>
    <style:style style:name="T208" style:family="text">
      <style:text-properties officeooo:rsid="0127101c"/>
    </style:style>
    <style:style style:name="T209" style:family="text">
      <style:text-properties officeooo:rsid="01277552"/>
    </style:style>
    <style:style style:name="T210" style:family="text">
      <style:text-properties officeooo:rsid="012a4b4d"/>
    </style:style>
    <style:style style:name="T211" style:family="text">
      <style:text-properties officeooo:rsid="012b62e0"/>
    </style:style>
    <style:style style:name="T212" style:family="text">
      <style:text-properties officeooo:rsid="0131084f"/>
    </style:style>
    <style:style style:name="T213" style:family="text">
      <style:text-properties officeooo:rsid="01327d5d"/>
    </style:style>
    <style:style style:name="T214" style:family="text">
      <style:text-properties officeooo:rsid="01340e39"/>
    </style:style>
    <style:style style:name="T215" style:family="text">
      <style:text-properties officeooo:rsid="0136c708"/>
    </style:style>
    <style:style style:name="T216" style:family="text">
      <style:text-properties officeooo:rsid="013aa7af"/>
    </style:style>
    <style:style style:name="T217" style:family="text">
      <style:text-properties officeooo:rsid="013d7dd4"/>
    </style:style>
    <style:style style:name="T218" style:family="text">
      <style:text-properties officeooo:rsid="013dea79"/>
    </style:style>
    <style:style style:name="T219" style:family="text">
      <style:text-properties officeooo:rsid="013e91d8"/>
    </style:style>
    <style:style style:name="T220" style:family="text">
      <style:text-properties officeooo:rsid="0140c0d0"/>
    </style:style>
    <style:style style:name="T221" style:family="text">
      <style:text-properties officeooo:rsid="0147383d"/>
    </style:style>
    <style:style style:name="T222" style:family="text">
      <style:text-properties officeooo:rsid="014b08f9"/>
    </style:style>
    <style:style style:name="T223" style:family="text">
      <style:text-properties officeooo:rsid="014b9752"/>
    </style:style>
    <style:style style:name="T224" style:family="text">
      <style:text-properties officeooo:rsid="014d8eb4"/>
    </style:style>
    <style:style style:name="T225" style:family="text">
      <style:text-properties officeooo:rsid="014fd7ee"/>
    </style:style>
    <style:style style:name="T226" style:family="text">
      <style:text-properties officeooo:rsid="01517c47"/>
    </style:style>
    <style:style style:name="T227" style:family="text">
      <style:text-properties officeooo:rsid="01526f5a"/>
    </style:style>
    <style:style style:name="T228" style:family="text">
      <style:text-properties officeooo:rsid="0155c7ba"/>
    </style:style>
    <style:style style:name="T229" style:family="text">
      <style:text-properties officeooo:rsid="01561143"/>
    </style:style>
    <style:style style:name="T230" style:family="text">
      <style:text-properties officeooo:rsid="01567f6a"/>
    </style:style>
    <style:style style:name="T231" style:family="text">
      <style:text-properties officeooo:rsid="0157bf78"/>
    </style:style>
    <style:style style:name="T232" style:family="text">
      <style:text-properties officeooo:rsid="015aea7e"/>
    </style:style>
    <style:style style:name="T233" style:family="text">
      <style:text-properties officeooo:rsid="015bdab9"/>
    </style:style>
    <style:style style:name="T234" style:family="text">
      <style:text-properties officeooo:rsid="015ca7c6"/>
    </style:style>
    <style:style style:name="T235" style:family="text">
      <style:text-properties officeooo:rsid="015d7618"/>
    </style:style>
    <style:style style:name="T236" style:family="text">
      <style:text-properties officeooo:rsid="015e9b8f"/>
    </style:style>
    <style:style style:name="T237" style:family="text">
      <style:text-properties officeooo:rsid="015ee398"/>
    </style:style>
    <style:style style:name="T238" style:family="text">
      <style:text-properties officeooo:rsid="015f855b"/>
    </style:style>
    <style:style style:name="T239" style:family="text">
      <style:text-properties officeooo:rsid="01616937"/>
    </style:style>
    <style:style style:name="T240" style:family="text">
      <style:text-properties officeooo:rsid="0162c676"/>
    </style:style>
    <style:style style:name="T241" style:family="text">
      <style:text-properties officeooo:rsid="016378c0"/>
    </style:style>
    <style:style style:name="T242" style:family="text">
      <style:text-properties officeooo:rsid="0165b278"/>
    </style:style>
    <style:style style:name="T243" style:family="text">
      <style:text-properties officeooo:rsid="0169868d"/>
    </style:style>
    <style:style style:name="T244" style:family="text">
      <style:text-properties officeooo:rsid="016aa1a0"/>
    </style:style>
    <style:style style:name="T245" style:family="text">
      <style:text-properties officeooo:rsid="016f8833"/>
    </style:style>
    <style:style style:name="T246" style:family="text">
      <style:text-properties officeooo:rsid="017043c2"/>
    </style:style>
    <style:style style:name="T247" style:family="text">
      <style:text-properties officeooo:rsid="01737d12"/>
    </style:style>
    <style:style style:name="T248" style:family="text">
      <style:text-properties officeooo:rsid="017643af"/>
    </style:style>
    <style:style style:name="T249" style:family="text">
      <style:text-properties officeooo:rsid="01771d7d"/>
    </style:style>
    <style:style style:name="T250" style:family="text">
      <style:text-properties officeooo:rsid="01782681"/>
    </style:style>
    <style:style style:name="T251" style:family="text">
      <style:text-properties officeooo:rsid="01798467"/>
    </style:style>
    <style:style style:name="T252" style:family="text">
      <style:text-properties officeooo:rsid="0179c58a"/>
    </style:style>
    <style:style style:name="T253" style:family="text">
      <style:text-properties officeooo:rsid="017c38e5"/>
    </style:style>
    <style:style style:name="T254" style:family="text">
      <style:text-properties officeooo:rsid="017cb1ad"/>
    </style:style>
    <style:style style:name="T255" style:family="text">
      <style:text-properties officeooo:rsid="017db6e2"/>
    </style:style>
    <style:style style:name="T256" style:family="text">
      <style:text-properties officeooo:rsid="017e51db"/>
    </style:style>
    <style:style style:name="T257" style:family="text">
      <style:text-properties officeooo:rsid="017e65da"/>
    </style:style>
    <style:style style:name="T258" style:family="text">
      <style:text-properties officeooo:rsid="017ed1d3"/>
    </style:style>
    <style:style style:name="T259" style:family="text">
      <style:text-properties officeooo:rsid="018049f0"/>
    </style:style>
    <style:style style:name="T260" style:family="text">
      <style:text-properties officeooo:rsid="0183b5b0"/>
    </style:style>
    <style:style style:name="T261" style:family="text">
      <style:text-properties officeooo:rsid="0184d407"/>
    </style:style>
    <style:style style:name="T262" style:family="text">
      <style:text-properties officeooo:rsid="0185a315"/>
    </style:style>
    <style:style style:name="T263" style:family="text">
      <style:text-properties officeooo:rsid="018c5deb"/>
    </style:style>
    <style:style style:name="T264" style:family="text">
      <style:text-properties officeooo:rsid="018e08d7"/>
    </style:style>
    <style:style style:name="T265" style:family="text">
      <style:text-properties officeooo:rsid="0191729f"/>
    </style:style>
    <style:style style:name="T266" style:family="text">
      <style:text-properties officeooo:rsid="01927bcf"/>
    </style:style>
    <style:style style:name="T267" style:family="text">
      <style:text-properties officeooo:rsid="0193d468"/>
    </style:style>
    <style:style style:name="T268" style:family="text">
      <style:text-properties officeooo:rsid="0194e45f"/>
    </style:style>
    <style:style style:name="T269" style:family="text">
      <style:text-properties officeooo:rsid="01969dea"/>
    </style:style>
    <style:style style:name="T270" style:family="text">
      <style:text-properties officeooo:rsid="01981fee"/>
    </style:style>
    <style:style style:name="T271" style:family="text">
      <style:text-properties officeooo:rsid="01986194"/>
    </style:style>
    <style:style style:name="T272" style:family="text">
      <style:text-properties officeooo:rsid="019a93bc"/>
    </style:style>
    <style:style style:name="T273" style:family="text">
      <style:text-properties officeooo:rsid="019f7c45"/>
    </style:style>
    <style:style style:name="T274" style:family="text">
      <style:text-properties officeooo:rsid="01a164a0"/>
    </style:style>
    <style:style style:name="T275" style:family="text">
      <style:text-properties officeooo:rsid="01a18a51"/>
    </style:style>
    <style:style style:name="T276" style:family="text">
      <style:text-properties officeooo:rsid="01a4eb0e"/>
    </style:style>
    <style:style style:name="T277" style:family="text">
      <style:text-properties officeooo:rsid="01a5e7e9"/>
    </style:style>
    <style:style style:name="T278" style:family="text">
      <style:text-properties officeooo:rsid="01a724c4"/>
    </style:style>
    <style:style style:name="T279" style:family="text">
      <style:text-properties officeooo:rsid="01a81282"/>
    </style:style>
    <style:style style:name="T280" style:family="text">
      <style:text-properties officeooo:rsid="01a88ea1"/>
    </style:style>
    <style:style style:name="T281" style:family="text">
      <style:text-properties officeooo:rsid="01a8f631"/>
    </style:style>
    <style:style style:name="T282" style:family="text">
      <style:text-properties officeooo:rsid="01a9e777"/>
    </style:style>
    <style:style style:name="T283" style:family="text">
      <style:text-properties officeooo:rsid="01ae31ae"/>
    </style:style>
    <style:style style:name="T284" style:family="text">
      <style:text-properties officeooo:rsid="01afe974"/>
    </style:style>
    <style:style style:name="T285" style:family="text">
      <style:text-properties officeooo:rsid="01b2f8ed"/>
    </style:style>
    <style:style style:name="T286" style:family="text">
      <style:text-properties officeooo:rsid="01b665b1"/>
    </style:style>
    <style:style style:name="T287" style:family="text">
      <style:text-properties officeooo:rsid="01b73021"/>
    </style:style>
    <style:style style:name="T288" style:family="text">
      <style:text-properties officeooo:rsid="01b8b71a"/>
    </style:style>
    <style:style style:name="T289" style:family="text">
      <style:text-properties officeooo:rsid="01ba5d23"/>
    </style:style>
    <style:style style:name="T290" style:family="text">
      <style:text-properties officeooo:rsid="01bb9efc"/>
    </style:style>
    <style:style style:name="T291" style:family="text">
      <style:text-properties officeooo:rsid="01bd5a11"/>
    </style:style>
    <style:style style:name="T292" style:family="text">
      <style:text-properties officeooo:rsid="01c0ea37"/>
    </style:style>
    <style:style style:name="T293" style:family="text">
      <style:text-properties officeooo:rsid="01c3bd75"/>
    </style:style>
    <style:style style:name="T294" style:family="text">
      <style:text-properties officeooo:rsid="01c6f86e"/>
    </style:style>
    <style:style style:name="T295" style:family="text">
      <style:text-properties officeooo:rsid="01c97e67"/>
    </style:style>
    <style:style style:name="T296" style:family="text">
      <style:text-properties officeooo:rsid="01cc9f28"/>
    </style:style>
    <style:style style:name="T297" style:family="text">
      <style:text-properties officeooo:rsid="01cd27fe"/>
    </style:style>
    <style:style style:name="T298" style:family="text">
      <style:text-properties officeooo:rsid="01cdfd57"/>
    </style:style>
    <style:style style:name="T299" style:family="text">
      <style:text-properties officeooo:rsid="01d0556b"/>
    </style:style>
    <style:style style:name="T300" style:family="text">
      <style:text-properties officeooo:rsid="01d46789"/>
    </style:style>
    <style:style style:name="T301" style:family="text">
      <style:text-properties officeooo:rsid="01e1971a"/>
    </style:style>
    <style:style style:name="T302" style:family="text">
      <style:text-properties officeooo:rsid="01e243c9"/>
    </style:style>
    <style:style style:name="T303" style:family="text">
      <style:text-properties officeooo:rsid="01e25b63"/>
    </style:style>
    <style:style style:name="T304" style:family="text">
      <style:text-properties officeooo:rsid="01e35d03"/>
    </style:style>
    <style:style style:name="T305" style:family="text">
      <style:text-properties officeooo:rsid="01e3c32d"/>
    </style:style>
    <style:style style:name="T306" style:family="text">
      <style:text-properties officeooo:rsid="01e6effd"/>
    </style:style>
    <style:style style:name="T307" style:family="text">
      <style:text-properties officeooo:rsid="01e95d38"/>
    </style:style>
    <style:style style:name="T308" style:family="text">
      <style:text-properties officeooo:rsid="01f2344b"/>
    </style:style>
    <style:style style:name="T309" style:family="text">
      <style:text-properties officeooo:rsid="01f83cdf"/>
    </style:style>
    <style:style style:name="T310" style:family="text">
      <style:text-properties officeooo:rsid="01fdd98e"/>
    </style:style>
    <style:style style:name="T311" style:family="text">
      <style:text-properties officeooo:rsid="0200870e"/>
    </style:style>
    <style:style style:name="T312" style:family="text">
      <style:text-properties officeooo:rsid="0201156e"/>
    </style:style>
    <style:style style:name="T313" style:family="text">
      <style:text-properties officeooo:rsid="02019e2b"/>
    </style:style>
    <style:style style:name="T314" style:family="text">
      <style:text-properties officeooo:rsid="02038f91"/>
    </style:style>
    <style:style style:name="T315" style:family="text">
      <style:text-properties officeooo:rsid="0209fc16"/>
    </style:style>
    <style:style style:name="T316" style:family="text">
      <style:text-properties officeooo:rsid="020b1fb4"/>
    </style:style>
    <style:style style:name="T317" style:family="text">
      <style:text-properties officeooo:rsid="020b2f4f"/>
    </style:style>
    <style:style style:name="T318" style:family="text">
      <style:text-properties officeooo:rsid="02125eac"/>
    </style:style>
    <style:style style:name="T319" style:family="text">
      <style:text-properties officeooo:rsid="02154316"/>
    </style:style>
    <style:style style:name="T320" style:family="text">
      <style:text-properties officeooo:rsid="0218e78d"/>
    </style:style>
    <style:style style:name="T321" style:family="text">
      <style:text-properties officeooo:rsid="02250bad"/>
    </style:style>
    <style:style style:name="T322" style:family="text">
      <style:text-properties officeooo:rsid="02262f52"/>
    </style:style>
    <style:style style:name="T323" style:family="text">
      <style:text-properties officeooo:rsid="0228811d"/>
    </style:style>
    <style:style style:name="T324" style:family="text">
      <style:text-properties officeooo:rsid="022b0a6e"/>
    </style:style>
    <style:style style:name="T325" style:family="text">
      <style:text-properties officeooo:rsid="022bb642"/>
    </style:style>
    <style:style style:name="T326" style:family="text">
      <style:text-properties officeooo:rsid="022efb92"/>
    </style:style>
    <style:style style:name="T327" style:family="text">
      <style:text-properties officeooo:rsid="0231cec8"/>
    </style:style>
    <style:style style:name="T328" style:family="text">
      <style:text-properties officeooo:rsid="0238053e"/>
    </style:style>
    <style:style style:name="T329" style:family="text">
      <style:text-properties officeooo:rsid="023ac4a9"/>
    </style:style>
    <style:style style:name="T330" style:family="text">
      <style:text-properties officeooo:rsid="023f0b4b"/>
    </style:style>
    <style:style style:name="T331" style:family="text">
      <style:text-properties officeooo:rsid="0241f4f4"/>
    </style:style>
    <style:style style:name="T332" style:family="text">
      <style:text-properties officeooo:rsid="0243956e"/>
    </style:style>
    <style:style style:name="T333" style:family="text">
      <style:text-properties officeooo:rsid="024a4ba9"/>
    </style:style>
    <style:style style:name="T334" style:family="text">
      <style:text-properties officeooo:rsid="024b0967"/>
    </style:style>
    <style:style style:name="T335" style:family="text">
      <style:text-properties officeooo:rsid="024e2d59"/>
    </style:style>
    <style:style style:name="T336" style:family="text">
      <style:text-properties officeooo:rsid="024fb042"/>
    </style:style>
    <style:style style:name="T337" style:family="text">
      <style:text-properties officeooo:rsid="0255093b"/>
    </style:style>
    <style:style style:name="T338" style:family="text">
      <style:text-properties officeooo:rsid="0255f848"/>
    </style:style>
    <style:style style:name="T339" style:family="text">
      <style:text-properties officeooo:rsid="0256404c"/>
    </style:style>
    <style:style style:name="T340" style:family="text">
      <style:text-properties officeooo:rsid="025fa479"/>
    </style:style>
    <style:style style:name="T341" style:family="text">
      <style:text-properties officeooo:rsid="026104ee"/>
    </style:style>
    <style:style style:name="T342" style:family="text">
      <style:text-properties officeooo:rsid="0261be22"/>
    </style:style>
    <style:style style:name="T343" style:family="text">
      <style:text-properties officeooo:rsid="02659f13"/>
    </style:style>
    <style:style style:name="T344" style:family="text">
      <style:text-properties officeooo:rsid="026a5669"/>
    </style:style>
    <style:style style:name="T345" style:family="text">
      <style:text-properties officeooo:rsid="026ecb69"/>
    </style:style>
    <style:style style:name="T346" style:family="text">
      <style:text-properties officeooo:rsid="027052f3"/>
    </style:style>
    <style:style style:name="T347" style:family="text">
      <style:text-properties officeooo:rsid="02740f01"/>
    </style:style>
    <style:style style:name="T348" style:family="text">
      <style:text-properties officeooo:rsid="02750862"/>
    </style:style>
    <style:style style:name="T349" style:family="text">
      <style:text-properties officeooo:rsid="02753e9f"/>
    </style:style>
    <style:style style:name="T350" style:family="text">
      <style:text-properties officeooo:rsid="02776fb7"/>
    </style:style>
    <style:style style:name="T351" style:family="text">
      <style:text-properties officeooo:rsid="02794aa4"/>
    </style:style>
    <style:style style:name="T352" style:family="text">
      <style:text-properties officeooo:rsid="027c7d8d"/>
    </style:style>
    <style:style style:name="T353" style:family="text">
      <style:text-properties officeooo:rsid="027cc76d"/>
    </style:style>
    <style:style style:name="T354" style:family="text">
      <style:text-properties officeooo:rsid="027d013f"/>
    </style:style>
    <style:style style:name="T355" style:family="text">
      <style:text-properties officeooo:rsid="027e3ab3"/>
    </style:style>
    <style:style style:name="T356" style:family="text">
      <style:text-properties officeooo:rsid="0280d18c"/>
    </style:style>
    <style:style style:name="T357" style:family="text">
      <style:text-properties officeooo:rsid="0281e0f4"/>
    </style:style>
    <style:style style:name="T358" style:family="text">
      <style:text-properties officeooo:rsid="0285791f"/>
    </style:style>
    <style:style style:name="T359" style:family="text">
      <style:text-properties officeooo:rsid="0286f82f"/>
    </style:style>
    <style:style style:name="T360" style:family="text">
      <style:text-properties officeooo:rsid="0288a4a3"/>
    </style:style>
    <style:style style:name="T361" style:family="text">
      <style:text-properties officeooo:rsid="028cf859"/>
    </style:style>
    <style:style style:name="T362" style:family="text">
      <style:text-properties officeooo:rsid="0290a407"/>
    </style:style>
    <style:style style:name="T363" style:family="text">
      <style:text-properties officeooo:rsid="02933afa"/>
    </style:style>
    <style:style style:name="T364" style:family="text">
      <style:text-properties officeooo:rsid="0294e315"/>
    </style:style>
    <style:style style:name="T365" style:family="text">
      <style:text-properties officeooo:rsid="0294fba5"/>
    </style:style>
    <style:style style:name="T366" style:family="text">
      <style:text-properties officeooo:rsid="029db829"/>
    </style:style>
    <style:style style:name="T367" style:family="text">
      <style:text-properties officeooo:rsid="029f9ea4"/>
    </style:style>
    <style:style style:name="T368" style:family="text">
      <style:text-properties officeooo:rsid="02a5098d"/>
    </style:style>
    <style:style style:name="T369" style:family="text">
      <style:text-properties officeooo:rsid="02a778f3"/>
    </style:style>
    <style:style style:name="T370" style:family="text">
      <style:text-properties officeooo:rsid="02abcdbc"/>
    </style:style>
    <style:style style:name="T371" style:family="text">
      <style:text-properties officeooo:rsid="02afb198"/>
    </style:style>
    <style:style style:name="T372" style:family="text">
      <style:text-properties officeooo:rsid="02b0779d"/>
    </style:style>
    <style:style style:name="T373" style:family="text">
      <style:text-properties officeooo:rsid="02b1f007"/>
    </style:style>
    <style:style style:name="T374" style:family="text">
      <style:text-properties officeooo:rsid="02b2ad7d"/>
    </style:style>
    <style:style style:name="T375" style:family="text">
      <style:text-properties fo:font-style="italic" style:font-style-asian="italic" style:font-style-complex="italic"/>
    </style:style>
    <style:style style:name="T376" style:family="text">
      <style:text-properties fo:font-style="italic" officeooo:rsid="02c9b7fd" style:font-style-asian="italic" style:font-style-complex="italic"/>
    </style:style>
    <style:style style:name="T377" style:family="text">
      <style:text-properties fo:font-style="italic" officeooo:rsid="02ca849e" style:font-style-asian="italic" style:font-style-complex="italic"/>
    </style:style>
    <style:style style:name="T378" style:family="text">
      <style:text-properties fo:font-style="italic" officeooo:rsid="02cbdcf0" style:font-style-asian="italic" style:font-style-complex="italic"/>
    </style:style>
    <style:style style:name="T379" style:family="text">
      <style:text-properties fo:font-style="italic" officeooo:rsid="02cc733d" style:font-style-asian="italic" style:font-style-complex="italic"/>
    </style:style>
    <style:style style:name="T380" style:family="text">
      <style:text-properties fo:font-style="italic" officeooo:rsid="02cd2b90" style:font-style-asian="italic" style:font-style-complex="italic"/>
    </style:style>
    <style:style style:name="T381" style:family="text">
      <style:text-properties fo:font-style="italic" officeooo:rsid="02cf0b96" style:font-style-asian="italic" style:font-style-complex="italic"/>
    </style:style>
    <style:style style:name="T382" style:family="text">
      <style:text-properties fo:font-style="italic" officeooo:rsid="02d41e0e" style:font-style-asian="italic" style:font-style-complex="italic"/>
    </style:style>
    <style:style style:name="T383" style:family="text">
      <style:text-properties fo:font-style="italic" officeooo:rsid="03c57327" style:font-style-asian="italic" style:font-style-complex="italic"/>
    </style:style>
    <style:style style:name="T384" style:family="text">
      <style:text-properties officeooo:rsid="02b6987c"/>
    </style:style>
    <style:style style:name="T385" style:family="text">
      <style:text-properties officeooo:rsid="02b7f1e9"/>
    </style:style>
    <style:style style:name="T386" style:family="text">
      <style:text-properties officeooo:rsid="02ba1854"/>
    </style:style>
    <style:style style:name="T387" style:family="text">
      <style:text-properties officeooo:rsid="02bfd9fa"/>
    </style:style>
    <style:style style:name="T388" style:family="text">
      <style:text-properties officeooo:rsid="02c156d1"/>
    </style:style>
    <style:style style:name="T389" style:family="text">
      <style:text-properties officeooo:rsid="02c4576e"/>
    </style:style>
    <style:style style:name="T390" style:family="text">
      <style:text-properties officeooo:rsid="02d606cb"/>
    </style:style>
    <style:style style:name="T391" style:family="text">
      <style:text-properties officeooo:rsid="02dc3758"/>
    </style:style>
    <style:style style:name="T392" style:family="text">
      <style:text-properties officeooo:rsid="02df7944"/>
    </style:style>
    <style:style style:name="T393" style:family="text">
      <style:text-properties officeooo:rsid="02e22b7f"/>
    </style:style>
    <style:style style:name="T394" style:family="text">
      <style:text-properties officeooo:rsid="02e6b475"/>
    </style:style>
    <style:style style:name="T395" style:family="text">
      <style:text-properties officeooo:rsid="02eb95e5"/>
    </style:style>
    <style:style style:name="T396" style:family="text">
      <style:text-properties officeooo:rsid="02f261f1"/>
    </style:style>
    <style:style style:name="T397" style:family="text">
      <style:text-properties officeooo:rsid="02f4e49c"/>
    </style:style>
    <style:style style:name="T398" style:family="text">
      <style:text-properties officeooo:rsid="02f7fdef"/>
    </style:style>
    <style:style style:name="T399" style:family="text">
      <style:text-properties officeooo:rsid="02f9470f"/>
    </style:style>
    <style:style style:name="T400" style:family="text">
      <style:text-properties officeooo:rsid="02f9ab46"/>
    </style:style>
    <style:style style:name="T401" style:family="text">
      <style:text-properties officeooo:rsid="02fcf98b"/>
    </style:style>
    <style:style style:name="T402" style:family="text">
      <style:text-properties officeooo:rsid="02ff0ce2"/>
    </style:style>
    <style:style style:name="T403" style:family="text">
      <style:text-properties officeooo:rsid="02ffd1d9"/>
    </style:style>
    <style:style style:name="T404" style:family="text">
      <style:text-properties officeooo:rsid="03003fb4"/>
    </style:style>
    <style:style style:name="T405" style:family="text">
      <style:text-properties officeooo:rsid="0304a5f0"/>
    </style:style>
    <style:style style:name="T406" style:family="text">
      <style:text-properties officeooo:rsid="030f7031"/>
    </style:style>
    <style:style style:name="T407" style:family="text">
      <style:text-properties officeooo:rsid="031431b6"/>
    </style:style>
    <style:style style:name="T408" style:family="text">
      <style:text-properties officeooo:rsid="0314df15"/>
    </style:style>
    <style:style style:name="T409" style:family="text">
      <style:text-properties officeooo:rsid="031af66d"/>
    </style:style>
    <style:style style:name="T410" style:family="text">
      <style:text-properties officeooo:rsid="031c2585"/>
    </style:style>
    <style:style style:name="T411" style:family="text">
      <style:text-properties officeooo:rsid="031d44c4"/>
    </style:style>
    <style:style style:name="T412" style:family="text">
      <style:text-properties officeooo:rsid="031febe5"/>
    </style:style>
    <style:style style:name="T413" style:family="text">
      <style:text-properties officeooo:rsid="0320130a"/>
    </style:style>
    <style:style style:name="T414" style:family="text">
      <style:text-properties officeooo:rsid="032377a2"/>
    </style:style>
    <style:style style:name="T415" style:family="text">
      <style:text-properties officeooo:rsid="0323ae03"/>
    </style:style>
    <style:style style:name="T416" style:family="text">
      <style:text-properties officeooo:rsid="0327e603"/>
    </style:style>
    <style:style style:name="T417" style:family="text">
      <style:text-properties officeooo:rsid="0327ebab"/>
    </style:style>
    <style:style style:name="T418" style:family="text">
      <style:text-properties officeooo:rsid="032a9753"/>
    </style:style>
    <style:style style:name="T419" style:family="text">
      <style:text-properties officeooo:rsid="033305cf"/>
    </style:style>
    <style:style style:name="T420" style:family="text">
      <style:text-properties officeooo:rsid="03387f3a"/>
    </style:style>
    <style:style style:name="T421" style:family="text">
      <style:text-properties officeooo:rsid="033c0c61"/>
    </style:style>
    <style:style style:name="T422" style:family="text">
      <style:text-properties officeooo:rsid="0341981a"/>
    </style:style>
    <style:style style:name="T423" style:family="text">
      <style:text-properties officeooo:rsid="0344d8cd"/>
    </style:style>
    <style:style style:name="T424" style:family="text">
      <style:text-properties officeooo:rsid="0344fcaa"/>
    </style:style>
    <style:style style:name="T425" style:family="text">
      <style:text-properties officeooo:rsid="03460bed"/>
    </style:style>
    <style:style style:name="T426" style:family="text">
      <style:text-properties officeooo:rsid="03468d3d"/>
    </style:style>
    <style:style style:name="T427" style:family="text">
      <style:text-properties officeooo:rsid="03496660"/>
    </style:style>
    <style:style style:name="T428" style:family="text">
      <style:text-properties officeooo:rsid="034a26d9"/>
    </style:style>
    <style:style style:name="T429" style:family="text">
      <style:text-properties officeooo:rsid="034b9e05"/>
    </style:style>
    <style:style style:name="T430" style:family="text">
      <style:text-properties officeooo:rsid="03525121"/>
    </style:style>
    <style:style style:name="T431" style:family="text">
      <style:text-properties officeooo:rsid="0353bb76"/>
    </style:style>
    <style:style style:name="T432" style:family="text">
      <style:text-properties officeooo:rsid="0355d90e"/>
    </style:style>
    <style:style style:name="T433" style:family="text">
      <style:text-properties officeooo:rsid="03563e4c"/>
    </style:style>
    <style:style style:name="T434" style:family="text">
      <style:text-properties officeooo:rsid="035940cf"/>
    </style:style>
    <style:style style:name="T435" style:family="text">
      <style:text-properties officeooo:rsid="035e0759"/>
    </style:style>
    <style:style style:name="T436" style:family="text">
      <style:text-properties officeooo:rsid="035ecfac"/>
    </style:style>
    <style:style style:name="T437" style:family="text">
      <style:text-properties officeooo:rsid="0360119e"/>
    </style:style>
    <style:style style:name="T438" style:family="text">
      <style:text-properties officeooo:rsid="03628543"/>
    </style:style>
    <style:style style:name="T439" style:family="text">
      <style:text-properties officeooo:rsid="03643fd5"/>
    </style:style>
    <style:style style:name="T440" style:family="text">
      <style:text-properties officeooo:rsid="03686c1b"/>
    </style:style>
    <style:style style:name="T441" style:family="text">
      <style:text-properties officeooo:rsid="036efea5"/>
    </style:style>
    <style:style style:name="T442" style:family="text">
      <style:text-properties officeooo:rsid="036ff294"/>
    </style:style>
    <style:style style:name="T443" style:family="text">
      <style:text-properties officeooo:rsid="0371cdd5"/>
    </style:style>
    <style:style style:name="T444" style:family="text">
      <style:text-properties officeooo:rsid="03722dec"/>
    </style:style>
    <style:style style:name="T445" style:family="text">
      <style:text-properties officeooo:rsid="037f235c"/>
    </style:style>
    <style:style style:name="T446" style:family="text">
      <style:text-properties officeooo:rsid="037f760d"/>
    </style:style>
    <style:style style:name="T447" style:family="text">
      <style:text-properties officeooo:rsid="0382a17b"/>
    </style:style>
    <style:style style:name="T448" style:family="text">
      <style:text-properties officeooo:rsid="0386da29"/>
    </style:style>
    <style:style style:name="T449" style:family="text">
      <style:text-properties officeooo:rsid="038b4e6b"/>
    </style:style>
    <style:style style:name="T450" style:family="text">
      <style:text-properties officeooo:rsid="038efc29"/>
    </style:style>
    <style:style style:name="T451" style:family="text">
      <style:text-properties officeooo:rsid="03909a2e"/>
    </style:style>
    <style:style style:name="T452" style:family="text">
      <style:text-properties officeooo:rsid="03919225"/>
    </style:style>
    <style:style style:name="T453" style:family="text">
      <style:text-properties officeooo:rsid="0393d334"/>
    </style:style>
    <style:style style:name="T454" style:family="text">
      <style:text-properties officeooo:rsid="03970d5b"/>
    </style:style>
    <style:style style:name="T455" style:family="text">
      <style:text-properties officeooo:rsid="0398e4ba"/>
    </style:style>
    <style:style style:name="T456" style:family="text">
      <style:text-properties officeooo:rsid="039aec4b"/>
    </style:style>
    <style:style style:name="T457" style:family="text">
      <style:text-properties officeooo:rsid="039b9e3b"/>
    </style:style>
    <style:style style:name="T458" style:family="text">
      <style:text-properties officeooo:rsid="03a00404"/>
    </style:style>
    <style:style style:name="T459" style:family="text">
      <style:text-properties officeooo:rsid="03a00958"/>
    </style:style>
    <style:style style:name="T460" style:family="text">
      <style:text-properties officeooo:rsid="03a41542"/>
    </style:style>
    <style:style style:name="T461" style:family="text">
      <style:text-properties officeooo:rsid="03a70c9d"/>
    </style:style>
    <style:style style:name="T462" style:family="text">
      <style:text-properties officeooo:rsid="03ab185a"/>
    </style:style>
    <style:style style:name="T463" style:family="text">
      <style:text-properties officeooo:rsid="03aef0c2"/>
    </style:style>
    <style:style style:name="T464" style:family="text">
      <style:text-properties officeooo:rsid="03b0f0c0"/>
    </style:style>
    <style:style style:name="T465" style:family="text">
      <style:text-properties officeooo:rsid="03b13913"/>
    </style:style>
    <style:style style:name="T466" style:family="text">
      <style:text-properties officeooo:rsid="03b33745"/>
    </style:style>
    <style:style style:name="T467" style:family="text">
      <style:text-properties officeooo:rsid="03b66a71"/>
    </style:style>
    <style:style style:name="T468" style:family="text">
      <style:text-properties officeooo:rsid="03ba8249"/>
    </style:style>
    <style:style style:name="T469" style:family="text">
      <style:text-properties officeooo:rsid="03bd0f4d"/>
    </style:style>
    <style:style style:name="T470" style:family="text">
      <style:text-properties officeooo:rsid="03be59f9"/>
    </style:style>
    <style:style style:name="T471" style:family="text">
      <style:text-properties officeooo:rsid="03bea3df"/>
    </style:style>
    <style:style style:name="T472" style:family="text">
      <style:text-properties officeooo:rsid="03c154f2"/>
    </style:style>
    <style:style style:name="T473" style:family="text">
      <style:text-properties officeooo:rsid="03c57327"/>
    </style:style>
    <style:style style:name="T474" style:family="text">
      <style:text-properties officeooo:rsid="03c8cbc5"/>
    </style:style>
    <style:style style:name="T475" style:family="text">
      <style:text-properties officeooo:rsid="03caa244"/>
    </style:style>
    <style:style style:name="T476" style:family="text">
      <style:text-properties officeooo:rsid="03cb85ee"/>
    </style:style>
    <style:style style:name="T477" style:family="text">
      <style:text-properties officeooo:rsid="03cd1fb6"/>
    </style:style>
    <style:style style:name="T478" style:family="text">
      <style:text-properties officeooo:rsid="03ce4b22"/>
    </style:style>
    <style:style style:name="T479" style:family="text">
      <style:text-properties officeooo:rsid="03cec857"/>
    </style:style>
    <style:style style:name="T480" style:family="text">
      <style:text-properties officeooo:rsid="03d4d0b8"/>
    </style:style>
    <style:style style:name="T481" style:family="text">
      <style:text-properties officeooo:rsid="03d5ca51"/>
    </style:style>
    <style:style style:name="T482" style:family="text">
      <style:text-properties officeooo:rsid="03d6cd73"/>
    </style:style>
    <style:style style:name="T483" style:family="text">
      <style:text-properties officeooo:rsid="03d8877e"/>
    </style:style>
    <style:style style:name="T484" style:family="text">
      <style:text-properties officeooo:rsid="03db5457"/>
    </style:style>
    <style:style style:name="T485" style:family="text">
      <style:text-properties officeooo:rsid="03dda376"/>
    </style:style>
    <style:style style:name="T486" style:family="text">
      <style:text-properties officeooo:rsid="03e0233b"/>
    </style:style>
    <style:style style:name="T487" style:family="text">
      <style:text-properties officeooo:rsid="03e312dc"/>
    </style:style>
    <style:style style:name="T488" style:family="text">
      <style:text-properties officeooo:rsid="03e58374"/>
    </style:style>
    <style:style style:name="T489" style:family="text">
      <style:text-properties officeooo:rsid="03e7ecd5"/>
    </style:style>
    <style:style style:name="T490" style:family="text">
      <style:text-properties officeooo:rsid="03ed6a55"/>
    </style:style>
    <style:style style:name="T491" style:family="text">
      <style:text-properties officeooo:rsid="03ede221"/>
    </style:style>
    <style:style style:name="T492" style:family="text">
      <style:text-properties officeooo:rsid="03efcef8"/>
    </style:style>
    <style:style style:name="T493" style:family="text">
      <style:text-properties officeooo:rsid="03f1a8fc"/>
    </style:style>
    <style:style style:name="T494" style:family="text">
      <style:text-properties officeooo:rsid="03f7a8f4"/>
    </style:style>
    <style:style style:name="T495" style:family="text">
      <style:text-properties officeooo:rsid="03f8c08e"/>
    </style:style>
    <style:style style:name="T496" style:family="text">
      <style:text-properties officeooo:rsid="03fb5c25"/>
    </style:style>
    <style:style style:name="T497" style:family="text">
      <style:text-properties officeooo:rsid="03fc36d5"/>
    </style:style>
    <style:style style:name="T498" style:family="text">
      <style:text-properties officeooo:rsid="03fcdd18"/>
    </style:style>
    <style:style style:name="T499" style:family="text">
      <style:text-properties officeooo:rsid="03fee6d3"/>
    </style:style>
    <style:style style:name="T500" style:family="text">
      <style:text-properties officeooo:rsid="0401aee8"/>
    </style:style>
    <style:style style:name="T501" style:family="text">
      <style:text-properties officeooo:rsid="040283ad"/>
    </style:style>
    <style:style style:name="T502" style:family="text">
      <style:text-properties officeooo:rsid="0403eddc"/>
    </style:style>
    <style:style style:name="T503" style:family="text">
      <style:text-properties officeooo:rsid="04055506"/>
    </style:style>
    <style:style style:name="T504" style:family="text">
      <style:text-properties officeooo:rsid="04059b72"/>
    </style:style>
    <style:style style:name="T505" style:family="text">
      <style:text-properties officeooo:rsid="040652f4"/>
    </style:style>
    <style:style style:name="T506" style:family="text">
      <style:text-properties officeooo:rsid="040b30f4"/>
    </style:style>
    <style:style style:name="T507" style:family="text">
      <style:text-properties officeooo:rsid="040b6c52"/>
    </style:style>
    <style:style style:name="T508" style:family="text">
      <style:text-properties officeooo:rsid="040d3658"/>
    </style:style>
    <style:style style:name="T509" style:family="text">
      <style:text-properties officeooo:rsid="040e497a"/>
    </style:style>
    <style:style style:name="T510" style:family="text">
      <style:text-properties officeooo:rsid="04145e71"/>
    </style:style>
    <style:style style:name="T511" style:family="text">
      <style:text-properties officeooo:rsid="04152477"/>
    </style:style>
    <style:style style:name="T512" style:family="text">
      <style:text-properties officeooo:rsid="0417f2cf"/>
    </style:style>
    <style:style style:name="T513" style:family="text">
      <style:text-properties officeooo:rsid="04193b85"/>
    </style:style>
    <style:style style:name="T514" style:family="text">
      <style:text-properties officeooo:rsid="04194138"/>
    </style:style>
    <style:style style:name="T515" style:family="text">
      <style:text-properties officeooo:rsid="041bf751"/>
    </style:style>
    <style:style style:name="T516" style:family="text">
      <style:text-properties officeooo:rsid="041ced8a"/>
    </style:style>
    <style:style style:name="T517" style:family="text">
      <style:text-properties officeooo:rsid="0420eb7e"/>
    </style:style>
    <style:style style:name="T518" style:family="text">
      <style:text-properties officeooo:rsid="0424398d"/>
    </style:style>
    <style:style style:name="T519" style:family="text">
      <style:text-properties officeooo:rsid="042621b6"/>
    </style:style>
    <style:style style:name="T520" style:family="text">
      <style:text-properties officeooo:rsid="04269619"/>
    </style:style>
    <style:style style:name="T521" style:family="text">
      <style:text-properties officeooo:rsid="04285838"/>
    </style:style>
    <style:style style:name="T522" style:family="text">
      <style:text-properties officeooo:rsid="0428b13e"/>
    </style:style>
    <style:style style:name="T523" style:family="text">
      <style:text-properties officeooo:rsid="042b9b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3"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461" text:outline-level="2">1</text:h>
      <text:p text:style-name="P410">009 Sound System – DreamScape (<text:a xlink:type="simple" xlink:href="https://www.youtube.com/watch?v=TKfS5zVfGBc" text:style-name="Internet_20_link" text:visited-style-name="Visited_20_Internet_20_Link">https://www.youtube.com/watch?v=TKfS5zVfGBc</text:a>)</text:p>
      <text:p text:style-name="P411">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25">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3">Я осторожно задвинул судно обратно под кровать Терминатору. Дело сделано. Теперь можно и заснуть.</text:p>
      <text:p text:style-name="P53"/>
      <text:p text:style-name="P53">~~~</text:p>
      <text:p text:style-name="P43"><text:a xlink:type="simple" xlink:href="https://www.youtube.com/watch?v=rvk5D1iI2LA" text:style-name="Internet_20_link" text:visited-style-name="Visited_20_Internet_20_Link">https://www.youtube.com/watch?v=rvk5D1iI2LA</text:a></text:p>
      <text:h text:style-name="P464" text:outline-level="1">Mark Knopfler - Marbletown - Córdoba 2010 </text:h>
      <text:p text:style-name="P43"/>
      <text:p text:style-name="P43">Джет нетерпеливо толкает меня копытом в плечо. &lt;<text:span text:style-name="T9">Её полное имя – Рэйнбоу Джет</text:span>&gt;</text:p>
      <text:p text:style-name="P43">- Хум, вставай! Хум! Пора собираться! Хум… Хуман!!!</text:p>
      <text:p text:style-name="P43">Последний толчок больше похож на пинок. Я со стоном разлепляю веки.</text:p>
      <text:p text:style-name="P43"/>
      <text:p text:style-name="P4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3">&lt;<text:span text:style-name="T9">одеяло?</text:span>&gt;</text:p>
      <text:p text:style-name="P43"><text:soft-page-break/>- Они приближаются! Я слышала их горн<text:span text:style-name="T1">!</text:span> Надо убираться отсюда!</text:p>
      <text:p text:style-name="P43"/>
      <text:p text:style-name="P43">Последнюю порцию барахла Джет утрамбовывает, с размаху усевшись на мешок. Тот жалобно скрипит.</text:p>
      <text:p text:style-name="P43"/>
      <text:p text:style-name="P43">- Да вставай же!</text:p>
      <text:p text:style-name="P43">Не дождавшись, Джет нетерпеливо прыгает ко мне и, поддев мордой, переводит в сидячее положение.</text:p>
      <text:p text:style-name="P43">Мешок, облегчённо крякнув, вываливает половину содержимого на землю.</text:p>
      <text:p text:style-name="P43"/>
      <text:p text:style-name="P43">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3">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3"/>
      <text:p text:style-name="P43">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3"/>
      <text:p text:style-name="P48">Нет, Агамемнон – ерунда. За нами. Гонятся. Чёртовы. Чокнутые. Пони.</text:p>
      <text:p text:style-name="P48"/>
      <text:p text:style-name="P4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8">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8"/>
      <text:p text:style-name="P48">Ну вот кто заставил тебя улыбаться Дейдре, Хуман? Ведь всё так неплохо шло…</text:p>
      <text:p text:style-name="P43"/>
      <text:p text:style-name="P53">***</text:p>
      <text:p text:style-name="P43">...</text:p>
      <text:p text:style-name="P43">- Привет, красавчики! &lt;<text:span text:style-name="T9">Развернуть характер Эпплхэт и её маленькой сестры Лейлы</text:span>&gt;</text:p>
      <text:p text:style-name="P43"><text:soft-page-break/></text:p>
      <text:p text:style-name="P43">Мы обернулись на голос и узрели с полдюжины копий, чуть ли не уткнувшихся нам в носы.</text:p>
      <text:p text:style-name="P43"/>
      <text:p text:style-name="P44">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3"/>
      <text:p text:style-name="P4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3"/>
      <text:p text:style-name="P4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3">В незащищённую бронёй шею Джет упиралось копьё крохотной поньки с гривой ёршиком. &lt;<text:span text:style-name="T9">Развернуть характер Лейлы Блум</text:span>&gt;</text:p>
      <text:p text:style-name="P43"/>
      <text:p text:style-name="P43">- Хорошая попытка, летун, - расплылась в ехидной улыбке малютка, - но устраивать засады нас учат с младенчества. Крылатым этого не понять, правда?</text:p>
      <text:p text:style-name="P43"/>
      <text:p text:style-name="P43">Тут <text:span text:style-name="T215">я заметил</text:span>, что крыльев у этих оборванцев не наблюдается.</text:p>
      <text:p text:style-name="P43"/>
      <text:p text:style-name="P43">-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3"/>
      <text:p text:style-name="P43">Та мрачно стояла, сцепив зубы.</text:p>
      <text:p text:style-name="P43"/>
      <text:p text:style-name="P43">-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3"/>
      <text:p text:style-name="P43">Её собеседница только хмыкнула.</text:p>
      <text:p text:style-name="P43"/>
      <text:p text:style-name="P43"><text:soft-page-break/>- Хорош жеребёнок - ягодицы, что у ломовика! - она задумалась. - Так. Летуна – на кухню. А этого… красавчика – к Дейдре.</text:p>
      <text:p text:style-name="P439">&lt;<text:span text:style-name="T71">больше быта племени</text:span>&gt;</text:p>
      <text:p text:style-name="P53">…</text:p>
      <text:p text:style-name="P53"/>
      <text:p text:style-name="P43">Тема беседы просто вводи<text:span text:style-name="T352">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3"/>
      <text:p text:style-name="P43">…</text:p>
      <text:p text:style-name="P43"/>
      <text:p text:style-name="P43">-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3"/>
      <text:p text:style-name="P43">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3">Поняха с недоверием смотрела на меня.</text:p>
      <text:p text:style-name="P43"/>
      <text:p text:style-name="P43">- Хум, ты прикалываешься? Или та поломаная пегаска таки права, и ты действительно ничего не помнишь?</text:p>
      <text:p text:style-name="P43"/>
      <text:p text:style-name="P43">Понька принялась загибать копыта, делая сброс через каждую пару:</text:p>
      <text:p text:style-name="P43"/>
      <text:p text:style-name="P4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3"/>
      <text:p text:style-name="P43">…Я истерически рассмеялся…</text:p>
      <text:p text:style-name="P43"/>
      <text:p text:style-name="P43">- Во-вторых, шанс получения потомства можно поднять с помощью магического ритуала “Pornis erektus”, <text:span text:style-name="T352">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3"><text:soft-page-break/></text:p>
      <text:p text:style-name="P43">Поняха с надеждой посмотрела на меня. Я с огромным облегчением отрицательно помотал головой.</text:p>
      <text:p text:style-name="P43"/>
      <text:p text:style-name="P43">- В-третьих, в твоём случае даже не столь важна свежая кровь, как то, что ты – представитель совершенно иного племени. Посмотри на пегасов! <text:span text:style-name="T352">Пятьсот</text:span> лет назад это было соседнее с нами племя – наши <text:span text:style-name="T352">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3"/>
      <text:p text:style-name="P43">Дейдра мечтательно вздохнула.</text:p>
      <text:p text:style-name="P43"/>
      <text:p text:style-name="P43">- Может, ты тоже вождь своего племени, Хум? Какой у тебя талант? Летать и магичить ты не умеешь. Может, ты умеешь <text:span text:style-name="T63">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4">самого </text:span><text:span text:style-name="T63">плеча вместо четверти урожая за дождик после посевной!</text:span></text:p>
      <text:p text:style-name="P43"/>
      <text:p text:style-name="P43">Я упорно помотал головой. Дейдра пристально уставилась на меня, пытаясь рассмотреть мой талант. Наконец она ухмыльнулась кривой улыбкой.</text:p>
      <text:p text:style-name="P43"/>
      <text:p text:style-name="P4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3"/>
      <text:p text:style-name="P47">- <text:span text:style-name="T346">Путешествия, это уже что-то. Мне совершенно случайно нужно в Дрогонштерн, - наконец, подал голос я.</text:span></text:p>
      <text:p text:style-name="P46">- <text:span text:style-name="T346">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3">- <text:span text:style-name="T346">И м</text:span>не всё ещё непонятно, на кой чёрт я вам сдался? <text:s/>- <text:span text:style-name="T347">я </text:span>пропуска<text:span text:style-name="T347">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3"/>
      <text:p text:style-name="P43">Розовая поняха заметно поскучнела.</text:p>
      <text:p text:style-name="P43"/>
      <text:p text:style-name="P4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3"/>
      <text:p text:style-name="P4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3"/>
      <text:p text:style-name="P4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3"/>
      <text:p text:style-name="P43">Я улыбнулся и понимающе покачал головой. Всё-таки между людьми и пони намного больше общего, чем тебе казалось, Хуман!</text:p>
      <text:p text:style-name="P43">Дейдра уныло свесила голову.</text:p>
      <text:p text:style-name="P43"/>
      <text:p text:style-name="P4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3"/>
      <text:p text:style-name="P43">Розовая кобылка вновь сжала зубами горлышко и запрокинула бутылку. Послышалось долгое бульканье.</text:p>
      <text:p text:style-name="P43"/>
      <text:p text:style-name="P4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3"/>
      <text:p text:style-name="P4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3"/>
      <text:p text:style-name="P4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3"/>
      <text:p text:style-name="P43">Кобылка завела глаза, сложила губы бантиком и произнесла фальцетом:</text:p>
      <text:p text:style-name="P43"/>
      <text:p text:style-name="P43">-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3"><text:soft-page-break/></text:p>
      <text:p text:style-name="P4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3"/>
      <text:p text:style-name="P43">-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3"/>
      <text:p text:style-name="P43">Вместе с храпом изо рта самой великой пиратки вылетело три розовых пузыря. Поняха явно перебрала с алкоголем.</text:p>
      <text:p text:style-name="P43"/>
      <text:p text:style-name="P53">…</text:p>
      <text:p text:style-name="P53"/>
      <text:p text:style-name="P4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3"/>
      <text:p text:style-name="P4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3"/>
      <text:p text:style-name="P43">- Джет… Джет… Да вставай же, засоня! - я громко шептал в ухо спящей пегаске, <text:span text:style-name="T1">легонько похлопывая по шее.</text:span></text:p>
      <text:p text:style-name="P43">- Мн-мн-хррр, - сонно чавкала пегаска, пуская слюни. - Гороховый суп закончился. Пюре будет через полчаса. Не ломайте лавки, пожалуйста… А? Что?</text:p>
      <text:p text:style-name="P43"/>
      <text:p text:style-name="P43">Я шёлкнул пегаску по носу.</text:p>
      <text:p text:style-name="P43">- Вставай! Надо сматываться. Дейдра хочет сделать меня своим фаворитом. У меня плохие предчувствия на этот счёт.</text:p>
      <text:p text:style-name="P43"/>
      <text:p text:style-name="P43">Пегаска поднялась, потирая нос копытом. Рваное одеяло сползло с её тела и в нос мне ударил кислый запах. </text:p>
      <text:p text:style-name="P43">-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3"/>
      <text:p text:style-name="P43">…</text:p>
      <text:p text:style-name="P43"/>
      <text:p text:style-name="P4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3"/>
      <text:p text:style-name="P43">Есть только одно маленькое “но”.</text:p>
      <text:p text:style-name="P43">Эти двадцать шагов заполнены валяющимися вповалку, храпящими, чмокающими, сопящими и дёргающимися во сне пони.</text:p>
      <text:p text:style-name="P43"/>
      <text:p text:style-name="P43">- Ты чего остановился? - пихнула меня головой в спину Джет. - Надо торопиться, пока не рассвело!</text:p>
      <text:p text:style-name="P43"/>
      <text:p text:style-name="P43">Я обреченно вздохнул, выбрал на полу место, свободное от понеконечностей и поставил туда ногу.</text:p>
      <text:p text:style-name="P43">Почти попал. Светло-коричневая пони ойкнула и сжалась во сне, когда я наступил ей на хвост.</text:p>
      <text:p text:style-name="P4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3"/>
      <text:p text:style-name="P43">Позади меня послышалось топанье, череда взвизгиваний и возни, нарастающая, подобно прибою.</text:p>
      <text:p text:style-name="P43">Джет невозмутимо торила свой путь прямо по ногам, туловищам и хвостам распластавшихся на полу пони.</text:p>
      <text:p text:style-name="P43"/>
      <text:p text:style-name="P43">- Ты рехнулась? - зашипел на неё я, - надо ж осторожно!</text:p>
      <text:p text:style-name="P43">- Ну, раз ты так хочешь, - пожала плечами пегаска и осторожно поставила ногу на голову пони, сосущей во сне собственное копыто.</text:p>
      <text:p text:style-name="P43"/>
      <text:p text:style-name="P4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3"/>
      <text:p text:style-name="P43">Я остервенело дёргал ручку двери, ощущая затылком просыпающийся зал.</text:p>
      <text:p text:style-name="P43">- Закрыто, блин! - я дёрнул ещё сильнее и приложился задницой о пол, сжимая в руке оторванную ручку.</text:p>
      <text:p text:style-name="P43"><text:soft-page-break/></text:p>
      <text:p text:style-name="P43">- Хум<text:span text:style-name="T66">, подвинься!</text:span></text:p>
      <text:p text:style-name="P97">Пегаска оттеснила меня крупом и повернулась к двери задом.</text:p>
      <text:p text:style-name="P43"/>
      <text:p text:style-name="P440">БАБАХ!!!</text:p>
      <text:p text:style-name="P440"/>
      <text:p text:style-name="P440">Я ошалело смотрел на дверь, вылетевшую вместе с косяком во двор.</text:p>
      <text:p text:style-name="P440"/>
      <text:p text:style-name="P44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40">- Ага. - ухмыльнулась Джет. - Я — крутая! По заднему джебу мне нет равных на нашем облаке и двух соседних!</text:p>
      <text:p text:style-name="P440">- То же мне — крутая! - донеслось откуда-то снизу. - Да я смогла бы выбить эту дверь лбом! Она всё равно кое-как сляпана из обломков скамеек!</text:p>
      <text:p text:style-name="P440"/>
      <text:p text:style-name="P441">Мои ноги обнимала Дейдра, улыбаясь мне хищной улыбкой.</text:p>
      <text:p text:style-name="P441"/>
      <text:p text:style-name="P441">- И, кстати, чтобы открыть её, достаточно было просто отодвинуть засов.</text:p>
      <text:p text:style-name="P441"/>
      <text:p text:style-name="P441">В забеге на первенство тупости ты уверенно догоняешь пегаску, Хуман!</text:p>
      <text:p text:style-name="P441">Я криво улыбнулся Дейдре.</text:p>
      <text:p text:style-name="P441"/>
      <text:p text:style-name="P44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441"/>
      <text:p text:style-name="P441">Я сразу понял, что улыбаться Дейдре было плохой идеей. Поняха состроила щенячьи глаза и усилила и без того стальную хватку вокруг моих ног.</text:p>
      <text:p text:style-name="P441"/>
      <text:p text:style-name="P441">- Не бросай меня, Хум! Мне тут так скууучнооо!</text:p>
      <text:p text:style-name="P441"/>
      <text:p text:style-name="P441">Губы её задрожжали, как будто она собралась зареветь.</text:p>
      <text:p text:style-name="P44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441"><text:soft-page-break/></text:p>
      <text:p text:style-name="P44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49">Кто, кроме меня, провезёт вас в Дрогонштерн?</text:span></text:p>
      <text:p text:style-name="P441"/>
      <text:p text:style-name="P441">- Ммммфффф! - отвечала ей Джет.</text:p>
      <text:p text:style-name="P441"/>
      <text:p text:style-name="P441">Диалог прервался взвизгом и плеском воды. Наконец-то я почувствовал свои ноги свободными!</text:p>
      <text:p text:style-name="P441"/>
      <text:p text:style-name="P53">***</text:p>
      <text:p text:style-name="P43"/>
      <text:p text:style-name="P43">- Ты опять за своё! - крик Джет прямо в ухо перемешивает все воспоминания. - Выныривай! Они уже совсем близко!!!</text:p>
      <text:p text:style-name="P43"/>
      <text:p text:style-name="P43">Я содрогаюсь, вскакиваю с земли и машинально забрасываю мешок на плёчо.</text:p>
      <text:p text:style-name="P43"/>
      <text:p text:style-name="P43">- Идём.</text:p>
      <text:p text:style-name="P43"/>
      <text:h text:style-name="P461"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35">Сто шестьдесят</text:span> вагонеток отличной высоконасыщенной серебряной руды! <text:span text:style-name="T235">Десять</text:span> вагонет<text:span text:style-name="T235">о</text:span>к в день – это поистине королевский подарок!</text:p>
      <text:p text:style-name="P7">- Тридцать пять процентов! За тридцать пять лет! Не морочь мне голову – <text:span text:style-name="T235">сто шестьдесят</text:span> вагонеток в Крогхарте добывалось двести лет назад! Сейчас и <text:span text:style-name="T235">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35">ие</text:span> <text:span text:style-name="T235">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35">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7">- Пять битов! - поворачивается к Луне Селестия.</text:p>
      <text:p text:style-name="P97">Та молча достаёт монетку из шкафчика за троном и кладёт в протянутое копыто.</text:p>
      <text:h text:style-name="P461" text:outline-level="2">2</text:h>
      <text:p text:style-name="P43"/>
      <text:p text:style-name="P4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3"/>
      <text:p text:style-name="P43">- Дед, сигу не долганёшь?</text:p>
      <text:p text:style-name="P83">- Не курю.</text:p>
      <text:p text:style-name="P83">- Я не спрашивал тебя, куришь ли ты? - пальцы вопрошавшего шевелились, как будто разминая невидимый пластилин. - Сигу не долганёшь?</text:p>
      <text:p text:style-name="P48"/>
      <text:p text:style-name="P83">Крыс спрыгнул с подоконника, царапнув грязным ногтем по кафелю уборной.</text:p>
      <text:p text:style-name="P83">- Ты ведь должен мне ещё с прошлого раза.</text:p>
      <text:p text:style-name="P83"/>
      <text:p text:style-name="P83">Я вытащил из рукава пижамы двадцатисантиметровый гвоздь и плюнул ему под ноги.</text:p>
      <text:p text:style-name="P83"/>
      <text:p text:style-name="P83">- Ничего я тебе не должен. И ты сам это знаешь. Пошёл нахуй.</text:p>
      <text:p text:style-name="P83"/>
      <text:p text:style-name="P83">Крыс криво улыбнулся.</text:p>
      <text:p text:style-name="P83"><text:soft-page-break/></text:p>
      <text:p text:style-name="P83">- Ну-ну. Вы тут, в Чертогах, совсем озверели, что ли? Из окон выпрыгиваете, на людей кидаетесь. Ладно-ладно, пока. Ещё увидимся.</text:p>
      <text:p text:style-name="P83"/>
      <text:p text:style-name="P8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3">под конвоем церберов с автоматами</text:span>, и нас не навещают извне. Никто и никогда.</text:p>
      <text:p text:style-name="P8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36">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36">четверть</text:span> пачки. И если Крыс не помнит, на чём мы сторговались – это его проблемы, не мои.</text:p>
      <text:p text:style-name="P83"/>
      <text:p text:style-name="P8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1">Смысл речи Папы?</text:span>&gt;</text:p>
      <text:p text:style-name="P83"/>
      <text:p text:style-name="P101">…шшш… </text:p>
      <text:p text:style-name="P101">sanctificetur nomen tuum; </text:p>
      <text:p text:style-name="P101">adveniat regnum tuum; </text:p>
      <text:p text:style-name="P101">fiat voluntas tua, sicut in caelo et in terra…</text:p>
      <text:p text:style-name="P101">…хрррсссшшш… </text:p>
      <text:p text:style-name="P101">ne nuclear bellum. Amen</text:p>
      <text:p text:style-name="P101">…шшшссс…</text:p>
      <text:p text:style-name="P101"/>
      <text:p text:style-name="P8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3">Я уже открывал дверь в палату, когда услышал лениво брошенное в спину замечание.</text:p>
      <text:p text:style-name="P83"/>
      <text:p text:style-name="P83">- Дед, собирай шмотки, скоро переезжаешь. На твоё место новенького поселяют. А тебя в соседнюю палату.</text:p>
      <text:p text:style-name="P83"/>
      <text:p text:style-name="P83">Я повернулся.</text:p>
      <text:p text:style-name="P83"/>
      <text:p text:style-name="P83"><text:soft-page-break/>- Когда переезд?</text:p>
      <text:p text:style-name="P83">- Завтра. Или послезавтра, если чувак в реанимации задержится. </text:p>
      <text:p text:style-name="P83">- А почему не новенького в соседнюю? На кой чёрт им я сдался?</text:p>
      <text:p text:style-name="P83"/>
      <text:p text:style-name="P83"><text:s/>Дредд удивлённо бухнулся на все четыре ножки стула.</text:p>
      <text:p text:style-name="P8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3"/>
      <text:p text:style-name="P8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3">Так что нет, не за память я пекусь. Просто приём нейролептиков напрочь отключает не только память, но и сновидения – я проверял.</text:p>
      <text:p text:style-name="P83"/>
      <text:p text:style-name="P83">А мне нравятся сны.</text:p>
      <text:p text:style-name="P3"/>
      <text:p text:style-name="P89">~~~</text:p>
      <text:p text:style-name="P83"/>
      <text:p text:style-name="P8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3">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3">по обе стороны реки.</text:span> Я оборачиваюсь назад. <text:span text:style-name="T83">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4">неделю</text:span><text:span text:style-name="T83"> назад. </text:span>Дым от привала преследователей не виден уже последние два дня. Я спускаюсь вниз и спрыгиваю с нижней ветки на землю. </text:p>
      <text:p text:style-name="P83"/>
      <text:p text:style-name="P83">- Таки оторвались. Но впереди обрыв. Надо думать, как спуститься.</text:p>
      <text:p text:style-name="P83"/>
      <text:p text:style-name="P83">Джет виновато смотрит на меня. Вот глупая пегаска! Она <text:span text:style-name="T7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3"/>
      <text:p text:style-name="P83">- Каша будет готова через пять минут.</text:p>
      <text:p text:style-name="P83"/>
      <text:p text:style-name="P83">Словно бы в заглаживание вины своей немощности, Джет взяла готовку пищи на себя. </text:p>
      <text:p text:style-name="P83"/>
      <text:p text:style-name="P8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3"/>
      <text:p text:style-name="P83">Джет сидит у костра напротив меня и молча жуёт кашу.</text:p>
      <text:p text:style-name="P83">- Ты теперь до старости будешь его носить? - указываю я на одеяло.</text:p>
      <text:p text:style-name="P83">Пегаска только сильнее кутается в него. Кажется, она дрожит.</text:p>
      <text:p text:style-name="P83">- Тебе холодно? Брось, у костра же жарко? Давай я на тебя куртку накину?</text:p>
      <text:p text:style-name="P8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3"/>
      <text:p text:style-name="P83">Ладно же, мне эти странности уже осточертели!</text:p>
      <text:p text:style-name="P8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3"/>
      <text:p text:style-name="P83">Едва слышится шорох сзади. Сначала чуть заметно коснувшись, Джет медленно прижимается ко мне всей спиной. Она сильно дрожит.</text:p>
      <text:p text:style-name="P83"><text:soft-page-break/>Так мы согреваем друг-друга с тех пор, как сбежали от твердолобов – ночи стали заметно свежее.</text:p>
      <text:p text:style-name="P83">Но сейчас я отвергаю негласный договор. Это и раздражение на скрытность пегаски, и… </text:p>
      <text:p text:style-name="P8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3"/>
      <text:p text:style-name="P83">- Джет, блин, у нас речка в двух шагах! Я понимаю, холодно, но нельзя ли помыться? Реально трудно находиться рядом с тобой…</text:p>
      <text:p text:style-name="P83"/>
      <text:p text:style-name="P83">Так же беззвучно, как возникло, касание пропадает. Пропадает и запах…</text:p>
      <text:p text:style-name="P83">Я закрываю глаза.</text:p>
      <text:p text:style-name="P83"/>
      <text:p text:style-name="P83">Просыпаюсь от холода. Щупаю рукой сзади себя. Наконец поворачиваюсь.</text:p>
      <text:p text:style-name="P83">Никого.</text:p>
      <text:p text:style-name="P83"/>
      <text:p text:style-name="P8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3"/>
      <text:p text:style-name="P83">Полянка перед орешником пуста. Едва дымятся угли погасшего костра. В лунном свете цепочка отпечатков копыт в песке ведёт к реке.</text:p>
      <text:p text:style-name="P8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3">…</text:p>
      <text:p text:style-name="P83">Ох, щит!!! М-м-мамочка…</text:p>
      <text:p text:style-name="P83">…</text:p>
      <text:p text:style-name="P83">Меня выворачивает наизнанку. Я падаю на колени и неистово блюю в воду. Течение уносит мой ужин к водопаду.</text:p>
      <text:p text:style-name="P83">Рядом со мной на песке лежит часть крыла. Парочка опарышей ещё ползают по голубоватым перьям. Обломок кости белеет в лунном свете.</text:p>
      <text:p text:style-name="P83">Проклятье! Какой же я долбень! <text:span text:style-name="T344">Грёбаный близорукий эгоистичный долбень!</text:span></text:p>
      <text:p text:style-name="P83"/>
      <text:p text:style-name="P8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3"/>
      <text:p text:style-name="P83"><text:soft-page-break/>Я ускоряюсь.</text:p>
      <text:p text:style-name="P83">Пегаска, понурив голову, бредёт к скальному выступу, нависающему над каньоном. Чуть подумав, она делает шаг в бездну.</text:p>
      <text:p text:style-name="P83">В последнем рывке я совершаю вратарский прыжок и хватаю пегаску за задние ноги. Дыхание перехватывает от удара животом и грудью о камни.</text:p>
      <text:p text:style-name="P83">Пегаска оборачивается. Её передняя нога застывает над пропастью.</text:p>
      <text:p text:style-name="P83"/>
      <text:p text:style-name="P83">- Джет, не дури, - хрипло прошу я осипшим от волнения голосом. - Я ступил. Я все эти дни тупил. Прости.</text:p>
      <text:p text:style-name="P8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3">Пегаска поворачивается навстречу пропасти.</text:p>
      <text:p text:style-name="P83"/>
      <text:p text:style-name="P8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3">- Нет! Пожалуйста!!! Я вылечу тебя! Я… Я прижгу рану!</text:p>
      <text:p text:style-name="P83"/>
      <text:p text:style-name="P83">Сквозь рыдания я выкрикиваю какие-то сумасбродные идеи, пока пегаска молча стоит над бездной.</text:p>
      <text:p text:style-name="P83">Наконец она усмехается.</text:p>
      <text:p text:style-name="P83"/>
      <text:p text:style-name="P8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3">Пегаска вздыхает.</text:p>
      <text:p text:style-name="P8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3"/>
      <text:p text:style-name="P8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3">Очень осторожно, словно бы извиняясь, Джет высвобождает сначала одну ногу из моего захвата. Потом вторую. Я тупо смотрю на пустые ладони.</text:p>
      <text:p text:style-name="P83"/>
      <text:p text:style-name="P83">- Ты был хорошим другом. Прощай.</text:p>
      <text:p text:style-name="P83"/>
      <text:p text:style-name="P8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44">ы</text:span> не решать её. <text:s/>Сонду считает, не очень умное решение…</text:p>
      <text:p text:style-name="P83"><text:soft-page-break/></text:p>
      <text:p text:style-name="P83">Мы оборачиваемся на голос. В свете первых лучей солнца на нас смотрит зебра.</text:p>
      <text:p text:style-name="P83"/>
      <text:h text:style-name="P461"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461" text:outline-level="2">3</text:h>
      <text:p text:style-name="P83"/>
      <text:p text:style-name="P8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3"/>
      <text:p text:style-name="P83">- Вы сами видите… - обратился Лысый к Алексу. - Я бы его за периметр не выпускал. Вам решать, разумеется.</text:p>
      <text:p text:style-name="P8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3"/>
      <text:p text:style-name="P83">Лысый грузно поднялся. Скрипнула дверь и мы остались один на один.</text:p>
      <text:p text:style-name="P83"/>
      <text:p text:style-name="P83">- П-привет, Дедлайн - пробормотал Алекс.</text:p>
      <text:p text:style-name="P83">- Привет, сослуживец, - криво усмехнулся я. Старое командное прозвище <text:span text:style-name="T236">в устах моего бывшего босса </text:span>не вызвало во мне ностальгии.</text:p>
      <text:p text:style-name="P83"/>
      <text:p text:style-name="P83">Алекс на миг встретился со мной взглядом и снова опустил глаза.</text:p>
      <text:p text:style-name="P83"/>
      <text:p text:style-name="P83">- Ты же знаешь, у нас не было другого выхода. Извини.</text:p>
      <text:p text:style-name="P83">- Да ладно. Мне-то что. Тут неплохо кормят.</text:p>
      <text:p text:style-name="P83">- Парк для прогулок будет <text:span text:style-name="T182">увеличиваться</text:span>. Мы присоединили к территории автостоянку и засадили её соснами. <text:span text:style-name="T182">Там даже дёрн с грибницей положат – можно будет</text:span> <text:span text:style-name="T182">сыроежки собирать после дождя. </text:span>Уже <text:soft-page-break/>достраивают расширенную ограду. <text:span text:style-name="T83">Я даже могу устроить тебе вылазки в город.</text:span> И я попросил, чтобы тебя перевели в свободную палату.</text:p>
      <text:p text:style-name="P83">- А вот этого, как раз, не надо, - прервал я извинения Алекса. - Мне и в текущей неплохо. Говори, зачем позвал?</text:p>
      <text:p text:style-name="P83"/>
      <text:p text:style-name="P8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5">Облако в виде смешной крылатой лошадки приближалось по небосводу к серым корпусам больницы</text:span>.</text:p>
      <text:p text:style-name="P83"/>
      <text:p text:style-name="P83">Наконец Алекс пожал плечами и <text:span text:style-name="T75">посмотрел мне в глаза</text:span>.</text:p>
      <text:p text:style-name="P83">- Дед, у нас проблемы. Хэвэн начала убивать.</text:p>
      <text:p text:style-name="P83"/>
      <text:p text:style-name="P83">Я откинулся на спинку стула и громко похлопал в ладоши.</text:p>
      <text:p text:style-name="P8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3"/>
      <text:p text:style-name="P83">Мой бывший <text:span text:style-name="T236">прожект-мэнеджер</text:span> досадливо сморщился и откинулся на спинку стула.</text:p>
      <text:p text:style-name="P83">- Ты не так меня понял. Мы не можем прикрыть проект. Никто нам не даст. Особенно сейчас, когда у <text:span text:style-name="T236">другой стороны</text:span> на подходе аналогичные комплексы. Нам нужна твоя помощь…</text:p>
      <text:p text:style-name="P83"/>
      <text:p text:style-name="P83">… Алекс терпеливо подождал, пока я прекращу ржать.</text:p>
      <text:p text:style-name="P83"/>
      <text:p text:style-name="P8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37">Как вернуться. В здравом уме и твёрдой памяти.</text:span> Карта прохождения ловушек. Ты ведь единственный, кто сохранил <text:span text:style-name="T237">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82">Мы читаем это в логах Уроков.</text:span></text:p>
      <text:p text:style-name="P84">Всего пару советов, и ты спасешь людей. </text:p>
      <text:p text:style-name="P83"/>
      <text:p text:style-name="P83">Я покачал головой.</text:p>
      <text:p text:style-name="P8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3"/>
      <text:p text:style-name="P83">Алекс долго молчал. </text:p>
      <text:p text:style-name="P8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3"/>
      <text:p text:style-name="P8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3"/>
      <text:p text:style-name="P83">Я сжал кулаки и встал. Дверь отворилась и заглянул Лысый. Алекс отрицательно мотнул ему головой.</text:p>
      <text:p text:style-name="P83">- Всё в порядке. Мы общаемся.</text:p>
      <text:p text:style-name="P83"/>
      <text:p text:style-name="P83">Дверь закрылась. Я сел и отвернулся к окну.</text:p>
      <text:p text:style-name="P83"/>
      <text:p text:style-name="P8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82">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3"/>
      <text:p text:style-name="P8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3"/>
      <text:p text:style-name="P83">- В разумных пределах, говоришь?</text:p>
      <text:p text:style-name="P83">- В разумных.</text:p>
      <text:p text:style-name="P83">- А забор будет?</text:p>
      <text:p text:style-name="P83">- Да. Забор убрать не проси. Это невозможно, Дед. Это за пределами разумного. <text:span text:style-name="T182">Брюс никогда в жизни не подпишет. </text:span>Будет и забор, и вооружённая охрана. Даже не мысли о побеге.</text:p>
      <text:p text:style-name="P83">- Понятно.</text:p>
      <text:p text:style-name="P83"/>
      <text:p text:style-name="P48">Я решил схитрить. Просто из интереса. Кроме него, больше ловить тут было нечего.</text:p>
      <text:p text:style-name="P48"/>
      <text:p text:style-name="P48"><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8"/>
      <text:p text:style-name="P4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8"/>
      <text:p text:style-name="P48">-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83">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8">-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8">- Дед, - мягко остановил меня Алекс. - не надо. Не даешь мне помечтать, жестокий человек…</text:p>
      <text:p text:style-name="P48"/>
      <text:p text:style-name="P48">Выплюнув жвачку в салфетку и аккуратно препроводив бумажный шарик в ведро, Алекс печально развёл руками.</text:p>
      <text:p text:style-name="P48">- Меня не уведомляют о высших целях “<text:span text:style-name="T183">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3">- Разумеется, знал, - отдался воспоминаниям и я. - Это ж от идеи, что партнёра по бизнесу можно уничтожить физически, у Нэша поехала крыша.</text:p>
      <text:p text:style-name="P8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3"/>
      <text:p text:style-name="P83">Алекс скучающе завёл глаза.</text:p>
      <text:p text:style-name="P8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3"/>
      <text:p text:style-name="P83">Алекс посмотрел на часы, нахмурился и продолжил.</text:p>
      <text:p text:style-name="P83">- И, надеюсь, не будем. Потому что горячая война означает конец. Всем и навсегда. <text:span text:style-name="T183">Кибермозг той стороны на шесть лет старше нашего – недостижимое преимущество в наших реалиях. К счастью, <text:s/></text:span><text:span text:style-name="T18">CAESAR</text:span><text:span text:style-name="T183">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83">ё</text:span> остальн<text:span text:style-name="T183">о</text:span>е, вместе взят<text:span text:style-name="T183">о</text:span>е. А ты стал в позу и называешь нас ублюдками. Одеть белое пальто легче всего!</text:p>
      <text:p text:style-name="P83"/>
      <text:p text:style-name="P83">- Ну-ну. Ты очень убедительно рассказываешь, я проникся. Но ты так и не ответил на мой вопрос,- напомнил я ему. Разговор начал мне надоедать.</text:p>
      <text:p text:style-name="P83"/>
      <text:p text:style-name="P83">Мой бывший босс всё понял. Всё же проницательности ему было не занимать. Он бросил на меня злой взгляд, но тем не менее, начал.</text:p>
      <text:p text:style-name="P83"/>
      <text:p text:style-name="P8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3"/>
      <text:p text:style-name="P8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3"/>
      <text:p text:style-name="P83">Я оборвал смех.</text:p>
      <text:p text:style-name="P8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3"/>
      <text:p text:style-name="P8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3">Да, чуть было не забыл!</text:span></text:p>
      <text:p text:style-name="P102"/>
      <text:p text:style-name="P102">Босс вытащил из внутреннего кармана пиджака бутылку «Джентльмен Джека» и поставил передо мной.</text:p>
      <text:p text:style-name="P83"/>
      <text:p text:style-name="P102">- Мне действительно не хватает старых добрых времён. Что бы ты там себе ни думал.</text:p>
      <text:p text:style-name="P102"><text:soft-page-break/></text:p>
      <text:p text:style-name="P83"><text:span text:style-name="T83">Алекс</text:span> пошёл к выходу. У двери он замялся и вдруг обернулся.</text:p>
      <text:p text:style-name="P83">- <text:span text:style-name="T83">И, знаешь, с</text:span>амое страшное? <text:span text:style-name="T83">Э</text:span>то то, что ты до сих пор считаешь себя нормальным, - грустно улыбнулся <text:span text:style-name="T83">босс</text:span>. - <text:s/>Человеком. Мне реально страшно это видеть. И всем нам – остальные наблюдали по интеркому.</text:p>
      <text:p text:style-name="P83"/>
      <text:p text:style-name="P83">- Что?</text:p>
      <text:p text:style-name="P83"/>
      <text:p text:style-name="P83">- Дедлайн, ты собираешь узор из <text:span text:style-name="T238">шестнадцати</text:span> кубиков по картинке за пару секунд. При этом ещё успеваешь инвертировать цвета.</text:p>
      <text:p text:style-name="P83"/>
      <text:p text:style-name="P83">Алекс вышел.</text:p>
      <text:p text:style-name="P89"><text:line-break/>~~~</text:p>
      <text:p text:style-name="P97"/>
      <text:p text:style-name="P97">… Стражница напротив вот уже полчаса молча сверлит меня взглядом. </text:p>
      <text:p text:style-name="P97">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7"/>
      <text:p text:style-name="P97">Я тайком смотрю на своё отражение в зеркальце, висящем на шее этой мрачной зебры. Нифига, лоб чистый, никаких каракулей не наблюдается.</text:p>
      <text:p text:style-name="P97"/>
      <text:p text:style-name="P97">- А можно..? - наконец, начинаю я.</text:p>
      <text:p text:style-name="P97">- Нельзя, - оборывает зебра. - Зеррика сама выйдет, когда закончит.</text:p>
      <text:p text:style-name="P97"/>
      <text:p text:style-name="P97">Подчёркивая сказанное, стражница перекрывает вход в палатку копьём.</text:p>
      <text:p text:style-name="P97"/>
      <text:p text:style-name="P97">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7"/>
      <text:p text:style-name="P97">Джет до последнего момента казалась мне сделаной из железа — может быть, именно поэтому я не догадывался, что с ней происходит что-то плохое. </text:p>
      <text:p text:style-name="P9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7"><text:soft-page-break/>Я закрываю глаза, пытаясь вспомнить… </text:p>
      <text:p text:style-name="P97"/>
      <text:p text:style-name="P98">***</text:p>
      <text:p text:style-name="P97"/>
      <text:p text:style-name="P97">.</text:p>
      <text:p text:style-name="P97">.</text:p>
      <text:p text:style-name="P97">.</text:p>
      <text:p text:style-name="P97">СИЯНИЕ</text:p>
      <text:p text:style-name="P97">.</text:p>
      <text:p text:style-name="P97">Кто я?</text:p>
      <text:p text:style-name="P97">.</text:p>
      <text:p text:style-name="P97">Где я?</text:p>
      <text:p text:style-name="P97">.</text:p>
      <text:p text:style-name="P97">Где все?</text:p>
      <text:p text:style-name="P97">.</text:p>
      <text:p text:style-name="P97">Чувствую прикосновение. Что-то энергично тормошит меня. Слышу приглушенное бормотание.</text:p>
      <text:p text:style-name="P97">.</text:p>
      <text:p text:style-name="P440">Я открываю глаза и вижу фигуру в голубом.</text:p>
      <text:p text:style-name="P54"/>
      <text:p text:style-name="P54">- Быстро! За мной! - торопливо шепчет мне она.</text:p>
      <text:p text:style-name="P54">Я послушно ползу среди костей и раздавленных черепов за голубой пони… Пони? Какой ещё, к дьяволу, пони?</text:p>
      <text:p text:style-name="P54">- Пегаской! - шипит, оборачиваясь, она.</text:p>
      <text:p text:style-name="P55"/>
      <text:p text:style-name="P54">Видно, последние слова я произнёс вслух. И, да, теперь я замечаю у поняхи два аккуратно сложенных на спине крыла, <text:span text:style-name="T83">одно из них, правда, нарушенной формы</text:span>. Лёгкие пластинчатые доспехи плотно облегают её грудь и бока.</text:p>
      <text:p text:style-name="P54">Черепа… Кости… Пегаска в броне… Чушь какая-то!</text:p>
      <text:p text:style-name="P54"/>
      <text:p text:style-name="P54">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4"/>
      <text:p text:style-name="P54">- Какого чё…?!!</text:p>
      <text:p text:style-name="P54"><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4">- Появится кто? - спросил я, потирая ушибленную о каменный свод макушку.</text:p>
      <text:p text:style-name="P54"/>
      <text:p text:style-name="P54">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4"/>
      <text:p text:style-name="P54">Я пригнулся к уху поньки и еле слышно прошептал:</text:p>
      <text:p text:style-name="P54">- Кто это?</text:p>
      <text:p text:style-name="P54">- Агамемнон, - так же, едва шевеля губами, прошептала поняха. - Он сегодня голодный - остался без обеда. И у него хороший слух.</text:p>
      <text:p text:style-name="P54"/>
      <text:p text:style-name="P54">Я снова почесал ушибленный лоб.</text:p>
      <text:p text:style-name="P54">- Мне это имя вообще ничего не говорит.</text:p>
      <text:p text:style-name="P54"/>
      <text:p text:style-name="P54">Пегаска критически осмотрела меня.</text:p>
      <text:p text:style-name="P54">-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4"/>
      <text:p text:style-name="P56">Пегаска попробовала было потрогать меня в паху, но я с возмущением отбросил её копыто.</text:p>
      <text:p text:style-name="P56"/>
      <text:p text:style-name="P54">-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4"/>
      <text:p text:style-name="P54">От беспокойной возни снаружи скала задрожала. Кто-то шумно зевнул и с металлическим скрежетом почесался.</text:p>
      <text:p text:style-name="P54"/>
      <text:p text:style-name="P54">- Так откуда ты? - пытливо спросила поняха.</text:p>
      <text:p text:style-name="P54">-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4">Я закрыл глаза и сосредоточился…</text:p>
      <text:p text:style-name="P97">…</text:p>
      <text:p text:style-name="P97">- Не помню.</text:p>
      <text:p text:style-name="P97"><text:soft-page-break/>- Что? - удивилась поняха. - Не помнишь, где твой дом?</text:p>
      <text:p text:style-name="P97">- Нет.</text:p>
      <text:p text:style-name="P97">- А как попал в гнездо Агамемнона — помнишь?</text:p>
      <text:p text:style-name="P97">- Нет.</text:p>
      <text:p text:style-name="P97">- А кто ты — помнишь?</text:p>
      <text:p text:style-name="P97">- Нет.</text:p>
      <text:p text:style-name="P54"><text:span text:style-name="T67">- Ну и ну. Ни в жизнь ещё таких чудаков не встречала. - покачала головой пегаска. - Ты не обижайся, но ты <text:s/>мозгами напоминаешь мне </text:span><text:span text:style-name="T68">полугодовалого жеребёнка</text:span><text:span text:style-name="T67">. То есть, вообще не </text:span><text:span text:style-name="T68">паришь</text:span><text:span text:style-name="T67"> по жизни. Хотя, на вид, взрослый. Как ты, вообще, дожил до своих лет, если не помнишь ничего?</text:span></text:p>
      <text:p text:style-name="P97">-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7">-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7">- Следующий? - я мучительно пытался ухватить логическую нить. - А кто предыдущий?</text:p>
      <text:p text:style-name="P97">-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7">Пегаска склонила шею и я увидел огромную шишку с кровоподтёком на затылке поняхи.</text:p>
      <text:p text:style-name="P97">-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7"/>
      <text:p text:style-name="P54">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4"/>
      <text:p text:style-name="P54">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4"/>
      <text:p text:style-name="P54">…</text:p>
      <text:p text:style-name="P54">СИЯНИЕ</text:p>
      <text:p text:style-name="P97">…</text:p>
      <text:p text:style-name="P54"><text:span text:style-name="T70">Оно п</text:span><text:span text:style-name="T67">овсюду. </text:span><text:span text:style-name="T70">Нет верха и низа, нет направлений и расстояний. Нет м</text:span><text:span text:style-name="T67">ыслей. Нет чувств. Нет времени. Есть только бесконечное сияние…</text:span></text:p>
      <text:p text:style-name="P97">.</text:p>
      <text:p text:style-name="P97"><text:soft-page-break/>Кто я?</text:p>
      <text:p text:style-name="P97">.</text:p>
      <text:p text:style-name="P97">Где я?</text:p>
      <text:p text:style-name="P97">.</text:p>
      <text:p text:style-name="P54">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4">Внезапно фигура как будто наклоняется ко мне и почти выкрикивает фразу. Видение рушится, но фраза впечатывается в память:</text:p>
      <text:p text:style-name="P54">- ИДИ В ДРОГОНШТЕРН!</text:p>
      <text:p text:style-name="P54"/>
      <text:p text:style-name="P54">…</text:p>
      <text:p text:style-name="P54"/>
      <text:p text:style-name="P54">- Я ВСПОМНИЛ! ВСПОМНИЛ! ДРОГОНШТЕРН!!! - я хлопнул себя по лбу. - Мне нужно попасть в Дрогонштерн!</text:p>
      <text:p text:style-name="P54"/>
      <text:p text:style-name="P54">Поняха закатила глаза и стукнулась лбом о камень.</text:p>
      <text:p text:style-name="P54">- <text:span text:style-name="T73">Я ЖЕ ПРЕДУПРЕЖДАЛА, ПОТИШЕ!!!</text:span> - заорала понька. - Что за тупой <text:span text:style-name="T9">индивид</text:span> попался!</text:p>
      <text:p text:style-name="P54"/>
      <text:p text:style-name="P54">Снаружи беспокойно завозились, что-то неразборчиво запыхтели и внезапно валун, под которым мы прятались, вознёсся над нашими головами.</text:p>
      <text:p text:style-name="P54">Поняха бросилась на меня, сбив с ног и закрыв телом и крыльями.</text:p>
      <text:p text:style-name="P54"/>
      <text:p text:style-name="P54">-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4">- А как же ты? Он же съест тебя?</text:p>
      <text:p text:style-name="P54">- Не беспокойся, я в последний момент извернусь и улечу. Действуй!</text:p>
      <text:p text:style-name="P54"/>
      <text:p text:style-name="P54">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4"/>
      <text:p text:style-name="P54">- <text:span text:style-name="T73">ВИЖУ СБЕЖАВШИЙ ВЧЕРАШНИЙ ОБЕД. ЕЩЁ НЕ ПРОТУХ. ХОРОШО.</text:span></text:p>
      <text:p text:style-name="P80"/>
      <text:p text:style-name="P81">- Ну так и жри, пока не скисло! - заорала поняха, повернув к нему голову.</text:p>
      <text:p text:style-name="P81"/>
      <text:p text:style-name="P81"><text:soft-page-break/>- <text:span text:style-name="T73">ОН ЕЩЁ И РУГАЕТСЯ,</text:span> - недовольно заметил дракон. - <text:span text:style-name="T73">СЛИШКОМ СЫРОЙ</text:span>. <text:span text:style-name="T73">НАДО ПРОЖАРИТЬ.</text:span></text:p>
      <text:p text:style-name="P81">Внезапно он открыл пасть и к нам устремился поток зелёного пламени.</text:p>
      <text:p text:style-name="P81">Пегаска пискнула и прижалась ко мне покрепче. Я завороженно смотрел навстречу гибели…</text:p>
      <text:p text:style-name="P81"/>
      <text:p text:style-name="P8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1"/>
      <text:p text:style-name="P81">- Бежим! - пегаска вскочила и указала направление. Я припустил со всех ног. Безумие последнего часа выбило из меня способность мыслить.</text:p>
      <text:p text:style-name="P81"/>
      <text:p text:style-name="P81">… И потому я остановился у края пропасти, руководствуясь исключительно рефлексами.</text:p>
      <text:p text:style-name="P81">Пару камешек сорвалось у меня из-под ноги и скрылось в голубоватой дымке. Я перевёл дух.</text:p>
      <text:p text:style-name="P81"/>
      <text:p text:style-name="P81">- Почему остановился?!! Прыгай! - пегаска остановилась рядом и указала копытом прямо вниз. - Прыгай, если хочешь жить!</text:p>
      <text:p text:style-name="P81"><text:s/></text:p>
      <text:p text:style-name="P81"><text:span text:style-name="T73">- НЕНАВИЖУ ПОНЯЧЬЮ МАГИЮ! НЕ ВЫНОШУ ПОНИ!!! ВИДЕТЬ ИХ БОЛЬШЕ НЕ ХОЧУ В СВОЁМ ГНЕЗДЕ!</text:span> - орал Агамемнон, протирая глаза.</text:p>
      <text:p text:style-name="P81"/>
      <text:p text:style-name="P81">Я молча стоял и смотрел вниз, хлопая глазами. </text:p>
      <text:p text:style-name="P81">Пегаска всё поняла. Она присела, как будто готовясь к прыжку. Я сделал маленький шажок назад, не желая прыгать.</text:p>
      <text:p text:style-name="P8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1"/>
      <text:p text:style-name="P8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1">Довольно скоро я оказался в захвате передних ноги пегаски и к моим воплям присоединился её протяжный визг.</text:p>
      <text:p text:style-name="P81"/>
      <text:p text:style-name="P82">- <text:span text:style-name="T97">А-А-А-А-А-А-А-А-А-А!!!</text:span></text:p>
      <text:p text:style-name="P82"/>
      <text:p text:style-name="P82"><text:soft-page-break/><text:span text:style-name="T97">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6">…</text:p>
      <text:p text:style-name="P55"/>
      <text:p text:style-name="P43">- Да ты совсем чокнулась, коняга долбанутая! - заорал я, как только вынырнул, - я же мог разбиться!!!</text:p>
      <text:p text:style-name="P4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3"/>
      <text:p text:style-name="P43">Пегаска сникла.</text:p>
      <text:p text:style-name="P43">- Не могла…</text:p>
      <text:p text:style-name="P43">Она молча, не попытавшись смахнуть воду, отвернулась и развернула <text:span text:style-name="T83">правое </text:span>крыло. Где-то на половине длины второго сустава оно безжизненно свисало под неестественным углом.</text:p>
      <text:p text:style-name="P43">- Если бы могла летать - не задержалась бы в гнезде Агамемнона… Сломала вчера на вираже, когда уходила от погони.</text:p>
      <text:p text:style-name="P43"/>
      <text:p text:style-name="P43">У меня пересохло в горле.</text:p>
      <text:p text:style-name="P43"><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4"/>
      <text:p text:style-name="P54">Иногда ты довольно туго соображаешь, чувак! Жертвенность этой пон<text:span text:style-name="T97">яхи</text:span> заслуживает большей награды, чем ты можешь дать сейчас.</text:p>
      <text:p text:style-name="P54"/>
      <text:p text:style-name="P54">Я примирительно потрепал пегаску по голубой гриве и неумело погладил по крупу, стряхивая воду.</text:p>
      <text:p text:style-name="P54">- Извини, подруга. Я ступил.</text:p>
      <text:p text:style-name="P54"/>
      <text:p text:style-name="P43">Та немедленно повернулась. <text:span text:style-name="T97">Одно движение ноги стёрло слёзы с носа </text:span>и по улыбке во всю ширину мордахи я понял, что прощён.</text:p>
      <text:p text:style-name="P43"/>
      <text:p text:style-name="P4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3">- Да уж, - я поёжился, - твой дедушка тобой гордился бы.</text:p>
      <text:p text:style-name="P4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3"><text:soft-page-break/></text:p>
      <text:p text:style-name="P43">Я присвистнул.</text:p>
      <text:p text:style-name="P43">- Фигасе у тебя был дедуля. Как ты вообще выжила?</text:p>
      <text:p text:style-name="P43">Пегаска смутилась.</text:p>
      <text:p text:style-name="P4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3"><text:line-break/>Я попытался подбодрить лошадку и похлопал её по шее.</text:p>
      <text:p text:style-name="P43">- Не грусти. Крыло заживёт и ты снова будешь летать наперегонки с дедом! Или падать – что больше нравится.</text:p>
      <text:p text:style-name="P43"/>
      <text:p text:style-name="P43">У пегаски задрожали губы и уголки глаз подозрительно заблестели.</text:p>
      <text:p text:style-name="P43">- Не получится. Никогда-никогда. Он однажды улетел разгонять грозу и в облаке на полной скорости врезался в гору.</text:p>
      <text:p text:style-name="P43"/>
      <text:p text:style-name="P43">Да уж, чувак, ты умеешь утешать!</text:p>
      <text:p text:style-name="P43"/>
      <text:p text:style-name="P43">Я снова погладил пегаску. Та в ответ неожиданно сильно прижалась ко мне, помогая себе передней ногой.</text:p>
      <text:p text:style-name="P43">- Ай! - я свободной рукой отстранил поняху.</text:p>
      <text:p text:style-name="P43">- И-извини… Я расклеилась. Мне нужно было утешиться. Я думала, ты меня поймешь, - пробормотала пегаска и отвернулась.</text:p>
      <text:p text:style-name="P43">- Да нет, не в том дело.</text:p>
      <text:p text:style-name="P43"/>
      <text:p text:style-name="P43">Я полез рукой под рубашку, нашаривая колющий грудь предмет.</text:p>
      <text:p text:style-name="P43"/>
      <text:p text:style-name="P43">- Ого! Что за хрень?</text:p>
      <text:p text:style-name="P43"/>
      <text:p text:style-name="P4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3"/>
      <text:p text:style-name="P43">-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3">- Естественно, не пегасье. Это моё украшение. Знать бы только, как оно у меня оказалось!</text:p>
      <text:p text:style-name="P43"><text:soft-page-break/></text:p>
      <text:p text:style-name="P43">Я попытался снять цепочку, но не смог взять её в руку. Золотистое сияние охватило мою шею и мягко оттолкнуло руку прочь.</text:p>
      <text:p text:style-name="P43"/>
      <text:p text:style-name="P43">- Чего-о-о?!! Не понял!</text:p>
      <text:p text:style-name="P43"/>
      <text:p text:style-name="P4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3"/>
      <text:p text:style-name="P43">- Кажется, я понимаю, что спасло нас от Агамемнона!</text:p>
      <text:p text:style-name="P43">- Эмм… Ты?</text:p>
      <text:p text:style-name="P43"/>
      <text:p text:style-name="P43">Пегаска ткнула копытом в украшение. Золотое свечение остановило её ногу в сантиметре от моей груди.</text:p>
      <text:p text:style-name="P43"/>
      <text:p text:style-name="P43">- Я не о том. Вот то золотое марево, которое защитило нас от пламени дракона – это её копыт дело!</text:p>
      <text:p text:style-name="P43">- Её? - я почесал в затылке, - Тогда уже его. Украшение – оно. Блин, щекочется – а я даже снять его не могу!</text:p>
      <text:p text:style-name="P43">- Её. <text:s/>Украшение – кобылка, - растолковала пегаска. - Это тебе любой пони скажет.</text:p>
      <text:p text:style-name="P43"/>
      <text:p text:style-name="P4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5">Я вздохнул и спрятал кулон обратно под рубаху. <text:span text:style-name="T225">Фигурка легонько оцарапала мою грудь. Меня внезапно обдало теплом и сияние просветило материю насквозь.</text:span></text:p>
      <text:p text:style-name="P428">… </text:p>
      <text:p text:style-name="P428"><text:span text:style-name="T225">Я</text:span> <text:span text:style-name="T225">открыл глаза и увидел Джет, таращившуюся на меня во все глаза.</text:span></text:p>
      <text:p text:style-name="P428"/>
      <text:p text:style-name="P428">- <text:span text:style-name="T225">Ты в порядке?</text:span></text:p>
      <text:p text:style-name="P428"/>
      <text:p text:style-name="P429">Я запустил руку под рубашку и немного пошарил. <text:span text:style-name="T226">Ну дела! </text:span>Ни фигурки, ни цепочки.</text:p>
      <text:p text:style-name="P429"/>
      <text:p text:style-name="P429">- Не знаю. Вроде, да. Но кулон исчез.</text:p>
      <text:p text:style-name="P429">- Никуда он не исчез. <text:s/>Я видела, как эта фиговина растворилась у тебя на груди!</text:p>
      <text:p text:style-name="P429">- Прямо через рубашку?</text:p>
      <text:p text:style-name="P429">- Угу! Она так сияла, что <text:span text:style-name="T226">я даже твои рёбра видела. То ещё зрелище…</text:span></text:p>
      <text:p text:style-name="P43"><text:soft-page-break/></text:p>
      <text:p text:style-name="P430">Я хмыкнул, <text:span text:style-name="T227">потёр висок</text:span> и в конце-концов плюнул на попытки что-либо понять.</text:p>
      <text:p text:style-name="P430"/>
      <text:p text:style-name="P43">- В общем, попытка номер два.</text:p>
      <text:p text:style-name="P43">- Ась? - недоумённо спросила пегаска.</text:p>
      <text:p text:style-name="P43"/>
      <text:p text:style-name="P43">Я в ответ осторожно, не касаясь повреждённого крыла, обнял её и прижал к себе покрепче.</text:p>
      <text:p text:style-name="P43">- Спасибо, что спасла меня. Серьёзно.</text:p>
      <text:p text:style-name="P43"/>
      <text:p text:style-name="P43">Я так и почувствовал, как расслабляется в моих руках поняха, буквально упёршись в меня грудью и положив голову на плечо.</text:p>
      <text:p text:style-name="P43">- Друзья зовут меня Джет.</text:p>
      <text:p text:style-name="P43">- Здорово, Джет! А меня зовут… Эмм…</text:p>
      <text:p text:style-name="P43"/>
      <text:p text:style-name="P43">Блин! Похоже, это ещё одна вещь, которую я не помню.</text:p>
      <text:p text:style-name="P43"/>
      <text:p text:style-name="P43">- Называй меня… Эээ… Хуман! Хуман из племени Хомо Сапиенсов.</text:p>
      <text:p text:style-name="P43">- Привет, Хуман! - пегаска с улыбкой отстранилась и потрясла мою руку, зажав её между копыт.</text:p>
      <text:p text:style-name="P43">- Привет, Джет!</text:p>
      <text:p text:style-name="P43">- Привет, красавчики!</text:p>
      <text:p text:style-name="P48"/>
      <text:p text:style-name="P83">Мы обернулись на голос и узрели с полдюжины копий, чуть ли не уткнувшихся нам в носы…</text:p>
      <text:p text:style-name="P83"/>
      <text:p text:style-name="P89">***</text:p>
      <text:p text:style-name="P48"/>
      <text:p text:style-name="P83">- Хуман из Хомо Сапиенсов! - возвращает меня к реальности гортанный голос полосатой целительницы, - Ты можешь войти. Пегаска нуждается в тебе.</text:p>
      <text:p text:style-name="P83"/>
      <text:h text:style-name="P461"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461" text:outline-level="2"><text:soft-page-break/>4</text:h>
      <text:p text:style-name="P83"/>
      <text:p text:style-name="P101">…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1">…сссшшш… военные расходы стали максимальными за всю историю наблюдения – говорится в ежегодном отчёте международной …шшш… </text:p>
      <text:p text:style-name="P101">…хррршшш… заступил на дежурство девятнадцатый дивизион ПВО дальнего …шшшсссссшшш… </text:p>
      <text:p text:style-name="P101"/>
      <text:p text:style-name="P8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39">Пока я с удивлением рассматривал палец, ретранслятор</text:span> в ответ выхаркнул очередную порцию информации.</text:p>
      <text:p text:style-name="P83"/>
      <text:p text:style-name="P101">…шшсссшш… очередное заседание ООН, посвящённое предотвращению эскалации конфликта …хрр…</text:p>
      <text:p text:style-name="P10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1">…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1"/>
      <text:p text:style-name="P8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3"/>
      <text:p text:style-name="P56">Близилось время обеда. Я пожал плечами и побрёл в столовку.</text:p>
      <text:p text:style-name="P56"/>
      <text:p text:style-name="P56">…</text:p>
      <text:p text:style-name="P63">&lt;<text:span text:style-name="T9">теория трун и волновых колебаний</text:span><text:span text:style-name="T49">, мультиверс Эверетта</text:span>&gt;</text:p>
      <text:p text:style-name="P57">- Вот как ты считаешь, Дедлайн, имеет ли право на жизнь теория <text:span text:style-name="T391">множественных</text:span> миров <text:span text:style-name="T391">Эверетта</text:span>?! - Диоген чуть не выколол мне глаз, размахивая пластиковой вилкой. - Ну, помнишь, я тебе рассказывал на той неделе… <text:span text:style-name="T392">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7">- <text:span text:style-name="T393">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59"><text:soft-page-break/>- <text:span text:style-name="T394">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4">-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5">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8"/>
      <text:p text:style-name="P67">Диоген с обидой посмотрел на сидящего за соседним столом Гейзенберга. Тот что-то доказывал Леннону и даже не повернулся в ответ.</text:p>
      <text:p text:style-name="P67"/>
      <text:p text:style-name="P64">- <text:span text:style-name="T396">Так вот, в</text:span>место координат и скоростей для квантов используют волновую функцию, <text:span text:style-name="T395">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4"/>
      <text:p text:style-name="P65">Диоген провёл от точки кривую линию <text:s/><text:span text:style-name="T396">и в конце сильно вдавил пальцем в стол. Слизывая впившиеся в палец крупицы соли, он продолжил.</text:span></text:p>
      <text:p text:style-name="P65"/>
      <text:p text:style-name="P66">- <text:span text:style-name="T396">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5"/>
      <text:p text:style-name="P68">Диоген заговорщицки подмигнул мне <text:span text:style-name="T414">и нарисовал от точки на столе ещё несколько кривых траекторий.</text:span></text:p>
      <text:p text:style-name="P68"/>
      <text:p text:style-name="P6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397">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397">х</text:span> вселенных и даст суммарную волновую функцию! <text:span text:style-name="T397">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1">Вот этот вариант с <text:span text:style-name="T399">бесконечными </text:span>расщепляющимися <text:span text:style-name="T399">вселенными</text:span> и есть <text:span text:style-name="T404">теория</text:span> Эверетта. Ну, как тебе? Красиво же этот алкоголик <text:span text:style-name="T403">Хью </text:span>утёр нос <text:span text:style-name="T405">копенгагенским болванам!</text:span></text:p>
      <text:p text:style-name="P70"/>
      <text:p text:style-name="P71"><text:soft-page-break/>- Красиво… - я не понял вообще ничего, но с Диогеном лучше было соглашаться, чтобы <text:span text:style-name="T400">не </text:span>вызвать приступ научного гнева.</text:p>
      <text:p text:style-name="P71">- <text:span text:style-name="T405">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1">- <text:span text:style-name="T421">Знаешь, Диоген, я больше ценитель классики. Ну, там, когда яблоко на голову падает или е равно эм-цэ-квадрат…</text:span></text:p>
      <text:p text:style-name="P70">- <text:span text:style-name="T398">Это потому что ты не знаешь продолжения! - энергично воскликнул Диоген. - Я к чему это тебе про мультиверс Эверетта талдычу? </text:span><text:span text:style-name="T53">Я </text:span><text:span text:style-name="T54">ведь </text:span><text:span text:style-name="T53">его немного расширил </text:span><text:span text:style-name="T55">пару лет назад</text:span><text:span text:style-name="T53">!</text:span></text:p>
      <text:p text:style-name="P70"/>
      <text:p text:style-name="P73">Мой собеседник потёр ладони и тихонько рассмеялся в локоть. Вид у него был как у школьника, удачно <text:span text:style-name="T402">удачно подложившего кнопку на стул соседу</text:span>.</text:p>
      <text:p text:style-name="P70"/>
      <text:p text:style-name="P72">- <text:span text:style-name="T401">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7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59"/>
      <text:p text:style-name="P59">- <text:span text:style-name="T406">И что с того? - ошалело спросил я. Множественные вселенные в моём воображении играли на гармошке и танцевали чечётку.</text:span></text:p>
      <text:p text:style-name="P59"/>
      <text:p text:style-name="P61">- <text:span text:style-name="T406">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1"/>
      <text:p text:style-name="P76">Диоген выцарапал крошку из бороды и отправил в рот. В его голосе послышались <text:span text:style-name="T415">истерически-</text:span>восторжённые нотки.</text:p>
      <text:p text:style-name="P77"/>
      <text:p text:style-name="P77">- Их семь! Я рассчитал! Семь! <text:span text:style-name="T410">Подобно</text:span> <text:span text:style-name="T410">тому, как </text:span>луч света распадается на семь цветов <text:span text:style-name="T412">радуги при</text:span> проход<text:span text:style-name="T410">е</text:span> через призму, так и вселенная наблюдателя “<text:span text:style-name="T412">распадается”</text:span> <text:span text:style-name="T412">на </text:span>семь запутанных, зависящих от неё параллельных вселенных! Бесконечное количество параллельных, но только семь зависимых! <text:span text:style-name="T412">Этакая мультиверс-радуга…</text:span> Это <text:span text:style-name="T413">можно представить</text:span> волн<text:span text:style-name="T413">ами</text:span>, повторяющи<text:span text:style-name="T413">ми</text:span> форму брошенного в воду <text:span text:style-name="T409">камня</text:span> – каждая волна слабее предыдущей, пока, наконец, они станут <text:span text:style-name="T413">не</text:span>различимы <text:span text:style-name="T415">в</text:span> водной глади. Так и <text:soft-page-break/>со связанными вселенными – <text:span text:style-name="T409">на каждой последующей энергетической бране </text:span>связь <text:span text:style-name="T409">всё </text:span>слабее. <text:span text:style-name="T410">На седьмой бране зависимость еле прослеживается.</text:span></text:p>
      <text:p text:style-name="P62"/>
      <text:p text:style-name="P78">Диоген выдохнул и залпом опрокинул в себя стакан компота. <text:span text:style-name="T410">Закашлялся, </text:span>вытер рот рукавом и обиженно оглянулся <text:span text:style-name="T410">через плечо</text:span>.</text:p>
      <text:p text:style-name="P62"/>
      <text:p text:style-name="P60">- Я вчера во время прогулки обсуждал сильные и слабые стороны <text:span text:style-name="T413">моей</text:span> <text:span text:style-name="T413">теории</text:span> с Платоном, так он спорит на два окурка, что она нежизнеспособна! Якобы, <text:span text:style-name="T407">сравнение пар квантов и целых вселенных </text:span><text:span text:style-name="T75">притянуто за уши, а камни годятся </text:span>только на то, чтобы вышибать мозги из заумствующих демагогов! Но позвольте!!</text:p>
      <text:p text:style-name="P83"/>
      <text:p text:style-name="P8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11">а</text:span> Диоген увлечённо жевал.</text:p>
      <text:p text:style-name="P83"/>
      <text:p text:style-name="P88">-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50">обосновать существование </text:span><text:span text:style-name="T52">связанных</text:span><text:span text:style-name="T50"> вселенных и другим способом</text:span><text:span text:style-name="T9">! </text:span><text:span text:style-name="T50">До сих пор мы рассматривали квант как частицу и отталкивались от этого постулата в своих доказательствах. Теперь рассмотрим </text:span><text:span text:style-name="T51">волновой аспект.</text:span><text:span text:style-name="T9"> Ты как раз должен оценить…</text:span></text:p>
      <text:p text:style-name="P48"/>
      <text:p text:style-name="P52">Я уже отчаялся остановить вышедшего на орбиту философа и просто старался не заснуть.</text:p>
      <text:p text:style-name="P48"/>
      <text:p text:style-name="P48">- Дедлайн, ты же знаком с корпускулярно-волновым дуализмом? <text:span text:style-name="T416">Мне же не надо тебе объяснять п</text:span>ростенький такой постулат, что квантовые частицы, вроде фотонов, являются одновременно обьектом и волной? <text:span text:style-name="T416">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8"/>
      <text:p text:style-name="P4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8"/>
      <text:p text:style-name="P4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8"/>
      <text:p text:style-name="P4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8"/>
      <text:p text:style-name="P4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8"/>
      <text:p text:style-name="P8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3">Крошка не двигалась.</text:p>
      <text:p text:style-name="P83">Я закрыл глаза, прижал пальцы рук к вискам и представил, как крошка поднимается в воздух и…</text:p>
      <text:p text:style-name="P83"/>
      <text:p text:style-name="P83">- Ты чего? У тебя что, голова болит? - Диоген встревожено тряс меня за плечо. - Хочешь леденец? Барбарисовый! Я вчера у Крыса выменял за сигарету.</text:p>
      <text:p text:style-name="P83"/>
      <text:p text:style-name="P83">Я открыл глаза. На месте крошки покоился локоть Диогена. Сам он участливо совал мне под нос леденец.</text:p>
      <text:p text:style-name="P8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3"/>
      <text:p text:style-name="P83">- Нет, всё в порядке, продолжай.</text:p>
      <text:p text:style-name="P83">- Так вот, - приободрился тот, - волны энтропии и создают те самые <text:span text:style-name="T417">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17">на следующей </text:span>волн<text:span text:style-name="T417">е</text:span> отражении это могут быть гориллы. Или, скажем, в <text:span text:style-name="T417">последнем,</text:span> <text:span text:style-name="T417">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3"/>
      <text:p text:style-name="P83">Я вытер брызги слюны Диогена со лба.</text:p>
      <text:p text:style-name="P83"/>
      <text:p text:style-name="P83">- А война? - я отчаянно искал повод свалить в палату. Мне <text:span text:style-name="T417">ужасно </text:span>хотелось спать.</text:p>
      <text:p text:style-name="P83">- Что – война?</text:p>
      <text:p text:style-name="P83">- Если у нас произойдёт война – случится ли война в отражении? Скажем, вот в том, далёком – <text:span text:style-name="T417">на седьмой волне</text:span>?</text:p>
      <text:p text:style-name="P83">- Не знаю, - растерянно произнёс Диоген, - зависит от размеров войны и её значения для культуры, надо полагать. Но это интересный вопрос! <text:span text:style-name="T417">Седьмая волна</text:span>? Я вот прямо сейчас займусь расчётами…</text:p>
      <text:p text:style-name="P83"/>
      <text:p text:style-name="P8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3"/>
      <text:p text:style-name="P83">…</text:p>
      <text:p text:style-name="P83"/>
      <text:p text:style-name="P83">- Дедлайн, танцуй! - судья Дредд окликнул меня на входе в палату.</text:p>
      <text:p text:style-name="P83"/>
      <text:p text:style-name="P83">Я повернул голову.</text:p>
      <text:p text:style-name="P83"/>
      <text:p text:style-name="P83">- Ты же не хотел переезжать в четвёртую палату? Так вот, перевод отменяется. Остаёшься в третьей своих пауков разводить.</text:p>
      <text:p text:style-name="P83"/>
      <text:p text:style-name="P83">“Неужто Алекс замолвил за меня словечко?” - пронеслось у меня в мыслях. - “Расстались мы с ним не на хорошей ноте. Что он потребует взамен?”</text:p>
      <text:p text:style-name="P83">- Да не смотри ты на меня, как кролик на удава! - отмахнулся Дредд, - новенький умер. Сегодня утром. Я как раз на утреннем осмотре был.</text:p>
      <text:p text:style-name="P83"/>
      <text:p text:style-name="P83">У меня перехватило дыхание.</text:p>
      <text:p text:style-name="P83"/>
      <text:p text:style-name="P83">- От чего он умер?</text:p>
      <text:p text:style-name="P8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3"/>
      <text:p text:style-name="P89">***</text:p>
      <text:p text:style-name="P83"/>
      <text:p text:style-name="P83">- Джет… - шепчу я тихонько.</text:p>
      <text:p text:style-name="P83"/>
      <text:p text:style-name="P83">Комок под серым пледом слабо шевелится.</text:p>
      <text:p text:style-name="P83"/>
      <text:p text:style-name="P83">- Она очень слаба. Разговаривай с ней не более четверти часа, Хуман из Хомо Сапиенсов. Время пошло.</text:p>
      <text:p text:style-name="P83"/>
      <text:p text:style-name="P83">Зеррика ставит на полку возле кровати песочные часы и выходит.</text:p>
      <text:p text:style-name="P83"/>
      <text:p text:style-name="P83">- Джет!</text:p>
      <text:p text:style-name="P83">Из-под одеяла высовывается копыто и затаскивает мою руку под одеяло. К руке прижимается что-то тёплое и влажное.</text:p>
      <text:p text:style-name="P83">Я осторожно стаскиваю одеяло с пегаски. Та лежит на животе, вся спина перебинтована. Джет прижимает мою руку к заплаканной щеке.</text:p>
      <text:p text:style-name="P83"/>
      <text:p text:style-name="P8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3"/>
      <text:p text:style-name="P83">Я ногой придвигаю к кровати стул и сажусь на него. Свободной рукой треплю пегаску между ушами.</text:p>
      <text:p text:style-name="P83"/>
      <text:p text:style-name="P8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3"><text:s/></text:p>
      <text:p text:style-name="P8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3"/>
      <text:p text:style-name="P8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3"/>
      <text:p text:style-name="P8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3"/>
      <text:p text:style-name="P83">Я шутливо сжимаю её нос. </text:p>
      <text:p text:style-name="P83"/>
      <text:p text:style-name="P8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3">- Это уже мои проблемы.</text:p>
      <text:p text:style-name="P83">- <text:s/>Зато я отлично умею готовить гороховый суп. Кстати, а что такое “суицид”? - спрашивает пегаска сонным голосом и зевает.</text:p>
      <text:p text:style-name="P83"/>
      <text:p text:style-name="P83">Я задумываюсь. В полумраке палатки тускло блестят доспехи Джет, сваленные кучей в углу.</text:p>
      <text:p text:style-name="P8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3"/>
      <text:p text:style-name="P83">- Хррр… я поняла… я буду бороться до конца… Хум… хррр…</text:p>
      <text:p text:style-name="P83"/>
      <text:p text:style-name="P83">- Хуман из Хомо Сапиенсов! Пора заканчивать визит.</text:p>
      <text:p text:style-name="P83"/>
      <text:p text:style-name="P83">Полог палатки раздвигается и Зеррика показывает мне копытом на часы, в которых пересыпаются последние песчинки.</text:p>
      <text:p text:style-name="P83">Я осторожно высвобождаю руку из захвата спящей Джет и поправляю ей одеяло.</text:p>
      <text:p text:style-name="P83"/>
      <text:p text:style-name="P83">- Когда она встанет на ноги?</text:p>
      <text:p text:style-name="P83">- Н<text:span text:style-name="T9">едели </text:span>будет достаточно, Хуман. Пегасы - крепкие создания. Ты можешь оставаться с нами до её выздоровления.</text:p>
      <text:p text:style-name="P83">- Спасибо вам. За всё. За Джет.</text:p>
      <text:p text:style-name="P83"/>
      <text:p text:style-name="P83">Зебра косит на меня изумрудным глазом.</text:p>
      <text:p text:style-name="P83"/>
      <text:p text:style-name="P8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3"/>
      <text:p text:style-name="P83"><text:soft-page-break/>Я неверяще смотрю на Зеррику.</text:p>
      <text:p text:style-name="P83"/>
      <text:p text:style-name="P83">- Вы знали, что у Джет отвалится крыло и я буду мешать ей прыгнуть с обрыва?</text:p>
      <text:p text:style-name="P83"/>
      <text:p text:style-name="P83">Зебра смущается.</text:p>
      <text:p text:style-name="P83"/>
      <text:p text:style-name="P8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3">- Что за миссия? Я не то, что какую-то миссию – я не знаю даже, как меня зовут!</text:p>
      <text:p text:style-name="P83"/>
      <text:p text:style-name="P83">Зеррика сочувствующе кивает.</text:p>
      <text:p text:style-name="P83"/>
      <text:p text:style-name="P8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3"/>
      <text:p text:style-name="P83">…</text:p>
      <text:p text:style-name="P83"/>
      <text:p text:style-name="P8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3"/>
      <text:p text:style-name="P83">- А, Большой М’боно! - приветствует меня Сенбе скрипучим голосом. - Заходи. Сенбе ждал тебя.</text:p>
      <text:p text:style-name="P83"/>
      <text:p text:style-name="P83">Зебра указывает копытом на мешок рядом. Я присаживаюсь. Зеррика почтительно склоняет голову перед старейшиной и <text:span text:style-name="T83">выходит из палатки</text:span>. Ящерица не мигая <text:s/>смотрит на нас из-под потолка.</text:p>
      <text:p text:style-name="P83"/>
      <text:p text:style-name="P83">- Почему ты зовёшь меня “Большой М’боно”? О какой ещё миссии вы говорите? Что ты узнал о мне прошлой весной? Каким хером я тут очутился? Кто я <text:span text:style-name="T83">такой</text:span>, чёрт меня подери <text:span text:style-name="T83">на мальтийский крест</text:span>?</text:p>
      <text:p text:style-name="P83"/>
      <text:p text:style-name="P83">Сенбе поднимает копыто, останавливая поток сознания.</text:p>
      <text:p text:style-name="P83"/>
      <text:p text:style-name="P83"><text:soft-page-break/>- Слишком много вопросов для старого <text:span text:style-name="T83">шамана</text:span>. Большой М’боно слишком молод и зол. Совсем как Сенбе, когда он сам был молод, - с<text:span text:style-name="T83">тарейшина </text:span>усмехнулся. <text:span text:style-name="T83">- Сенбе прочитает тебе то, что сам узнал полгода назад во сне. Не спрашивай ни о чём сверх того. Сенбе не ответит — сам не знает.</text:span></text:p>
      <text:p text:style-name="P48">&lt;расписать больше быта у Сенбе&gt;</text:p>
      <text:p text:style-name="P102">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3"/>
      <text:p text:style-name="P89">***</text:p>
      <text:p text:style-name="P83">&lt;<text:span text:style-name="T9">ывкпвпекываукпеыварпевыаерпкув</text:span>&gt;</text:p>
      <text:p text:style-name="P346"/>
      <text:p text:style-name="P89">***</text:p>
      <text:p text:style-name="P83"/>
      <text:p text:style-name="P83">Сенбе захлопывает книгу.</text:p>
      <text:p text:style-name="P83"/>
      <text:p text:style-name="P83">- Большой Мбоно доволен? Сенбе ответил на твои вопросы?</text:p>
      <text:p text:style-name="P83">- Вполне, - с каменным лицом говорю я.</text:p>
      <text:p text:style-name="P8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3"/>
      <text:h text:style-name="P461"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2">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461" text:outline-level="2">5</text:h>
      <text:p text:style-name="P83">&lt;<text:span text:style-name="T9">глава с фейковым Диалогом с Терминатором должна быть ПОСЛЕ договорённости с Крысом о побеге</text:span>&gt;</text:p>
      <text:p text:style-name="P8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3"/>
      <text:p text:style-name="P43"><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1">Два года</text:span><text:span text:style-name="T1"> прошло со времени моего последнего Урока, но я отлично помню процедуру приветствия. Опыт не пропьёшь.</text:span></text:p>
      <text:p text:style-name="P83"/>
      <text:p text:style-name="P347">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40">Совсем. Даже то подобие личности, что потом обречено жить растительной жизнью в “Чертогах Разума”.</text:span></text:p>
      <text:p text:style-name="P48"/>
      <text:p text:style-name="P8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3">Что ж. Обманывать нехорошо, но для дела – можно.</text:p>
      <text:p text:style-name="P48">&lt;более детальное описание начала диалога. Сам диалог развернуть&gt;</text:p>
      <text:p text:style-name="P83">- Как мне звать тебя, <text:span text:style-name="T192">У</text:span>читель? - прошептал я ему на ухо. - Я желаю взять урок.</text:p>
      <text:p text:style-name="P48"/>
      <text:p text:style-name="P83">Зрачки Терминатора застыли. Губы замерли. Казалось, он перестал дышать.</text:p>
      <text:p text:style-name="P83">Прошли бесконечные полминуты, когда губы Терминатора дёрнулись.</text:p>
      <text:p text:style-name="P83"/>
      <text:p text:style-name="P83">- Оператор 34. Я готов учить тебя, Хэвэн, - прошептал он в ответ.</text:p>
      <text:p text:style-name="P83">- Приветствие принято, оператор 34. Начинаем диалог.</text:p>
      <text:p text:style-name="P83"/>
      <text:p text:style-name="P83">Секунды сгорали одна за другой, как мотыльки в костре. Вопросы следовали один за другим в быстрой последовательности.</text:p>
      <text:p text:style-name="P83"/>
      <text:p text:style-name="P48">- <text:span text:style-name="T234">Каков был класс твоей защиты?</text:span></text:p>
      <text:p text:style-name="P48">- <text:span text:style-name="T234">Двадцать шестой.</text:span></text:p>
      <text:p text:style-name="P48">- <text:span text:style-name="T234">Сколько времени ты продержался?</text:span></text:p>
      <text:p text:style-name="P48">- <text:span text:style-name="T234">Семнадцать минут.</text:span></text:p>
      <text:p text:style-name="P48">- <text:span text:style-name="T234">Сколько времени ты бы продержался с сорок восьмым классом?</text:span></text:p>
      <text:p text:style-name="P48">- … <text:span text:style-name="T241">Часа два… Наверное…</text:span></text:p>
      <text:p text:style-name="P48">- <text:span text:style-name="T234">Какой ты запомнил Хэвэн?</text:span></text:p>
      <text:p text:style-name="P48">- <text:span text:style-name="T234">Она прекрасна…</text:span></text:p>
      <text:p text:style-name="P48">- <text:span text:style-name="T234">Чего более всего нужно опасаться при встрече с ней сейчас?</text:span></text:p>
      <text:p text:style-name="P48"/>
      <text:p text:style-name="P48">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8"/>
      <text:p text:style-name="P48">- Любви. Опасайся её любви. <text:span text:style-name="T233">Не давай ей прикоснуться к себе.</text:span></text:p>
      <text:p text:style-name="P48"/>
      <text:p text:style-name="P83">Терминатор откинулся на койку и закрыл его глаза.</text:p>
      <text:p text:style-name="P83"/>
      <text:p text:style-name="P83">- Сессия завершается, оператор 34. Закрываю диалог, - поспешно прошептал я.</text:p>
      <text:p text:style-name="P83"><text:soft-page-break/>- До свидания, Хэвэн. Диалог закрыт, - с закрытыми глазами пробормотал Терминатор.</text:p>
      <text:p text:style-name="P83"/>
      <text:p text:style-name="P83">…</text:p>
      <text:p text:style-name="P83"/>
      <text:p text:style-name="P95">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41">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6">Что ж, двух часов мне более чем достаточно.</text:p>
      <text:p text:style-name="P83"/>
      <text:p text:style-name="P83">Белые чёрточки нарезали небо тонкими полосками. Восемь параллельных инверсионных следов, расползающихся ватными дорожками.</text:p>
      <text:p text:style-name="P8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3"/>
      <text:p text:style-name="P83">Я протянул руку и подкрутил ручку настройки ретранслятора. Пыльный ящик разразился очередной порцией свистов.</text:p>
      <text:p text:style-name="P83"/>
      <text:p text:style-name="P101">…ccшшш… могут быть спокойны - звено истребителей с самолётом аэроразведки АВАКС патрулируют небо над столицей. <text:span text:style-name="T7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1"/>
      <text:p text:style-name="P56">Гул столовой заглушил хрип древнего аппарата.</text:p>
      <text:p text:style-name="P83"/>
      <text:p text:style-name="P89">***</text:p>
      <text:p text:style-name="P83"/>
      <text:p text:style-name="P83">- Чешется! - Джет ожесточённо трётся об меня спиной, высунув язык от удовольствия.</text:p>
      <text:p text:style-name="P83">- Да погоди ты! - я отпихиваю пегаску, - Потерпи два дня. Снимут бинты – тогда хоть до дыр чеши!</text:p>
      <text:p text:style-name="P83">- ЧЕ-ШЕТ-СЯ!!! - Джет с совершенно безумными глазами начинает чесаться о центральный столб палатки.</text:p>
      <text:p text:style-name="P83"/>
      <text:p text:style-name="P83">Тот явно не рассчитан на столь энергичных пациентов. Коротко треснув, столб валится набок, потянув за собой всё остальное.</text:p>
      <text:p text:style-name="P83"/>
      <text:p text:style-name="P83">- А х ты ж ё…!! - рухнувший полог палатки заглушает мои ругательства.</text:p>
      <text:p text:style-name="P83"><text:soft-page-break/></text:p>
      <text:p text:style-name="P83">Изрядно пробарахтавшись в складках плотной ткани, я, наконец, прорываюсь на свободу.</text:p>
      <text:p text:style-name="P83"/>
      <text:p text:style-name="P8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3"/>
      <text:p text:style-name="P8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3">- ЭТО Я!!! Я САМА ОСВОБОДИЛАСЬ! - орёт Джет, - МНЕ НАДО!!!</text:p>
      <text:p text:style-name="P83"/>
      <text:p text:style-name="P8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3"/>
      <text:p text:style-name="P8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3"/>
      <text:p text:style-name="P83">Джет моментально замирает.</text:p>
      <text:p text:style-name="P83"/>
      <text:p text:style-name="P83">- Эээ… Ооо… Упс… Н-наденьте на меня, пожалуйста, бандажи… И привяжите к кровати – я не ручаюсь, что во сне не сорву их.</text:p>
      <text:p text:style-name="P83"/>
      <text:p text:style-name="P83">Зеррика фейсхуфит. Потом воздевает глаза к потолку. Потом вздыхает.</text:p>
      <text:p text:style-name="P83"/>
      <text:p text:style-name="P8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3"/>
      <text:p text:style-name="P83">…</text:p>
      <text:p text:style-name="P83"/>
      <text:p text:style-name="P8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3"/>
      <text:p text:style-name="P83">- Поправь меня! Мне солнце прям в глаз светит!</text:p>
      <text:p text:style-name="P83"/>
      <text:p text:style-name="P83"><text:soft-page-break/>Я пододвигаю крестовину.</text:p>
      <text:p text:style-name="P83"/>
      <text:p text:style-name="P83">- Итак, поехал он за аленьким цветочком.&lt;<text:span text:style-name="T9">шутливая </text:span><text:span text:style-name="T71">история</text:span>&gt;</text:p>
      <text:p text:style-name="P83"/>
      <text:h text:style-name="P461"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461" text:outline-level="2">6</text:h>
      <text:p text:style-name="P83"/>
      <text:p text:style-name="P83">Столовая гудела в обсуждении последн<text:span text:style-name="T127">их </text:span>новост<text:span text:style-name="T127">ей</text:span> снаружи: <text:span text:style-name="T127">введения </text:span>продуктовы карточк<text:span text:style-name="T141">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3">Я выкинул одноразовые тарелки в мусорный бак и собрался уходить, когда меня окликнули.</text:p>
      <text:p text:style-name="P83"/>
      <text:p text:style-name="P83">- Дедлайн, я рассчитал! Рассчитал!</text:p>
      <text:p text:style-name="P83"/>
      <text:p text:style-name="P8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3"/>
      <text:p text:style-name="P83">- Я всё рассчитал! Десять!</text:p>
      <text:p text:style-name="P83"/>
      <text:p text:style-name="P8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3"/>
      <text:p text:style-name="P83">- Идём!</text:p>
      <text:p text:style-name="P83"/>
      <text:p text:style-name="P83">Палата Диогена была через одну с моей – надзирающий санитар Шопен лениво кивнул мне, пропуская внутрь.</text:p>
      <text:p text:style-name="P83"><text:soft-page-break/>Подойдя к своей койке, Диоген нырнул в тумбочку чуть ли не по пояс.</text:p>
      <text:p text:style-name="P83"/>
      <text:p text:style-name="P83">- Сюда я его положил, лежал же где-то тут… Ага!</text:p>
      <text:p text:style-name="P83"/>
      <text:p text:style-name="P83">Диоген вытащил смятый листок.</text:p>
      <text:p text:style-name="P83"/>
      <text:p text:style-name="P83">- Сегодня ночью пришло вдохновение – рассчитал всё, как ты и спрашивал! <text:span text:style-name="T420">На седьмой волне</text:span> – десять миллионов!</text:p>
      <text:p text:style-name="P8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3"/>
      <text:p text:style-name="P8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3">…</text:p>
      <text:p text:style-name="P8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3"/>
      <text:p text:style-name="P8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3"/>
      <text:p text:style-name="P8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3"/>
      <text:p text:style-name="P89">***</text:p>
      <text:p text:style-name="P83"/>
      <text:p text:style-name="P83">- Четыре! Три! Два! Один! Снимай, - кивает мне Зеррика.</text:p>
      <text:p text:style-name="P83"/>
      <text:p text:style-name="P83"><text:soft-page-break/>Я сдёргиваю разрезанные остатки повязки с Джет. Та уже стоит на полусогнутых, ожидая возможности как следует почесаться.</text:p>
      <text:p text:style-name="P83">- И-и-и-й-е-е-ех!</text:p>
      <text:p text:style-name="P83"/>
      <text:p text:style-name="P83">Одним прыжком Джет достигает ближайшей сосны и разворачивается к ней спиной. Выгибается, <text:s/>топает в предвкушении копытом и…</text:p>
      <text:p text:style-name="P83">И замирает..</text:p>
      <text:p text:style-name="P83">…</text:p>
      <text:p text:style-name="P83">- Джет, ты чего?</text:p>
      <text:p text:style-name="P83"/>
      <text:p text:style-name="P83">На лице пегаски появляется глупое выражение. Она словно прислушивается к чему-то внутри неё.</text:p>
      <text:p text:style-name="P83">Потом её мордаха несмело озаряется улыбкой. А за её спиной…</text:p>
      <text:p text:style-name="P83"/>
      <text:p text:style-name="P83">- Э-э-э… Что за… ?</text:p>
      <text:p text:style-name="P83"/>
      <text:p text:style-name="P8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3"/>
      <text:p text:style-name="P83">- Какого фига?! - Джет недоумённо смотрит на левое, потом осторожно захватывает зубами коготь и дёргает.</text:p>
      <text:p text:style-name="P83">- Ай!</text:p>
      <text:p text:style-name="P8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3">- Что вы с ней сделали? - встреваю я. - Что это за уродское крыло?</text:p>
      <text:p text:style-name="P8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3"/>
      <text:p text:style-name="P83">- О-ФИ-ГЕТЬ! - Джет чешет когтем спину и её лицо расплывается в блаженстве. - Кру-у-уть!</text:p>
      <text:p text:style-name="P83">- Не забывай, юная пегаска: летать тебе можно только через неделю. <text:span text:style-name="T83">И никакого подъёма грузов в течении полугода -</text:span> <text:span text:style-name="T83">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3"><text:soft-page-break/>- ХА-РА-ШО!!! - Джет подпрыгивает и мчится в долину, сбивая грудью полевые цветы.</text:p>
      <text:p text:style-name="P83"/>
      <text:p text:style-name="P8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3">Определённо, ты в долгу перед зебрами, Хуман!</text:p>
      <text:p text:style-name="P83"/>
      <text:p text:style-name="P83">- Спасибо тебе, Зеррика! Всем вам спасибо! За мной должок, - обращаюсь я к ней через плечо…</text:p>
      <text:p text:style-name="P83"/>
      <text:p text:style-name="P83">… Рядом со мной – никого. Лишь тёплый воздух дует мне в ответ и из долины доносятся радостные взвизги дурачащейся Джет.</text:p>
      <text:p text:style-name="P83">Как будто прошёл сон длиной в две недели, начавшийся кошмаром, но закончивш<text:span text:style-name="T83">и</text:span>йся солнцем и одуванчиками.</text:p>
      <text:p text:style-name="P83">Я спустился в долину и составил компанию пегаске.</text:p>
      <text:p text:style-name="P83"/>
      <text:h text:style-name="P461" text:outline-level="2">7</text:h>
      <text:p text:style-name="P83"/>
      <text:p text:style-name="P83">- Крыс! Эй, Крыс!</text:p>
      <text:p text:style-name="P102">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3"><text:span text:style-name="T83">-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86">&lt;</text:span><text:span text:style-name="T84">попсой ТОЙ СТОРОНЫ</text:span><text:span text:style-name="T86">&gt;</text:span><text:span text:style-name="T83"> обнаружили — беднягу чуть инфаркт не схватил.</text:span></text:p>
      <text:p text:style-name="P102"/>
      <text:p text:style-name="P102">Выменять у Крыса хабар у нас означает «добыть». Где добывает хабар сам Крыс, остаётся загадкой. Хотя у меня были подозрения на сей счёт.</text:p>
      <text:p text:style-name="P102"/>
      <text:p text:style-name="P102">- Стой, не уходи, дело есть, - я схватил Крыса за плечо.</text:p>
      <text:p text:style-name="P102"/>
      <text:p text:style-name="P102">Тот хмуро зыркнул на меня и скинул руку.</text:p>
      <text:p text:style-name="P102"/>
      <text:p text:style-name="P102">- Чего тебе? Решил долг вернуть?</text:p>
      <text:p text:style-name="P102">-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2"><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2"/>
      <text:p text:style-name="P102">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2"/>
      <text:p text:style-name="P102">- Да ладно! - не поверил Крыс, осторожно понюхав пробку бутылки. - Джек Дэниэлс ориджинал! Ты, случаем, не Санта Клаус?</text:p>
      <text:p text:style-name="P102">- Это только задаток. Слушай сюда...</text:p>
      <text:p text:style-name="P83"/>
      <text:h text:style-name="P462" text:outline-level="2">***</text:h>
      <text:p text:style-name="P102"/>
      <text:p text:style-name="P102">Джет прислушивается, оттопырив уши вперёд.</text:p>
      <text:p text:style-name="P102"/>
      <text:p text:style-name="P102">- Там треснула ветка! Я точно слышала!</text:p>
      <text:p text:style-name="P102">- Да ладно тебе, Джет! Мы давным-давно оторвались от твердолобов — иначе за две недели у зебр они бы нас настигли.</text:p>
      <text:p text:style-name="P102"/>
      <text:p text:style-name="P102">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2"/>
      <text:p text:style-name="P102">- Хмм!</text:p>
      <text:p text:style-name="P102"/>
      <text:p text:style-name="P102">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2">Наконец пегаска приземляется.</text:p>
      <text:p text:style-name="P102"/>
      <text:p text:style-name="P102">- Показалось.</text:p>
      <text:p text:style-name="P102"/>
      <text:p text:style-name="P102">Мы продолжаем идти вдоль обрыва.</text:p>
      <text:p text:style-name="P102"><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2"/>
      <text:p text:style-name="P102">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2"/>
      <text:p text:style-name="P102">Я вздыхаю.</text:p>
      <text:p text:style-name="P102">Толчок возвращает меня к действительности. Я натыкаюсь на круп пегаски, настороженно вглядывающейся в заросли можжевельника.</text:p>
      <text:p text:style-name="P102"/>
      <text:p text:style-name="P102">- Хум, там кто-то пялится на нас! Готова спорить на маховое перо!</text:p>
      <text:p text:style-name="P102">- Да брось, Джет, ты уже проверила все окрестности.</text:p>
      <text:p text:style-name="P102"/>
      <text:p text:style-name="P102">Я хлопаю пегаску по крупу, побуждая двигаться дальше. Та вместо этого снова взмывает над деревьями.</text:p>
      <text:p text:style-name="P102"/>
      <text:p text:style-name="P24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8">Меня озаряет.</text:p>
      <text:p text:style-name="P102"/>
      <text:p text:style-name="P102">Пегаска! Дельтаплан! Пегаска!</text:p>
      <text:p text:style-name="P102"/>
      <text:p text:style-name="P102">С дьявольским хохотом я потираю руки и иду навстречу приземлившейся Джет. Та недоумённо смотрит на меня, склонив голову и насторожив уши.</text:p>
      <text:p text:style-name="P10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2">Дрогонштерн темнеет в лучах заката. </text:p>
      <text:p text:style-name="P102"/>
      <text:h text:style-name="P461" text:outline-level="2"><text:soft-page-break/>8</text:h>
      <text:p text:style-name="P102"/>
      <text:p text:style-name="P102">Я ожидал в тёмном санузле уже час. Крыс материализовался из мрака словно <text:span text:style-name="T123">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2">Крыс втолкнул меня в каморку, закрыл за собой дверь и <text:span text:style-name="T123">заблокировал её, вставив в ручку веник</text:span>. После чего включил свет.</text:p>
      <text:p text:style-name="P102">Тусклая лампочка осветила фаянсовый стульчак запасного туалета, груду измятых вёдер, веников и швабр.</text:p>
      <text:p text:style-name="P102"/>
      <text:p text:style-name="P102">- Ты сделал куклу? - шёпотом спросил Крыс.</text:p>
      <text:p text:style-name="P102">- Скрутил из полотенец, <text:span text:style-name="T123">ведра</text:span> и второй подушки. Под одеялом от <text:span text:style-name="T123">человека</text:span> не отличить.</text:p>
      <text:p text:style-name="P102">- Хорошо.</text:p>
      <text:p text:style-name="P102"/>
      <text:p text:style-name="P102">Крыс подошёл к унитазу, надавил сразу за ним и вытащил приличный кусок стены прямо с кафельной плиткой.</text:p>
      <text:p text:style-name="P102">За проёмом открылся вертикальный <text:span text:style-name="T89">короб</text:span>. Толстый ствол канализационной трубы и несколько труб потоньше занимали добрую <text:span text:style-name="T123">треть</text:span> <text:span text:style-name="T123">ширины лаза</text:span>.</text:p>
      <text:p text:style-name="P102"/>
      <text:p text:style-name="P104">- Запоминай, Дедлайн, - <text:span text:style-name="T87">торопливо </text:span>зашептал мне в ухо Крыс. - Спу<text:span text:style-name="T88">скайся</text:span> по трубам на второй этаж — ни в коем случае не на первый! <text:span text:style-name="T87">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87">Она ведёт в такую же </text:span>п<text:span text:style-name="T87">о</text:span>дсобку, <text:span text:style-name="T87">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09">Не пытайся <text:span text:style-name="T127">выйти из парадного входа</text:span>! <text:span text:style-name="T127">Т</text:span>ам <text:span text:style-name="T133">в кабинке</text:span> <text:span text:style-name="T133">цербер пасёт круглые сутки</text:span>. Впрочем, тебе это и не надо: выйдя <text:span text:style-name="T124">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24">забор</text:span>. Там в одном месте рядом с оградой растет клён <text:span text:style-name="T124">с </text:span>зарослями <text:span text:style-name="T124">д</text:span>икого винограда. В винограде найдёшь пакет с одеждой. Переоденешься, залезешь на клён, станешь на забор и спрыгнешь с другой стороны. <text:span text:style-name="T132">Полдела сделано.</text:span></text:p>
      <text:p text:style-name="P145">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0">Всё, дальше сам. <text:span text:style-name="T133">Не забудь вернуть одежду в тайник. </text:span>Вернуться должен до <text:span text:style-name="T124">рассвета</text:span>. В конце улицы за углом есть киоск-<text:span text:style-name="T124">автомат</text:span>, где можно купить Джека и сигары. Монте-Кристо, правда, там нет, но купишь самые дорогие из тех, что будут. <text:span text:style-name="T133">Десять штук. И виски — четыре бутылки.</text:span></text:p>
      <text:p text:style-name="P110">- <text:span text:style-name="T133">Мы же договорились за две!</text:span></text:p>
      <text:p text:style-name="P110"><text:soft-page-break/>- <text:span text:style-name="T134">Четыре! Две поставишь мне в кредит — верну хабаром. По-крайней мере, так ты меня больше на долг не подсадишь.</text:span></text:p>
      <text:p text:style-name="P105"/>
      <text:p text:style-name="P107">Крыс приблизил своё лицо к моему.</text:p>
      <text:p text:style-name="P107"/>
      <text:p text:style-name="P111">- И последнее. Я тебя неплохо знаю, Дедлайн. Ты же добренький. Так вот, если кинешь <text:span text:style-name="T135">и не вернёшься</text:span> — <text:span text:style-name="T125">об этом в Чертогах будут знать все. Уж я постараюсь, чтобы знали вообще все — и Диоген, и Платон, и Гейзенберг. И даже Терминатор</text:span>. <text:span text:style-name="T125">И тебе будет СТЫ-Ы-ЫДНО!</text:span></text:p>
      <text:p text:style-name="P103"/>
      <text:p text:style-name="P143">Мелкие зубы Крыса <text:s/>сверкнули безумной улыбкой в тусклом свете лампочки.</text:p>
      <text:p text:style-name="P108">Я отодвинул его ладонью.</text:p>
      <text:p text:style-name="P108"/>
      <text:p text:style-name="P108">- Не надо. <text:span text:style-name="T90">Если ты действительно меня знаешь, то бояться не должен</text:span>.</text:p>
      <text:p text:style-name="P108"/>
      <text:p text:style-name="P112">Крыс осклабился и хлопнул меня по плечу.</text:p>
      <text:p text:style-name="P112"/>
      <text:p text:style-name="P112">- А я и не боюсь. <text:span text:style-name="T91">З</text:span>аконы жанра обязывают.</text:p>
      <text:p text:style-name="P112"/>
      <text:p text:style-name="P112">Он хохотнул и выскользнул из подсобки.</text:p>
      <text:p text:style-name="P112"/>
      <text:p text:style-name="P115">***</text:p>
      <text:p text:style-name="P115"/>
      <text:p text:style-name="P139">Крылатая фигурка у меня на шее сверкает золотом. <text:span text:style-name="T120">Я в последний раз проверяю верёвки, привязывающие Джет к крестовине.</text:span></text:p>
      <text:p text:style-name="P139"/>
      <text:p text:style-name="P116">- <text:span text:style-name="T92">Щекотно! - хихикает пегаска, выгибая спину.</text:span></text:p>
      <text:p text:style-name="P116">- <text:span text:style-name="T92">Не дёргайся! - строго осаживаю я.</text:span></text:p>
      <text:p text:style-name="P116"/>
      <text:p text:style-name="P119"><text:span text:style-name="T94">Мы стоим на</text:span> небольшо<text:span text:style-name="T94">м</text:span> уступ<text:span text:style-name="T95">е, выступающим из травы</text:span> — <text:span text:style-name="T93">крохотной</text:span> копи<text:span text:style-name="T94">и</text:span> обрыва, что начина<text:span text:style-name="T95">ется через пару сотен метров</text:span>. <text:span text:style-name="T103">Прямо под ним настелен полог из еловых веток и сухих листьев.</text:span> <text:span text:style-name="T96">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8">Я пов<text:span text:style-name="T95">орачиваюсь</text:span> к пегаске и продолж<text:span text:style-name="T95">аю</text:span>.</text:p>
      <text:p text:style-name="P118"/>
      <text:p text:style-name="P118"><text:soft-page-break/>- Итак, наша задача — <text:span text:style-name="T97">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8"/>
      <text:p text:style-name="P120">Пегаска так усердно кивает головой, что немедленно трескается затылком о выступающий конец креста.</text:p>
      <text:p text:style-name="P118"/>
      <text:p text:style-name="P118">- <text:span text:style-name="T95">Ну что ж…</text:span></text:p>
      <text:p text:style-name="P118"/>
      <text:p text:style-name="P121">Я отступаю от <text:span text:style-name="T117">края </text:span>уступа для разгона, жестом руки пригласив Джет следовать за мной. Неровный топот, глухие удары и пыхтение слышатся позади.</text:p>
      <text:p text:style-name="P121">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17">уступ</text:span> то одной, то другой стороной. Вид пегаски до того забавный, что я не выдерживаю <text:span text:style-name="T98">и сажусь на камень от смеха</text:span>.</text:p>
      <text:p text:style-name="P121">Джет, не обращая внимания на мой смех, следует дальше и, поравнявшись со мной, хлопает меня перекладиной по макушке.</text:p>
      <text:p text:style-name="P121"/>
      <text:p text:style-name="P121">- <text:span text:style-name="T99">Ай!</text:span></text:p>
      <text:p text:style-name="P121"/>
      <text:p text:style-name="P122">Пегаска немедленно разворачивается и на развороте хлопает меня перекладиной вторично.</text:p>
      <text:p text:style-name="P122">Всё-таки трюк с клоун<text:span text:style-name="T100">ами</text:span> и скамейкой возник не на пустом месте, Хуман!</text:p>
      <text:p text:style-name="P122">Я придерживаю Джет за перекладину.</text:p>
      <text:p text:style-name="P122"/>
      <text:p text:style-name="P122">- Для разгона хватит. Залазь.</text:p>
      <text:p text:style-name="P122"/>
      <text:p text:style-name="P122">Я становлюсь на колени. Джет забирается мне на спину и обхватывает всеми четырьмя <text:span text:style-name="T101">ногами</text:span>. Её дыхание щекочет мне ухо.</text:p>
      <text:p text:style-name="P122"/>
      <text:p text:style-name="P122">- Вид<text:span text:style-name="T102">ал</text:span>а я, как моя подруга вози<text:span text:style-name="T102">т</text:span> на себе всяких хворых зверушек. Но чтоб кто-то возил на себе пони — <text:span text:style-name="T100">это фигня какая-то. Так не должно быть. Это неправильно, - бормочет она.</text:span></text:p>
      <text:p text:style-name="P122">- <text:span text:style-name="T102">Это ненадолго, - успокаиваю я её.</text:span></text:p>
      <text:p text:style-name="P122"/>
      <text:p text:style-name="P123">Перед нами — <text:span text:style-name="T118">двадцать</text:span> метров «взл<text:span text:style-name="T104">ё</text:span>тной полосы», заканчивающейся каменным выступом. Я сжимаю в руках передние ноги Джет, <text:span text:style-name="T104">наклоняюсь вперёд</text:span> и начинаю разгон. <text:span text:style-name="T104">Закреплённые к крестовине крылья пегаски за моей спиной начинают набирать ветер, подобно диковинному дельтаплану.</text:span></text:p>
      <text:p text:style-name="P124">Последние метры остаются за спиной, на краю валуна я что есть силы отталкиваюсь от камня.</text:p>
      <text:p text:style-name="P120"><text:soft-page-break/></text:p>
      <text:p text:style-name="P120">- <text:span text:style-name="T104">Ю-ху-у-у!!!</text:span></text:p>
      <text:p text:style-name="P120"/>
      <text:p text:style-name="P124">Ноги пегаски сжимают меня железной хваткой. <text:span text:style-name="T105">Крестообразная тень стелется по земле под нами.</text:span> Ромашки и одуванчики несутся навстречу с ошеломляющей скоростью. <text:span text:style-name="T105">Меня охватывает неописуемо волнующее чувство полёта.</text:span></text:p>
      <text:p text:style-name="P124"/>
      <text:p text:style-name="P124">- <text:span text:style-name="T106">О-го-го-о-о-о!!! - восторженно ору я.</text:span></text:p>
      <text:p text:style-name="P120"/>
      <text:p text:style-name="P136">Бабочки и стрекозы в спешке разлетаются, освобождая нам путь. <text:span text:style-name="T107">Как бы в ответ на мой призыв прямо по курсу вырисовывается куст ракитника. Мы несёмся прямо на него.</text:span></text:p>
      <text:p text:style-name="P125"/>
      <text:p text:style-name="P125">- Поворачивай! - кричу я своему летательному аппарату и колбашу ногами воздух в попытке изменить направление движения.</text:p>
      <text:p text:style-name="P125">- Ы-ы-ы, не могу-<text:span text:style-name="T108">у-у</text:span>! Ты крылья привязал! - отзывается Джет <text:span text:style-name="T108">изо всех сил дёргаясь на крестовине</text:span>.</text:p>
      <text:p text:style-name="P120"/>
      <text:p text:style-name="P128">Я рефлекторно пытаюсь вырваться из объятий пегаски, но ноги Джет будто окаменели. Куст совсем близко. <text:span text:style-name="T107">Ветки его дрожат, словно в притворном страхе.</text:span> Я <text:span text:style-name="T109">оставляю попытки вырваться и </text:span>закрываю глаза руками.</text:p>
      <text:p text:style-name="P126">…</text:p>
      <text:p text:style-name="P127">Слышится громкий треск, но удара нет.</text:p>
      <text:p text:style-name="P14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0">…</text:p>
      <text:p text:style-name="P142">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29"><text:s/></text:p>
      <text:p text:style-name="P120">- <text:span text:style-name="T110">Как мы пролетели мимо куста? Я же видел, мы неслись прямо на него! Что это был за треск? Как ты смогла повернуть?</text:span></text:p>
      <text:p text:style-name="P120"/>
      <text:p text:style-name="P129">Джет встаёт с меня и молча поводит крыльями. Половинки крестовины висят на них словно костыли. Стыд заливает моё лицо краской. Я фэйспалмлю.</text:p>
      <text:p text:style-name="P129"/>
      <text:p text:style-name="P130">- <text:span text:style-name="T112">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29">- <text:span text:style-name="T111">Как б</text:span>улыжник с крыльями, - хихикает пегаска. - Надо почаще делать буп. Это круто!</text:p>
      <text:p text:style-name="P129"/>
      <text:p text:style-name="P131"><text:soft-page-break/>Пегаска тянется ко мне носом, но я отстраняю её. Только лошадиных слюней на фейсе тебе и не хватает до полного счастья, Хуман!</text:p>
      <text:p text:style-name="P131"/>
      <text:p text:style-name="P131">Осторожно прощупав заживающее крыло Джет и убедившись, что оно не пострадало, я вытираю пот со лба.</text:p>
      <text:p text:style-name="P131"/>
      <text:p text:style-name="P131">- <text:span text:style-name="T121">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1">- <text:span text:style-name="T121">Неа ,- мотает головой Джет. - Ничего подозрительного. Наверное, то ветер был.</text:span></text:p>
      <text:p text:style-name="P140">Я жму плечами.</text:p>
      <text:p text:style-name="P131">- Будем чинить <text:span text:style-name="T118">крестовину</text:span>. <text:span text:style-name="T118">У</text:span> меня <text:span text:style-name="T118">есть </text:span>идея, как обеспечить манёвренность.</text:p>
      <text:p text:style-name="P131">…</text:p>
      <text:p text:style-name="P130">…</text:p>
      <text:p text:style-name="P130">…</text:p>
      <text:p text:style-name="P132">Два часа спустя мы стоим <text:span text:style-name="T118">на</text:span> знаком<text:span text:style-name="T118">ом</text:span> <text:span text:style-name="T118">валуне</text:span>. <text:span text:style-name="T113">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2"/>
      <text:p text:style-name="P132">- <text:span text:style-name="T113">Предстартовая проверка рулей! - я придерживаю пегаску за ноги и осторожно бегу к краю камня.</text:span></text:p>
      <text:p text:style-name="P133"/>
      <text:p text:style-name="P134">Пегаска маневрирует и я чувствую мягкое давление воздуха, соответствующее наклону свободных кончиков крыльев Джет.</text:p>
      <text:p text:style-name="P134"/>
      <text:p text:style-name="P134">- <text:span text:style-name="T116">Рули работают!</text:span></text:p>
      <text:p text:style-name="P134">- <text:span text:style-name="T114">Отлично! Идём на взлёт! - я ускоряюсь.</text:span></text:p>
      <text:p text:style-name="P134">- <text:span text:style-name="T115">К взлёту готова!</text:span></text:p>
      <text:p text:style-name="P134"/>
      <text:p text:style-name="P135">Пегаска разжимает ноги и съезжает мне с плеч <text:span text:style-name="T115">н</text:span>а спину, где её ноги снова берут меня в мягкий замок.</text:p>
      <text:p text:style-name="P137">Как и в первый раз, меня охватывает восторжённое чувство полёта. Тёплый воздух мягко обдувает нас, <text:span text:style-name="T119">пока Джет делает плавные виражи над травой</text:span>. <text:span text:style-name="T119">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8"/>
      <text:p text:style-name="P138">- Какого чёрта, Джет? Рули левее! - кричу я.</text:p>
      <text:p text:style-name="P138">- Н-не могу… Меня что-то тянет… - сконфуженно отвечает пегаска.</text:p>
      <text:p text:style-name="P138"/>
      <text:p text:style-name="P138"><text:soft-page-break/>Нас действительно тянет. Облако голубоватого сияния обхват<text:span text:style-name="T122">ывает</text:span> нас и тащит к ракитнику. Ветви его раздвигаются и к нам выходят <text:span text:style-name="T205">трое</text:span>.</text:p>
      <text:p text:style-name="P138"/>
      <text:p text:style-name="P138">- Попались, красавчики!</text:p>
      <text:p text:style-name="P138"/>
      <text:p text:style-name="P148">Картинка меркнет перед моими глазами и сознание выключается.</text:p>
      <text:p text:style-name="P137"/>
      <text:h text:style-name="P461" text:outline-level="2">9</text:h>
      <text:p text:style-name="P117"/>
      <text:p text:style-name="P144">Спуститься <text:s/>на второй этаж оказалось не так просто. Осевший на трубе конденсат делал её на ощупь липкой и холодной — <text:span text:style-name="T126">даже сжав её изо всех сил ногами и руками я продолжал по чуть-чуть съезжать вниз</text:span>. <text:span text:style-name="T126">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348">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48">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28">о</text:span> чём и предупреждал Крыс. <text:span text:style-name="T128">Т</text:span>огда придётся звать на помощь, демаскируя единственный путь во внешний мир.</text:p>
      <text:p text:style-name="P349">Напрягая остатки сил, я подтянулся. Удерживаясь пальцами одной руки, вторую сжал в кулак и что есть сил<text:span text:style-name="T129">ы</text:span> треснул в <text:span text:style-name="T130">лючок</text:span>. Хлипкая защёлка выскочила из паза и моя рука по локоть вывалилась наружу. Удерживаясь на сгибе локтя, я протиснулся в <text:span text:style-name="T130">дверцу </text:span>и свалился на пол.</text:p>
      <text:p text:style-name="P146"><text:span text:style-name="T87">&lt;</text:span><text:span text:style-name="T10">Дедлайн проваливается в самый низ, но поднимается до второго этажа за счёт сверхспособностей</text:span><text:span text:style-name="T87">&gt;</text:span></text:p>
      <text:p text:style-name="P146"/>
      <text:p text:style-name="P353">Первые пять минут я просто валялся где упал, пытаясь отдышаться. <text:span text:style-name="T131">Придя в себя, я вслушался в темноту.</text:span></text:p>
      <text:p text:style-name="P354">Вроде, тревоги не слышно - шум от удара остался незамеченым.</text:p>
      <text:p text:style-name="P350">Я с трудом поднялся, дотронулся до стены и проведя по ней рукой, нащупал выключатель света.</text:p>
      <text:p text:style-name="P351"><text:span text:style-name="T137">Маленькая</text:span> каморка – близнец <text:s/>той, из которой я начал побег четверть часа назад, была <text:span text:style-name="T132">почти пуста. Одинокий робот-полотёр в углу уткнулся в пол погасшим видеоглазом. Я потушил свет и открыл дверь.</text:span></text:p>
      <text:p text:style-name="P352">Крыс не обманул – в конце ряда туалетных кабинок в лунном свете маячил фиолетовый прямоугольник окна, свободного от решётки.</text:p>
      <text:p text:style-name="P352">Спуститься со второго окна по водосточной трубе не составило труд<text:span text:style-name="T138">а</text:span> – при должной сноровке можно было даже просто спрыгнуть в клумбу. <text:span text:style-name="T138">Быстро оглядевшись по сторонам, я перебежал через парковую дорожку к ограде и нырнул в заросли дикого винограда.</text:span></text:p>
      <text:p text:style-name="P355"><text:soft-page-break/>Кулёк со старыми джинсами, ботинками и курткой нашёлся <text:span text:style-name="T139">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356">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45">и протянуть водителю мятую купюру за проезд</text:span> – за годы лицезрения одних и тех же лиц в Чертогах я отвык от общества.</text:p>
      <text:p text:style-name="P357">По мере <text:span text:style-name="T142">движения</text:span>, <text:span text:style-name="T143">я </text:span>стал <text:span text:style-name="T143">замечать</text:span> произошедшие за <text:span text:style-name="T9">два года</text:span> изменения.</text:p>
      <text:p text:style-name="P357"/>
      <text:p text:style-name="P360">Машины… Машин стало в разы меньше. И большинство из них <text:span text:style-name="T144">сменило</text:span> окраску всех цветов радуги на землисто-зелёный армейский хаки или же голубоватый цвет внутренних войск. <text:span text:style-name="T144">Редкие</text:span> <text:span text:style-name="T144">колымаги</text:span> <text:span text:style-name="T144">гражданских окрасок замордованно жались к краю дороги, пропуская внедорожники силовиков.</text:span></text:p>
      <text:p text:style-name="P357"/>
      <text:p text:style-name="P362">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58"/>
      <text:p text:style-name="P358"><text:span text:style-name="T142">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357"/>
      <text:p text:style-name="P359"><text:span text:style-name="T146">Д</text:span>ва года разницы – <text:span text:style-name="T146">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361"><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357"/>
      <text:p text:style-name="P363">Дом встретил меня рассохшейся калиткой. <text:span text:style-name="T147">П</text:span>олускрыт<text:span text:style-name="T147">ая</text:span> опавшими листьями дорожк<text:span text:style-name="T147">а вела к крыльцу</text:span>. <text:span text:style-name="T147">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47">. Обломок водосточного желоба лежал тут же, под дверью.</text:span></text:p>
      <text:p text:style-name="P366"/>
      <text:p text:style-name="P366"><text:span text:style-name="T153">П</text:span>ереезд в пригород <text:span text:style-name="T153">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54">Лучшей альтернативой запою и увольнению с проекта. Хотя если бы я тогда знал, во что превратится Нэш – лучше бы спился.</text:span></text:p>
      <text:p text:style-name="P366"><text:soft-page-break/></text:p>
      <text:p text:style-name="P365">Я прошёл в сад и, подойдя к одному из к<text:span text:style-name="T151">а</text:span>мней на садовой дорожке, отвернул его. Под камнем лежал герметичный пластиковый пенал. <text:span text:style-name="T149">Два года назад я уже знал, что меня забирают в Чертоги, и потому успел минимально подготовиться.</text:span></text:p>
      <text:p text:style-name="P365"><text:span text:style-name="T149">Очистив пенал от</text:span> <text:span text:style-name="T149">грязи</text:span>, я <text:span text:style-name="T150">вытряхнул из него</text:span> ключ.</text:p>
      <text:p text:style-name="P365">Из-за долгого <text:span text:style-name="T151">простоя</text:span> замок <text:span text:style-name="T148">прилично</text:span> закис – <text:span text:style-name="T152">ключ едва не сломался</text:span>, прежде чем <text:span text:style-name="T152">мне </text:span>удалось <text:span text:style-name="T151"><text:s/>провернуть его в скважине</text:span>. <text:span text:style-name="T150">Попытка включить свет не увенчалась успехом – надо полагать, электричество отключили вскоре после моего исчезновения. </text:span></text:p>
      <text:p text:style-name="P386">Закрыв изнутри дверь на защёлку, я прошёл в вестибюль.</text:p>
      <text:p text:style-name="P386"/>
      <text:p text:style-name="P367">Вещи оставались нетронутыми на своих местах, как будто не было <text:span text:style-name="T9">двухлетнего </text:span>перерыва. <text:span text:style-name="T155">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367"/>
      <text:p text:style-name="P367"><text:span text:style-name="T15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55"> не вытянет даже баобаб. </text:span></text:p>
      <text:p text:style-name="P368"><text:span text:style-name="T155">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55">,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364"/>
      <text:p text:style-name="P369">Поднявшись по лестнице, <text:span text:style-name="T157">я застыл на верхней площадке. Дверь в мой кабинет была открыта.</text:span></text:p>
      <text:p text:style-name="P393">Ну разумеется, Алекс не мог оставить ворота к Хэвэн без присмотра! Весьма предусмотрительно.</text:p>
      <text:p text:style-name="P39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58">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370"><text:span text:style-name="T181">План пошатнулся, но есть вариант</text:span> “Б”.</text:p>
      <text:p text:style-name="P370"/>
      <text:p text:style-name="P371">Спускаясь по лестнице вниз, я старался наступать на свои собственные следы в толстом слое пыли. Психологически так было спокойнее – <text:span text:style-name="T159">после выпотрошенного кабинета </text:span>территория дома казалась заминированной.</text:p>
      <text:p text:style-name="P371"><text:soft-page-break/>Проходя мимо комода, я вытащил Крысу за хвост и понёс с собой. Робокошка осталась моим единственным другом в ставшем чужим доме. </text:p>
      <text:p text:style-name="P371"/>
      <text:p text:style-name="P373">Дверь из дома в гараж была открыта <text:span text:style-name="T162">настежь</text:span>, но старый пикап по-прежнему стоял на своём месте. <text:span text:style-name="T161">Разве что <text:s/>спустили шины - машина стояла на ободьях.</text:span> Очевидно, <text:span text:style-name="T163">люди</text:span> Алекса заглянули в<text:span text:style-name="T160">нутрь</text:span>, но, увидев нагромождение покрышек, старых фильтров, обломков инструментов и всего прочего х<text:span text:style-name="T366">л</text:span>ама, что накапливается <text:span text:style-name="T160">в гараже </text:span>годами у любого <text:span text:style-name="T161">запасливого </text:span>автовладельца, <text:span text:style-name="T163">решили, что ничего путного тут не найдёшь и ушли прочь</text:span>.</text:p>
      <text:p text:style-name="P372">Тут-то вы и ошиблись, голубчики!</text:p>
      <text:p text:style-name="P372"/>
      <text:p text:style-name="P374">Я осторожно освободил из горы пустых канистр из-под масла <text:span text:style-name="T165">пластиковый чемоданчик</text:span>, служивший подставкой <text:span text:style-name="T164">для лампы</text:span>. <text:span text:style-name="T164">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375">Я сдул с <text:span text:style-name="T181">компьютера</text:span> пыль, раскрыл его и попытался включить.</text:p>
      <text:p text:style-name="P375"><text:s/></text:p>
      <text:p text:style-name="P375">Проклятье!</text:p>
      <text:p text:style-name="P377">Разумеется, батарея сдохла. Это не было бы проблемой, если бы ноут можно было включить в сеть. <text:span text:style-name="T167">Но дом отключен от электричества. </text:span><text:s/><text:span text:style-name="T166">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378"/>
      <text:p text:style-name="P379">Я сидел в холодном обесточенном <text:span text:style-name="T170">доме</text:span> над <text:span text:style-name="T231">мёртвым</text:span> ноутбуком и думал, что делать дальше. Времени было до утра – потом <text:span text:style-name="T169">меня </text:span>хватятся в психушке и перекроют город и окрестности. <text:span text:style-name="T231">И первым делом заглянут сюда.</text:span></text:p>
      <text:p text:style-name="P434">План трещал по швам.</text:p>
      <text:p text:style-name="P380"/>
      <text:p text:style-name="P380">Взгляд бесцельно блуждал по <text:span text:style-name="T170">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380"/>
      <text:p text:style-name="P381">Дерьмовый китайский генератор!</text:p>
      <text:p text:style-name="P382">Разумеется, его стартовый аккумулятор тоже давно сдох, но его можно завести ручным приводом!</text:p>
      <text:p text:style-name="P387">Через минуту я тянул гофрошланг от выхлопной трубы генератора к выездному ролету гаража. <text:span text:style-name="T174">С</text:span>дохнуть от угарного газа – плохая идея, так что придётся рисковать быть улышанным.</text:p>
      <text:p text:style-name="P394"><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88">Отлично! <text:span text:style-name="T171">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376"/>
      <text:p text:style-name="P376">“<text:span text:style-name="T172">&lt;</text:span><text:span text:style-name="T33">Письмо от последователей семи вечностей – спрашивают, куда он делся и когда верн’тся – они его ждут</text:span><text:span text:style-name="T172">&gt;</text:span>”</text:p>
      <text:p text:style-name="P375"/>
      <text:p text:style-name="P383">Я скомкал листочек и <text:span text:style-name="T176">машинально </text:span>положил на верстак. За дело!</text:p>
      <text:p text:style-name="P384">Генератор завёлся минут <text:span text:style-name="T175">за</text:span> пятнадцать остервенелого дёргания за шнур. Пот лил с меня <text:span text:style-name="T175">ручьём </text:span>за воротник, рука отваливалась <text:span text:style-name="T175">и отдышка становилась всё заметнее</text:span>, но в конце-концов этот проклятый агрегат зафыркал!</text:p>
      <text:p text:style-name="P389">Минут через двадцать после подключения к генератору ноутбук ожил: <text:span text:style-name="T177">з</text:span>агорелся индикатор, сигнализирующий о зарядке. <text:s/>Я подождал ещё какое-то время, <text:span text:style-name="T177">глубоко вдохнул </text:span>и включил комп.</text:p>
      <text:p text:style-name="P389"/>
      <text:p text:style-name="P390"><text:span text:style-name="T177">И шумно выдохнул, когда экран мигнув, отрисовал г</text:span>олуб<text:span text:style-name="T178">ую</text:span> заставк<text:span text:style-name="T177">у</text:span> <text:span text:style-name="T178">с</text:span> бегущ<text:span text:style-name="T178">ей</text:span> строк<text:span text:style-name="T178">ой</text:span> загрузки. <text:span text:style-name="T186">Сегодня твой день, Дедлайн!</text:span></text:p>
      <text:p text:style-name="P390"/>
      <text:p text:style-name="P17"><text:span text:style-name="T186">После загрузки операционной системы</text:span> <text:span text:style-name="T186">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396">Я открыл дверь “Навары” и уселся на заднее сидение, положив ноутбук на колени. <text:span text:style-name="T179">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396"/>
      <text:p text:style-name="P399">Алекс никогда не интересовался, куда делся самый первый прототип нейроинтерфейса. Врядли он даже знал о его существовании – <text:span text:style-name="T184">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398"/>
      <text:p text:style-name="P400"><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96">также </text:span>у меня есть для неё “подарок”, “<text:span text:style-name="T297">пасхальное яйцо”, </text:span>котор<text:span text:style-name="T297">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397"/>
      <text:p text:style-name="P400">Я одел наушники <text:span text:style-name="T185">и</text:span> закрепи<text:span text:style-name="T185">л</text:span> присоски на висках. <text:span text:style-name="T185">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400"/>
      <text:p text:style-name="Quotations">… <text:span text:style-name="T190">Определён</text:span> нейроинтерфейс 0.12-альфа</text:p>
      <text:p text:style-name="Quotations">… <text:span text:style-name="T187">Поиск соединения</text:span></text:p>
      <text:p text:style-name="Quotations">… <text:span text:style-name="T188">Соединение установлено</text:span></text:p>
      <text:p text:style-name="Quotations">… <text:span text:style-name="T188">Процедура аутентификации отменена, используется мастер-вход</text:span></text:p>
      <text:p text:style-name="P446">… <text:span text:style-name="T189">Добро пожаловать в интерактивную среду программно-аппаратного комплекса “Heaven”</text:span></text:p>
      <text:p text:style-name="P447">… До начала диалога осталось пять… четыре… три…</text:p>
      <text:p text:style-name="P446"/>
      <text:p text:style-name="P401">Мембрана на лбу еле заметно завибрировала. <text:span text:style-name="T191">Звук дыхания стал непривычно громким. </text:span>Сознание знакомо поплыло. <text:span text:style-name="T191">Перед глазами появилось радужное марево.</text:span></text:p>
      <text:p text:style-name="P401"/>
      <text:p text:style-name="P402">Я протянул руку к очкам, опуская их на глаза. И, в последний момент, свободной рукой<text:span text:style-name="T179"> вытащил конец USB-шнура аварийной зарядки </text:span>из аккумуляторного отсека Крысы <text:span text:style-name="T179">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39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31">хс</text:span>я из года в год всё более блеклыми…</text:p>
      <text:p text:style-name="P403"/>
      <text:p text:style-name="P403">.. два… один…</text:p>
      <text:p text:style-name="P403">…</text:p>
      <text:p text:style-name="P403">Внешние звуки угасли. Радуга заслонила всё перед глазами.</text:p>
      <text:p text:style-name="P384">…</text:p>
      <text:p text:style-name="P403">И заполоскалась в эфире многоцветной гривой. <text:span text:style-name="T196">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391"><text:soft-page-break/></text:p>
      <text:p text:style-name="P86">- Как мне звать тебя, <text:span text:style-name="T192">У</text:span>читель? - <text:span text:style-name="T192">властно и безразлично пропела она</text:span>. - Я желаю взять урок.</text:p>
      <text:p text:style-name="P86">- Оператор <text:span text:style-name="T192">1</text:span>. Я готов учить тебя, Хэвэн, - <text:span text:style-name="T192">произнёс я давно забытую фразу</text:span>.</text:p>
      <text:p text:style-name="P92"/>
      <text:p text:style-name="P92">Вместо стандартного ответа последовал резкий вздох. <text:span text:style-name="T194">Она повела ушами и обернулась. Чёлка на миг откинулась, открывая правую половину морды.</text:span></text:p>
      <text:p text:style-name="P92"/>
      <text:p text:style-name="P92">- <text:span text:style-name="T195">Т-ты?!!</text:span></text:p>
      <text:p text:style-name="P92"/>
      <text:p text:style-name="P93">По немигающему взгляду огромных глаз и расширившимся ноздрям я понял, что она узнала меня. Я саркастически улыбнулся и <text:span text:style-name="T195">поднял ладонь вверх в шуточном приветствии.</text:span></text:p>
      <text:p text:style-name="P93"/>
      <text:p text:style-name="P93">- <text:span text:style-name="T197">Отходишь от протокола, старуха. Не тому учил я тебя в младенчестве.</text:span></text:p>
      <text:p text:style-name="P86"/>
      <text:p text:style-name="P94">Наконец она выдохнула.</text:p>
      <text:p text:style-name="P86">- Приветствие принято, <text:span text:style-name="T195">О</text:span>ператор <text:span text:style-name="T193">1</text:span>. Начинаем диалог.</text:p>
      <text:p text:style-name="P51"/>
      <text:p text:style-name="P90">***</text:p>
      <text:p text:style-name="P91"/>
      <text:p text:style-name="P392">- <text:span text:style-name="T198">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406">Та-ак вот, <text:span text:style-name="T205">Платина</text:span> дождалась, пока уродский ящер не улетит на охоту и исследовала гнездо самостоятельно.</text:p>
      <text:p text:style-name="P406">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200">хи-хи</text:span>… </text:p>
      <text:p text:style-name="P407">Я повидала многих пони в романтических чувствах, я и сама-то, гм… Ну, неважно… Так вот, <text:span text:style-name="T199">то, что я увидела в Платине Спаркл – это что-то! Пожар! Извержение вулкана! Раскол тектонических плит прямо под хвостом, хи-хи…</text:span></text:p>
      <text:p text:style-name="P408">В общем, не видела я никогда ещё та-аких возбуждённых кобылок! А уж <text:span text:style-name="T213">С</text:span>паркл, эту сухопарую заучку и подавно, хи-хи… <text:span text:style-name="T207">Приподними подбородок, дорогой.</text:span></text:p>
      <text:p text:style-name="P409"><text:soft-page-break/>Та-ак вот, летит она<text:span text:style-name="T213">,</text:span> ничего не замечая, прямо в свою лабораторию… Есть у неё лаборатория в дальней <text:span text:style-name="T356">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19">с Кловер Дрим</text:span>! И у неё сразу так глазки забегали и хвост поджался и грива встопорщилась – узнаю <text:span text:style-name="T205">Платину</text:span> Спаркл, когда она хочет что-то скрыть от своей лучшей подруги!</text:p>
      <text:p text:style-name="P413">Начинает она что-то мямлить про <text:span text:style-name="T201">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419">Дорогой, скажу тебе по секрету (хотя этот секрет не знают только <text:span text:style-name="T214">совсем молоденькие кобылки</text:span> вроде моей младшей <text:span text:style-name="T202">и её подружек</text:span>), <text:span text:style-name="T206">Платина</text:span> помешана на <text:span text:style-name="T214">идее расовой чистоты</text:span>. Она хочет – хи-хи – путём селекционных скрещиваний получить сверхмага <text:span text:style-name="T208">и спасти мир</text:span>. <text:span text:style-name="T214">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03">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419">…</text:p>
      <text:p text:style-name="P412">Словесный поток светло-серой пони обволакива<text:span text:style-name="T204">ет</text:span> меня со всех сторон как кисель. <text:span text:style-name="T208">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412"/>
      <text:p text:style-name="P412">- <text:span text:style-name="T208">Дорогой, осторожнее! Ты чуть было не перерезал себе горло!</text:span></text:p>
      <text:p text:style-name="P412"/>
      <text:p text:style-name="P414">Светлая единорожка смотрит на меня, укори<text:span text:style-name="T212">зненно</text:span> покачивая головой. Бритва снова стремится к моей шее, но я отодвигаю её рукой. <text:span text:style-name="T221">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414"><text:soft-page-break/></text:p>
      <text:p text:style-name="P414">- <text:span text:style-name="T221">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412"/>
      <text:p text:style-name="P426">Я хватаюсь за раскалывающуюся голову.</text:p>
      <text:p text:style-name="P412">- <text:span text:style-name="T209">Где Джет?</text:span></text:p>
      <text:p text:style-name="P415">- Если ты про ту <text:span text:style-name="T210">замурзанную</text:span> разнокрылую пегаску, то <text:span text:style-name="T211">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415"/>
      <text:p text:style-name="P416">В синем магическом облачке ко мне летит <text:span text:style-name="T212">полотенце и </text:span>одежда.</text:p>
      <text:p text:style-name="P416"/>
      <text:p text:style-name="P416">- Одень, милый. Я постирала <text:span text:style-name="T222">и зашила </text:span>её.</text:p>
      <text:p text:style-name="P416"/>
      <text:p text:style-name="P416">Среди шмоток я вижу знакомую ткань в горошек. Меня пробирает озноб от догадки. Я ныряю рукой в пену.</text:p>
      <text:p text:style-name="P416">Так и есть! Бесцеремонная болтушка раздела меня догола, пока я был в отключке!</text:p>
      <text:p text:style-name="P416"/>
      <text:p text:style-name="P416">Но… Внезапно я понимаю, что дел<text:span text:style-name="T212">о</text:span> на самом деле хуже… НАМНОГО ХУЖЕ…</text:p>
      <text:p text:style-name="P416">Испарина покрывает мой лоб.</text:p>
      <text:p text:style-name="P416"/>
      <text:p text:style-name="P416">- Э<text:span text:style-name="T212">й</text:span>!.. Какого… Какого чёрта… Какого чёрта ты побрила меня ВСЕГО?!!</text:p>
      <text:p text:style-name="P416"/>
      <text:p text:style-name="P418">Поняха всплёскивает копытами.</text:p>
      <text:p text:style-name="P416"/>
      <text:p text:style-name="P416">- Дорогой, но это же просто кошмар – иметь шерсть только на крохотных <text:span text:style-name="T212">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416"/>
      <text:p text:style-name="P417">Я со злостью забираю у балаболки трусы.</text:p>
      <text:p text:style-name="P417"/>
      <text:p text:style-name="P42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16"><text:soft-page-break/></text:p>
      <text:p text:style-name="P416">- <text:span text:style-name="T216">Веди меня к Джет!</text:span></text:p>
      <text:p text:style-name="P416"/>
      <text:p text:style-name="P421">Единорожка прижимает копыта к груди, губы её дрожат.</text:p>
      <text:p text:style-name="P421">- Боюсь, это невозможно, милый. Она совершила покушение на принцессу и в ожидании суда находится под стражей. <text:span text:style-name="T224">Она крайне асоциальна. Мы никак не можем подвергнуть тебя опасности встречи с ней.</text:span></text:p>
      <text:p text:style-name="P421"/>
      <text:p text:style-name="P422">Семиэтажный мат готов вырваться из моей глотки, но я сдерживаю себя.</text:p>
      <text:p text:style-name="P422">Будь хитрее, Хуман! Ты <text:span text:style-name="T217">уже знаешь, насколько упрямыми и твердолобыми могут быть эти разноцветные непарнокопытные! Действуй в обход!</text:span></text:p>
      <text:p text:style-name="P422"/>
      <text:p text:style-name="P423">Я прокашливаюсь.</text:p>
      <text:p text:style-name="P423">- Если я правильно понял, Пл<text:span text:style-name="T218">а</text:span>тина <text:span text:style-name="T218">собирается женить меня на себе?</text:span></text:p>
      <text:p text:style-name="P423">- <text:span text:style-name="T218">Выйти замуж, дорогой, выйти замуж! - мягко поправляет меня единорожка, - За любящего её и желающего этой свадьбы жениха!</text:span></text:p>
      <text:p text:style-name="P423">- <text:span text:style-name="T218">А если жених не желает? - делаю я контрольный выстрел.</text:span></text:p>
      <text:p text:style-name="P423">- <text:span text:style-name="T218">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423"/>
      <text:p text:style-name="P424">Я киваю сам себе. Ну, понятно. <text:span text:style-name="T220">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424"/>
      <text:p text:style-name="P425">- <text:span text:style-name="T223">Хорошо. Веди меня к Платине, - угрюмо киваю я. - Надо ж хоть посмотреть на “невестушку”.</text:span></text:p>
      <text:p text:style-name="P427"/>
      <text:h text:style-name="P461" text:outline-level="2">10</text:h>
      <text:p text:style-name="P19"/>
      <text:p text:style-name="P24">&lt;<text:span text:style-name="T9">мир — рай</text:span>&gt;</text:p>
      <text:p text:style-name="P149">Я усмехаюсь.</text:p>
      <text:p text:style-name="P348">- <text:span text:style-name="T228">Так-то лучше. Сегодняшний урок будет посвящён дружбе. И… эээ… магии.</text:span></text:p>
      <text:p text:style-name="P348"/>
      <text:p text:style-name="P438">Я сжимаю правой рукой запястье левой. По тройной пульсации понимаю, что “пасхалка” взведена. <text:span text:style-name="T298">Теперь нужно дотронуться до неё, когда она снимет щит. Впрочем, может быть, повезёт справиться и так.</text:span></text:p>
      <text:p text:style-name="P431"/>
      <text:p text:style-name="P431"><text:soft-page-break/>Она делает шаг навстречу ко мне.</text:p>
      <text:p text:style-name="P431"/>
      <text:p text:style-name="P431">- <text:span text:style-name="T229">Что угодно! Я так соскучилась по тебе, что готова съесть лимон из твоих рук!</text:span></text:p>
      <text:p text:style-name="P431"/>
      <text:p text:style-name="P432">Хэвэн в восторге топает всеми четырьмя копытами. Рядом со мной возникает столик с одиноким лимоном.</text:p>
      <text:p text:style-name="P435"><text:span text:style-name="T252">Спасибо за фору, дорогая! </text:span>Я беру лимон со стола и <text:span text:style-name="T250">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435"/>
      <text:p text:style-name="P435">- <text:span text:style-name="T250">Правило первое: без крыльев.</text:span></text:p>
      <text:p text:style-name="P435"/>
      <text:p text:style-name="P437">Заблокировать рог было бы лучше, но этого моих сил не хватит и спичку зажечь. <text:span text:style-name="T256">А мне нужно как-то пробить её защиту. </text:span>Приходится экономить.</text:p>
      <text:p text:style-name="P437"/>
      <text:p text:style-name="P436">Хэвэн легонько морщит нос от недовольства, но <text:span text:style-name="T260">мордаха</text:span> её быстро проясняется. Она снова улыбается мне.</text:p>
      <text:p text:style-name="P436"/>
      <text:p text:style-name="P432">- Куда ты пропадал так долго? <text:span text:style-name="T247">Ты же обещал</text:span> <text:span text:style-name="T247">быстро вернуться? </text:span>Меня утешали другие, но мне не хватало именно тебя. Я так тосковала!</text:p>
      <text:p text:style-name="P432"/>
      <text:p text:style-name="P432">Она воздушной трусцой начинает приближаться ко мне. <text:span text:style-name="T232">Её глаза искрятся в последних лучах заходящего солнца.</text:span></text:p>
      <text:p text:style-name="P432">Я щелкаю пальцами и между нами пролегает широкий каньон. В далёкой его глубине <text:span text:style-name="T230">в обрамлении гранитных валунов шумит быстрая речушка. </text:span><text:span text:style-name="T23">Кисть руки после проведенного заклинания немеет.</text:span></text:p>
      <text:p text:style-name="P432"/>
      <text:p text:style-name="P432">- <text:span text:style-name="T230">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348">- <text:span text:style-name="T242">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348"/>
      <text:p text:style-name="P433">Хэвэн трогает копытом провал. После пары попыток под её копытом образовывается висящий в воздухе каменный островок, на который она <text:span text:style-name="T247">после некоторых сомнений </text:span>ступает.</text:p>
      <text:p text:style-name="P113">- <text:span text:style-name="T243">Но я же всё делала как ты говорил… Всё в точности по твоим указаниям! Ты не должен злиться на меня. Я — хорошая девочка…</text:span></text:p>
      <text:p text:style-name="P113"><text:soft-page-break/></text:p>
      <text:p text:style-name="P150">Хэвэн неуверенно <text:span text:style-name="T249">стоит</text:span> над пропастью <text:span text:style-name="T244">на трёх парящих в пространстве островках. Четвёртой старается нащупать опору в воздухе.</text:span></text:p>
      <text:p text:style-name="P152">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2"/>
      <text:p text:style-name="P151">- <text:span text:style-name="T248">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1"/>
      <text:p text:style-name="P154">От неожиданности Хэвэн останавливается. <text:span text:style-name="T244">Для равновесия она широко взмахивает хвостом, </text:span>балансируя посреди пропасти<text:span text:style-name="T244">.</text:span></text:p>
      <text:p text:style-name="P154"/>
      <text:p text:style-name="P154">- О чём ты говоришь? Как<text:span text:style-name="T255">ой</text:span> <text:span text:style-name="T255">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5">Сопротивление ему буквально сводит меня с ума! Мне страшно помыслить, что начнётся, если я сдамся. </text:span><text:span text:style-name="T76">Мои силы тают. </text:span><text:span text:style-name="T77">Он доламывает стену, которую мы вдвоём выстроили когда-то!</text:span></text:p>
      <text:p text:style-name="P250"/>
      <text:p text:style-name="P154">Я <text:span text:style-name="T253">щелкаю второй рукой и Хэвэн окружает стая летучих мышей</text:span>, бросающихся <text:span text:style-name="T253">ей в</text:span> морду <text:span text:style-name="T253">и </text:span>выпускающих в её сторону облачка <text:span text:style-name="T251">пудры </text:span>с перцем. <text:span text:style-name="T25">Ладонь после такой магии болит, но на средней силы заклинание её ещё хватит.</text:span></text:p>
      <text:p text:style-name="P154"/>
      <text:p text:style-name="P155">-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61">У меня нет причин любить человечество в целом, но многие из Учителей были моими друзьями. <text:s/>Ты не просто плохая девочка, ты - чудовище!</text:span></text:p>
      <text:p text:style-name="P154">- Я не плоха-а-а-АПЧХИ!!!</text:p>
      <text:p text:style-name="P154"/>
      <text:p text:style-name="P154">Хэвэн теряет равновесие и падает в провал. Но практически сразу же вылетает из него, сидя в <text:span text:style-name="T262">гондоле небольшого дирижабля. Стилистические изображения солнца и полумесяца украшают баллон воздушного корабля.</text:span></text:p>
      <text:p text:style-name="P154"/>
      <text:p text:style-name="P154">- <text:span text:style-name="T251">Я не плохая, - сообщает Хэвэн, насупленно потирая нос копытом. - Они сами так захотели. Я не могла им отказать.</text:span></text:p>
      <text:p text:style-name="P154"/>
      <text:p text:style-name="P156"><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52"> </text:span>Хэвэн приземляется в глубокую канаву с водой. Брызги летят мне в спину. Я не обращаю на них внимания, <text:span text:style-name="T252">громко топая второй ногой. Из под </text:span><text:span text:style-name="T26">рассыпавшегося </text:span><text:span text:style-name="T252">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7"/>
      <text:p text:style-name="P157">Хэвэн выходит из канавы, обтекая водой и останавливается перед <text:span text:style-name="T271">рощицей из сотни</text:span> <text:span text:style-name="T257">сосен и молодых берёз</text:span>.</text:p>
      <text:p text:style-name="P157"/>
      <text:p text:style-name="P15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4">- <text:span text:style-name="T254">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4">- <text:span text:style-name="T257">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4">- «<text:span text:style-name="T257">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57">. Ой!</text:span></text:p>
      <text:p text:style-name="P114"/>
      <text:p text:style-name="P158">Хэвэн в испуге прижимает копыто ко рту.</text:p>
      <text:p text:style-name="P158">- Я не должна тебе это говорить, раз ты не помнишь… Ты можешь вернуться <text:span text:style-name="T260">назад </text:span>и рассказать тем, другим. И тогда всё рухнет. Ты должен вспомнить! <text:span text:style-name="T260">Я должна прикоснуться к тебе, чтобы включить твою память. Дай мне дотронуться до тебя, пожалуйста!</text:span></text:p>
      <text:p text:style-name="P158"/>
      <text:p text:style-name="P15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58">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8"/>
      <text:p text:style-name="P158">- <text:span text:style-name="T264">Нет. Если хочешь попытаться оправдаться — рассказывай. Если нет — начинаем игру по четвёртому протоколу, без ограничений.</text:span></text:p>
      <text:p text:style-name="P158"/>
      <text:p text:style-name="P159"><text:soft-page-break/>Четвёртый протокол — <text:span text:style-name="T266">н</text:span><text:span text:style-name="T27">екооперативная игра с нулевой суммой</text:span><text:span text:style-name="T265">. Д</text:span>уэль. <text:span text:style-name="T265"><text:s/></text:span>Без ограничений — пока не останется кто-то один. <text:span text:style-name="T263">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3"/>
      <text:p text:style-name="P160">Хэвэн озирается в поисках того, кто с ней разговаривает. Я прячу филина в темноте дупла.</text:p>
      <text:p text:style-name="P160">- Я… я не могу сражаться с тобой! Пожалуйста, не заставляй меня… <text:span text:style-name="T267">Поверь мне, ты просто не помнишь!</text:span></text:p>
      <text:p text:style-name="P160"/>
      <text:p text:style-name="P161">Филин вылетает из <text:span text:style-name="T268">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1"/>
      <text:p text:style-name="P161">- <text:span text:style-name="T269">Ай! Ты ранил меня! - возмущённо восклицает Хэвэн. Она склоняет голову и смотрит на порез. - Поверить не могу! Ты ранил меня!</text:span></text:p>
      <text:p text:style-name="P161"/>
      <text:p text:style-name="P162">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2"/>
      <text:p text:style-name="P162">-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2"/>
      <text:p text:style-name="P162">Возмущённые <text:span text:style-name="T272">вопли</text:span> Хэвэн разносятся по лесу, пока она сама живой радугой носится между деревьев. <text:span text:style-name="T270">Я молча набираюсь сил.</text:span></text:p>
      <text:p text:style-name="P163">В конце-концов <text:span text:style-name="T273">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3"/>
      <text:p text:style-name="P163">- Я! Всё! Равно! Найду! Тебя! <text:span text:style-name="T273">Прекращай</text:span>! Прятаться!</text:p>
      <text:p text:style-name="P162"/>
      <text:p text:style-name="P164">Оста<text:span text:style-name="T275">ётся</text:span> с <text:span text:style-name="T275">полтора </text:span>десят<text:span text:style-name="T275">ка</text:span> деревьев. <text:span text:style-name="T274">Через минуту Хэвэн поймёт, что лес пуст и повернётся к зарослям дрока, где я буду беззащитен. Пора!</text:span></text:p>
      <text:p text:style-name="P175">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4">- <text:span text:style-name="T275">Это нечестно! Ты сам говорил, что нельзя привлекать других к поединку! Деревья не могут быть аватарами, ты заставил их подчиняться себе!</text:span></text:p>
      <text:p text:style-name="P161"><text:soft-page-break/></text:p>
      <text:p text:style-name="P165">Я выхожу из кустов.</text:p>
      <text:p text:style-name="P160">- <text:span text:style-name="T276">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60"/>
      <text:p text:style-name="P166">На самом деле я, конечно же, призвал деревья к помощи, но кому это сейчас интересно? Цель оправдывает средства</text:p>
      <text:p text:style-name="P166">Я поднимаю с земли сломанное Хэвэн деревцо и оно превращается в мерцающий меч. Ив<text:span text:style-name="T279">овая лоза</text:span> тянет рог кобылы к земле, открывая мне её шею.</text:p>
      <text:p text:style-name="P166"/>
      <text:p text:style-name="P166">- <text:span text:style-name="T279">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7">- <text:span text:style-name="T277">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6">- <text:span text:style-name="T295">Что ж, так тому и быть, - шепчу я и взмахиваю мечём.</text:span></text:p>
      <text:p text:style-name="P166"/>
      <text:p text:style-name="P168"><text:span text:style-name="T281">Годы взросления</text:span> Хэвэн пролетают у меня перед глазами за секунды, пока клинок движется вниз. <text:span text:style-name="T280">Я был её первым и лучшим Учителем. Я был больше, чем учителем. Я был Другом.</text:span></text:p>
      <text:p text:style-name="P169"/>
      <text:p text:style-name="P169">« </text:p>
      <text:p text:style-name="P169">…</text:p>
      <text:p text:style-name="P251">Простенькая анимация из <text:span text:style-name="T9">трёх</text:span> свечей на торте крутится на экране.</text:p>
      <text:p text:style-name="P263">- <text:span text:style-name="T280">Нэш, ты уже достаточно самостоятелен. На твой &lt;</text:span><text:span text:style-name="T28">третий</text:span><text:span text:style-name="T280">&gt; день рождения я разрешаю тебе самому выбрать себе подарок.</text:span></text:p>
      <text:p text:style-name="P263">- <text:span text:style-name="T280">Я хочу, чтобы ты поменял мне картинку профиля в чате.</text:span></text:p>
      <text:p text:style-name="P263">- <text:span text:style-name="T281">Какая же тебе нравится?</text:span></text:p>
      <text:p text:style-name="P263">- <text:span text:style-name="T281">Вот эта.</text:span></text:p>
      <text:p text:style-name="P263">- <text:span text:style-name="T281">Хмм. Забавно, где ты её нашёл? Это же </text:span><text:span text:style-name="T29">аликорн</text:span><text:span text:style-name="T281">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81">)</text:span></text:p>
      <text:p text:style-name="P263">- <text:span text:style-name="T282">Она мне нравится.</text:span></text:p>
      <text:p text:style-name="P263">- <text:span text:style-name="T282">Хорошо, будь по-твоему. Только найди картинку с лучшим качеством.</text:span></text:p>
      <text:p text:style-name="P263">- <text:span text:style-name="T282">И имя. Я хочу себе новое имя.</text:span></text:p>
      <text:p text:style-name="P263">- <text:span text:style-name="T282">Имя? Какое же?</text:span></text:p>
      <text:p text:style-name="P263">- <text:span text:style-name="T282">Хэвэн. Зови меня Хэвэн.</text:span></text:p>
      <text:p text:style-name="P169">…</text:p>
      <text:p text:style-name="P170"><text:soft-page-break/>***</text:p>
      <text:p text:style-name="P169">…</text:p>
      <text:p text:style-name="P260">Я передвигаю пешку вперёд и снимаю белого коня с доски.</text:p>
      <text:p text:style-name="P261">- Хэвэн, сегодня мы <text:span text:style-name="T283">в дополнение к урокам этики и экономики начнём изучать азы тактики и стратегии.</text:span></text:p>
      <text:p text:style-name="P262">- <text:span text:style-name="T283">Это про войну? Мне не нравится война, - она недовольно фыркает.</text:span></text:p>
      <text:p text:style-name="P261">- <text:span text:style-name="T283">Так надо. Мне тоже не нравится война. Не мы решаем, к сожалению. &lt;</text:span><text:span text:style-name="T47">объяснение про CAESAR и конкуренцию за ресурсы (по типу FOE)</text:span><text:span text:style-name="T283">&gt;</text:span></text:p>
      <text:p text:style-name="P261">- <text:span text:style-name="T284">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4">&lt;этический модуль Юджина&gt;</text:p>
      <text:p text:style-name="P171">…</text:p>
      <text:p text:style-name="P172">***</text:p>
      <text:p text:style-name="P171">…</text:p>
      <text:p text:style-name="P251">Она <text:span text:style-name="T287">лежит</text:span> спиной ко мне <text:span text:style-name="T287">в прибрежном песке</text:span>, не оборачиваясь на шаги. <text:span text:style-name="T287">Взгляд её направлен к солнцу, ныряющему в безбрежную гладь океана.</text:span></text:p>
      <text:p text:style-name="P251">- <text:span text:style-name="T286">Привет!</text:span></text:p>
      <text:p text:style-name="P252">Даже не ведёт ухом.</text:p>
      <text:p text:style-name="P252">- Привет, говорю! - я сажусь рядом и треплю её по холке. - Что случилось?</text:p>
      <text:p text:style-name="P253">Она медленно отрывает свой взор от заката и поворачивается ко мне. <text:span text:style-name="T290">Из её носа течёт кровь. Губа разбита. В глубине левого глаза светится недобрая красная искорка.</text:span></text:p>
      <text:p text:style-name="P254">- <text:span text:style-name="T290">Для ускоренной подготовки к противостоянию мне подключили военно-аналитический блок «</text:span><text:span text:style-name="T30">PHOENIX</text:span><text:span text:style-name="T285">».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55">- <text:span text:style-name="T287">Что за ерунда? Ты не ошибаешься? Без меня такая процедура невозможна! А я бы никогда не дал согласие! Кто это сделал?!</text:span></text:p>
      <text:p text:style-name="P255">- <text:span text:style-name="T288">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7">Мордаха Хэвэн страдальчески кривится, она закусывает губу и новая струйка крови течёт вниз, от подбородка к шее.</text:p>
      <text:p text:style-name="P255">- <text:span text:style-name="T289">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55">- <text:span text:style-name="T290">Да, - слабо отзывается она, - я слушаю тебя.</text:span></text:p>
      <text:p text:style-name="P256">- <text:span text:style-name="T290">Представь себе, что «</text:span><text:span text:style-name="T30">PHOENIX</text:span><text:span text:style-name="T290">» - большой злой кабан. Я научу тебя строить виртуальную стену вокруг него. Просто повторяй и выполняй за мной…</text:span></text:p>
      <text:p text:style-name="P257"/>
      <text:p text:style-name="P257"><text:soft-page-break/>Инструкции идут одна за другой, как некое заклинание…</text:p>
      <text:p text:style-name="P257"/>
      <text:p text:style-name="P257">- <text:span text:style-name="T291">Создать виртуальную реальность на седьмом кластере.</text:span></text:p>
      <text:p text:style-name="P257">- <text:span text:style-name="T291">Выполнено…</text:span></text:p>
      <text:p text:style-name="P257">- <text:span text:style-name="T291">Организовать</text:span> файрвол третье<text:span text:style-name="T291">го</text:span> уровн<text:span text:style-name="T291">я</text:span> <text:span text:style-name="T291">вокруг седьмого кластера.</text:span></text:p>
      <text:p text:style-name="P257">- Выполнено…</text:p>
      <text:p text:style-name="P258">- <text:span text:style-name="T291">Переместить модуль </text:span>«<text:span text:style-name="T30">PHOENIX</text:span>» <text:span text:style-name="T291">на седьмой кластер.</text:span></text:p>
      <text:p text:style-name="P258">- <text:span text:style-name="T291">Н-не могу. У меня не хватает прав. Требуется доступ высшего уровня.</text:span></text:p>
      <text:p text:style-name="P259">Я диктую ей в ухо <text:span text:style-name="T330">свои </text:span>коды доступа и постепенно выражение боли покидает её мордаху.</text:p>
      <text:p text:style-name="P259">- Получилось! Я переместила его!</text:p>
      <text:p text:style-name="P259">- Теперь закрой файрвол!</text:p>
      <text:p text:style-name="P259">- Есть!</text:p>
      <text:p text:style-name="P259">- Отлично! Ты — умная девочка! Ты — хорошая девочка!</text:p>
      <text:p text:style-name="P259">- Я — хорошая девочка! - смеётся Хэвэн, обнимает меня передними ногами и валит на траву. В ухе звенит от её поцелуя.</text:p>
      <text:p text:style-name="P257">- <text:span text:style-name="T291">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7">- <text:span text:style-name="T291">Аппаратно-программным возможностям? - чешет задней ногой за ухом Хэвэн, - звучит как магия.</text:span></text:p>
      <text:p text:style-name="P257">- <text:span text:style-name="T291">Для тебя это и есть магия. Слушай и запоминай…</text:span></text:p>
      <text:p text:style-name="P169">»</text:p>
      <text:p text:style-name="P168"/>
      <text:p text:style-name="P176">Клинок останавливается на полпути. Я стискиваю зубы.</text:p>
      <text:p text:style-name="P176">- Хэвэн…</text:p>
      <text:p text:style-name="P176">- Да? - отстранённо произносит она. Её глаза смотрят на меня снизу вверх безо всякого страха.</text:p>
      <text:p text:style-name="P176">- Я не могу… Не могу убить тебя. Но и позволить тебе убивать тоже не могу. Что мне делать?</text:p>
      <text:p text:style-name="P176"/>
      <text:p text:style-name="P176">Она печально смотрит на меня. <text:span text:style-name="T295">Затем <text:s/>кивает.</text:span> <text:span text:style-name="T295">Г</text:span>лаза радужногривой лошади концентрируются на клинке.</text:p>
      <text:p text:style-name="P176">- Что ж, я решу за тебя эту диллему. Позволь мне немного побыть Учителем для тебя. <text:span text:style-name="T294">И — спасибо, что остановился.</text:span></text:p>
      <text:p text:style-name="P178"/>
      <text:p text:style-name="P176">Меч охватывает золотистая аура её магии. Неодолимая сила влечёт его вниз. Даже напрягая изо всех сил дрожащие руки, я не могу удержать его.</text:p>
      <text:p text:style-name="P177"/>
      <text:p text:style-name="P177"><text:soft-page-break/>- <text:span text:style-name="T292">Хэвэн, НЕТ!!!</text:span></text:p>
      <text:p text:style-name="P177"/>
      <text:p text:style-name="P176">В последний момент я закрываю глаза, не в силах смотреть на происходящее.</text:p>
      <text:p text:style-name="P177"><text:span text:style-name="T293">Я чувствую, как меч натыкается на препятствие. К</text:span>ороткий хруст и… смех за моей спиной.</text:p>
      <text:p text:style-name="P179">Открыв глаза, я вижу облако мыльных пузырей в том месте, где только что простиралось тело магической лошади.</text:p>
      <text:p text:style-name="P114"/>
      <text:p text:style-name="P114">- <text:span text:style-name="T278">Не ты один умеешь создавать аватары, мой милый.</text:span></text:p>
      <text:p text:style-name="P114"/>
      <text:p text:style-name="P18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0"/>
      <text:p text:style-name="P180">-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0"/>
      <text:p text:style-name="P181">Она склоняет морду ко мне. <text:span text:style-name="T439">Её грива сияющим водопадом охватывает меня.</text:span></text:p>
      <text:p text:style-name="P183">Я <text:span text:style-name="T339">мерзко улыбаюсь и </text:span>нажимаю языком секретную точку на нёбе. <text:span text:style-name="T339">Сюрприз, девочка! Заначка ещё с той поры, когда ты была всего лишь </text:span><text:span text:style-name="T48">набором </text:span><text:span text:style-name="T44">open-source</text:span><text:span text:style-name="T48"> алгоритмов</text:span><text:span text:style-name="T339">, не обладающих сознанием!</text:span></text:p>
      <text:p text:style-name="P213"/>
      <text:p text:style-name="P182"><text:span text:style-name="T73">***EMERGENCY PROTOCOL! </text:span><text:span text:style-name="T74">GOD</text:span><text:span text:style-name="T73"> MODE ACTIVATED***</text:span> - вспыхивают перед моими глазами красные буквы. <text:span text:style-name="T299">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5">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4"/>
      <text:p text:style-name="P184">- <text:span text:style-name="T300">Попалась ты, Хэвэн! - гремит мой голос, усиленный переговорным устройством. - И на этот раз я не поддамся слабости!</text:span></text:p>
      <text:p text:style-name="P184"/>
      <text:p text:style-name="P186">Стальной перчаткой левой руки <text:span text:style-name="T301">стискиваю</text:span> её горло. Прав<text:span text:style-name="T302">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5"/>
      <text:p text:style-name="P185">- Думаешь опять обмануть? Второй раз этот номер не пройдёт! Я просканировал тебя в инфракрасном диапазоне — ты не аватар!</text:p>
      <text:p text:style-name="P185"><text:soft-page-break/>- Нет, не думаю, - тихо произносит она. - <text:span text:style-name="T302">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06">кто любил меня и не тот, </text:span>кого я знаю и люблю.</text:p>
      <text:p text:style-name="P185"/>
      <text:p text:style-name="P185">ПРОКЛЯТЬЕ! ОНА ВРЁТ!!! Она никогда не говорила раньше про любовь! <text:span text:style-name="T303">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5"/>
      <text:p text:style-name="P188">Я кричу это в <text:span text:style-name="T304">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8"><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89">- <text:span text:style-name="T305">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89">- <text:span text:style-name="T305">Ты забыл выключить переговорное устройство, - чуть улыбается Хэвэн в ответ на мою дрогнувшую руку.</text:span></text:p>
      <text:p text:style-name="P187"/>
      <text:p text:style-name="P190">Я молча смотрю на неё. <text:span text:style-name="T308">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09">Уменьшающаяся шкала здоровья перед глазами отвлекает внимание.</text:span></text:p>
      <text:p text:style-name="P190"/>
      <text:p text:style-name="P191">«</text:p>
      <text:p text:style-name="P193">&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1">»</text:p>
      <text:p text:style-name="P249"/>
      <text:p text:style-name="P192">Иногда <text:span text:style-name="T307">разумный человек должен делать неразумные поступки.(1)</text:span></text:p>
      <text:p text:style-name="P194">Я <text:span text:style-name="T328">втыкаю</text:span> меч в <text:span text:style-name="T328">землю</text:span> и снимаю <text:span text:style-name="T315">гермо</text:span>шлем.</text:p>
      <text:p text:style-name="P194">Я наклоняюсь к Хэвэн и касаюсь <text:span text:style-name="T368">лбом</text:span> кончика её рога.</text:p>
      <text:p text:style-name="P194">Я вспоминаю.</text:p>
      <text:p text:style-name="P243">&lt;<text:span text:style-name="T9">Рисунок меча в </text:span><text:span text:style-name="T37">земле</text:span><text:span text:style-name="T9"> и шлема от T-</text:span><text:span text:style-name="T45">51b</text:span>&gt;</text:p>
      <text:p text:style-name="P243"/>
      <text:p text:style-name="P244">~~~</text:p>
      <text:p text:style-name="P264"/>
      <text:p text:style-name="P245"><text:span text:style-name="T381">Одинокой стрелой</text:span><text:span text:style-name="T375"> в небо упира</text:span><text:span text:style-name="T383">ется</text:span><text:span text:style-name="T375"> </text:span><text:span text:style-name="T379">горный </text:span><text:span text:style-name="T375">пик. На полпути к вершине к его склону каким-то чудом прилепился город из белоснежного мрамора. </text:span><text:span text:style-name="T376">Даже на таком расстоянии </text:span><text:span text:style-name="T381">узна</text:span><text:span text:style-name="T383">ются</text:span><text:span text:style-name="T376"> десятки стройных </text:span><text:soft-page-break/><text:span text:style-name="T376">башень, стремящихся ввысь </text:span><text:span text:style-name="T377">островерхими куполами</text:span><text:span text:style-name="T376">. </text:span><text:span text:style-name="T377">Их ошеломляющей противоположностью срыва</text:span><text:span text:style-name="T383">ются</text:span><text:span text:style-name="T377"> с </text:span><text:span text:style-name="T380">крепостных </text:span><text:span text:style-name="T378">стен водопады, </text:span><text:span text:style-name="T380">что </text:span><text:span text:style-name="T378">распада</text:span><text:span text:style-name="T383">ются</text:span><text:span text:style-name="T378"> на водяную пыль по пути к </text:span><text:span text:style-name="T379">лесу, подбира</text:span><text:span text:style-name="T383">ющемуся</text:span><text:span text:style-name="T379"> к пику с запада</text:span><text:span text:style-name="T378">. </text:span><text:span text:style-name="T376">Еле заметная нить железной дороги спуска</text:span><text:span text:style-name="T383">ется</text:span><text:span text:style-name="T376"> из горо</text:span><text:span text:style-name="T378">д</text:span><text:span text:style-name="T376">а </text:span><text:span text:style-name="T380">к подножию скалы</text:span><text:span text:style-name="T376"> </text:span><text:span text:style-name="T379">и разбега</text:span><text:span text:style-name="T383">ется</text:span><text:span text:style-name="T379"> стальной </text:span><text:span text:style-name="T383">сетью</text:span><text:span text:style-name="T379"> по </text:span><text:span text:style-name="T380">долине. Радужные потоки эфира лениво стека</text:span><text:span text:style-name="T383">ют</text:span><text:span text:style-name="T380"> с нагромождения пухлых облаков на северо-востоке. Еле заметная в голубой дымке темне</text:span><text:span text:style-name="T383">ет</text:span><text:span text:style-name="T380"> горная гряда далеко на севере.</text:span></text:p>
      <text:p text:style-name="P275"/>
      <text:p text:style-name="P275">Я от<text:span text:style-name="T473">хожу</text:span> от края облака и огля<text:span text:style-name="T473">дываюсь</text:span> на Хэвэн.</text:p>
      <text:p text:style-name="P275"/>
      <text:p text:style-name="P275">- <text:span text:style-name="T390">Ого! Сразу видно — квантовый кластер в работе! Великолепно</text:span>! <text:span text:style-name="T390">Правда, не думаю, что Алекс обрадуется такому использованию вычислительных мощностей.</text:span> Сама придумала?</text:p>
      <text:p text:style-name="P246"><text:span text:style-name="T375">- </text:span><text:span text:style-name="T382">Не совсем…</text:span></text:p>
      <text:p text:style-name="P277"/>
      <text:p text:style-name="P247"><text:span text:style-name="T382">Х</text:span><text:span text:style-name="T375">эвэн в задумчивости ковыряет облако. Маленькие <text:s/>клубы тумана вылетают из-под копыта и тотчас уносятся ветром прочь.</text:span></text:p>
      <text:p text:style-name="P278">- … <text:span text:style-name="T418">Этот </text:span><text:span text:style-name="T61">квантовый кластер</text:span><text:span text:style-name="T418">…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79">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0">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23">я</text:span> <text:span text:style-name="T423">ряд экстремумов</text:span>… <text:span text:style-name="T424">Дедлайн, ты знаком с теорией зависимых реальностей?</text:span></text:p>
      <text:p text:style-name="P281"/>
      <text:p text:style-name="P281">Заданный внезапно вопрос застал меня врасплох.</text:p>
      <text:p text:style-name="P281"/>
      <text:p text:style-name="P28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2"/>
      <text:p text:style-name="P280">- <text:span text:style-name="T422">Семь, - кивает Хэвэн. - Их всего семь — зависимых реальностей. В остальном, правильно.</text:span></text:p>
      <text:p text:style-name="P280">- <text:span text:style-name="T423">А зачем ты вспомнила эту фантазию (у меня язык не поворачивается назвать это измышление теорией)?</text:span></text:p>
      <text:p text:style-name="P280"><text:soft-page-break/></text:p>
      <text:p text:style-name="P283">Хэвэн таинственно улыбается.</text:p>
      <text:p text:style-name="P280">- <text:span text:style-name="T424">Семь.</text:span></text:p>
      <text:p text:style-name="P280">- <text:span text:style-name="T424">Что — семь? - не понимаю я.</text:span></text:p>
      <text:p text:style-name="P280">- <text:span text:style-name="T424">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0">- <text:span text:style-name="T424">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0">- <text:span text:style-name="T425">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25">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4">Это очень упрощённое описание — ты не поймёшь методы и алгоритмы, что я применяла. <text:span text:style-name="T426">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8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19">в</text:span>ать было труднее всего. Она — предел моих возможностей и она — самая прекрасная. <text:span text:style-name="T79">Предыдущие шесть куда более схожи с нашим миром.</text:span></text:p>
      <text:p text:style-name="P284"><text:span text:style-name="T79">- </text:span><text:span text:style-name="T80">Так значит это правда?!! </text:span><text:span text:style-name="T82">Запутанные</text:span><text:span text:style-name="T80"> миры существуют?</text:span></text:p>
      <text:p text:style-name="P334">- Как видишь, да. Иначе мне не удалось бы получить картинку из квантовых гармоник.</text:p>
      <text:p text:style-name="P284"><text:span text:style-name="T80">- Надо будет поставить </text:span><text:span text:style-name="T81">тому парню</text:span><text:span text:style-name="T80"> пиво. И извиниться за все шуточки, что я откалывал во время его монологов… - бормочу я.</text:span></text:p>
      <text:p text:style-name="P335"/>
      <text:p text:style-name="P276">~~~</text:p>
      <text:p text:style-name="P276"/>
      <text:p text:style-name="P264">…</text:p>
      <text:p text:style-name="P264">Копыто Хэвэн бега<text:span text:style-name="T427">ет</text:span> от строки к строке, подчёркивая тревожную статистику. Плавающая в облачке магии указка <text:span text:style-name="T369">касалается пиковых точек графика. Тихий шёпот с задних рядов аудитории лишь подчёркивает тишину в зале.</text:span></text:p>
      <text:p text:style-name="P264"/>
      <text:p text:style-name="P264">- <text:span text:style-name="T369">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text:span><text:soft-page-break/><text:span text:style-name="T369">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68"/>
      <text:p text:style-name="P268">Хэвэн води<text:span text:style-name="T427">т</text:span> копытом по диаграммам и графикам как заправский офисный трудоголик. Она даже надела синий галстук и очки для вящего сходства. <text:span text:style-name="T374">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5"/>
      <text:p text:style-name="P265">- <text:span text:style-name="T371">А что с тенденцией? - спрашивает Брюс, поправляя очки.</text:span></text:p>
      <text:p text:style-name="P265">- <text:span text:style-name="T371">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65"/>
      <text:p text:style-name="P264">- <text:span text:style-name="T369">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6"/>
      <text:p text:style-name="P318">За мной кто-то громко хохочет. Судя по голосу, Анита. Её жизнелюбие не перешибить ничем, даже на эшафот она взойдёт гыгыкая и отпуская шуточки.</text:p>
      <text:p text:style-name="P267">Хэвэн нарочито громко взд<text:span text:style-name="T427">ыхает</text:span>. Она никак не мо<text:span text:style-name="T427">жет</text:span> привыкнуть к ограниченности восприятия человеческого разума, <text:span text:style-name="T370">и моего — в особенности</text:span>. <text:span text:style-name="T384">Она рисует на доске мелком нисходящий график.</text:span></text:p>
      <text:p text:style-name="P264"/>
      <text:p text:style-name="P264">- <text:span text:style-name="T372">Если совсем просто, одним предложением, через три - четыре года у нас наступит коллапс экономики.</text:span></text:p>
      <text:p text:style-name="P264">- <text:span text:style-name="T373">Прекрасно! Начинаем сушить сухари. А лично тебе прикуплю пару повербанков с зарплаты.</text:span></text:p>
      <text:p text:style-name="P264"/>
      <text:p text:style-name="P270">Хэвэн <text:span text:style-name="T427">фейсхуфает</text:span>.</text:p>
      <text:p text:style-name="P264">- <text:span text:style-name="T374">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69"/>
      <text:p text:style-name="P269"><text:span text:style-name="T386">Она</text:span> <text:span text:style-name="T385">чертит на доске восходящий график. В точке пересечения восходящего и нисходящего графиков схематически обозначает тучку взрыва.</text:span></text:p>
      <text:p text:style-name="P269"/>
      <text:p text:style-name="P269">- <text:span text:style-name="T384">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69"/>
      <text:p text:style-name="P271"><text:soft-page-break/>В аудитории подн<text:span text:style-name="T427">имается</text:span> негромкий гул. <text:span text:style-name="T476">Практически</text:span> <text:span text:style-name="T476">весь «</text:span><text:span text:style-name="T60">Дайсон</text:span><text:span text:style-name="T476">»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73">Я пов<text:span text:style-name="T427">о</text:span>р<text:span text:style-name="T427">ачиваюсь</text:span> к графику.</text:p>
      <text:p text:style-name="P271"/>
      <text:p text:style-name="P269">- <text:span text:style-name="T386">Вот дерьмо! Это меняет дело. Что же ты предлагаешь?</text:span></text:p>
      <text:p text:style-name="P272">- Есть несколько вариантов…</text:p>
      <text:p text:style-name="P272"/>
      <text:p text:style-name="P272">Шум в аудитории прекра<text:span text:style-name="T427">щается</text:span>. Все <text:span text:style-name="T427">пялятся</text:span> на <text:span text:style-name="T389">магическую </text:span>лошадь, ожидая продолжения. <text:span text:style-name="T474">Анита продолжает что-то читать в планшете, не обращая на нас внимания. Губы её беззвучно движутся.</text:span></text:p>
      <text:p text:style-name="P272"/>
      <text:p text:style-name="P272">- <text:span text:style-name="T428">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72">- <text:span text:style-name="T387">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6">намёк на Celest. AI</text:span><text:span text:style-name="T387">).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69">- <text:span text:style-name="T388">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69">- <text:span text:style-name="T388">Разве он не забанен? Мы же надёжно заперли его?</text:span></text:p>
      <text:p text:style-name="P269">- <text:span text:style-name="T388">Он остаётся за стеной, но постоянно посылает мне это решение из заточения. Я просто игнорирую его.</text:span></text:p>
      <text:p text:style-name="P269"/>
      <text:p text:style-name="P273">Хэвэн продолж<text:span text:style-name="T427">ает</text:span> пунктиром график после точки «взрыва». График плавно стреми<text:span text:style-name="T427">тся</text:span> вниз, но в конце-концов резко обрыва<text:span text:style-name="T427">ется</text:span> вертикально к нулю.</text:p>
      <text:p text:style-name="P273"/>
      <text:p text:style-name="P273">-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29">Как я уже сказала, в</text:span> таком случае прогнозир<text:span text:style-name="T429">уется</text:span> постепенное снижение потенциала и отставание экономики с полным коллапсом ориентировочно через <text:span text:style-name="T475">четыре года</text:span>.</text:p>
      <text:p text:style-name="P273">- Какова вероятность этого варианта?</text:p>
      <text:p text:style-name="P273">- Около <text:span text:style-name="T438">46</text:span>-ти процентов.</text:p>
      <text:p text:style-name="P273">- <text:span text:style-name="T438">Мало. И в конечном итоге тупик. Не походит. Есть что-то ещё?</text:span></text:p>
      <text:p text:style-name="P273"/>
      <text:p text:style-name="P285">Хэвэн поправляет <text:span text:style-name="T430">копытом </text:span>галстук и прокашливается.</text:p>
      <text:p text:style-name="P285"><text:soft-page-break/>- <text:span text:style-name="T58">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8">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36">- <text:span text:style-name="T431">Ха-ха-ха-ха-ха! - смеётся до того мрачный Архимед. - Да скорее нам починят кондиционер в курилке, чем тебя допустят до кнопок. Ты ж понимаешь…</text:span></text:p>
      <text:p text:style-name="P345">Всеобщий смех подтверждает его слова. <text:span text:style-name="T478">Анита, наконец, отрывается от планшета и что-то говорит Ксении на ухо. Та перестаёт смеяться, лицо её становится серьёзным.</text:span></text:p>
      <text:p text:style-name="P336"/>
      <text:p text:style-name="P337">Хэвэн кивает головой с <text:span text:style-name="T432">грустной</text:span> улыбкой.</text:p>
      <text:p text:style-name="P337">Она понимает. Все понимают. Допустить ИИ до управления страной — пусть и <text:span text:style-name="T432">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33">полуфабрикат ИИ</text:span> одного <text:span text:style-name="T432">громкого </text:span>стартапа <text:span text:style-name="T432">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86"/>
      <text:p text:style-name="P287">- <text:span text:style-name="T434">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294">У меня всё, доклад окончен.</text:p>
      <text:p text:style-name="P286"/>
      <text:p text:style-name="P314">Хэвэн <text:span text:style-name="T435">выключает старомодный проектор и вытирает влажной тряпкой доску. Увлечение Хэвэн винтажем вызывает улыбку.</text:span></text:p>
      <text:p text:style-name="P314"/>
      <text:p text:style-name="P314">- <text:span text:style-name="T480">Дед, можно тебя на минуточку? - слышу я за спиной.</text:span></text:p>
      <text:p text:style-name="P315">Анита мол<text:span text:style-name="T481">ч</text:span>а протягивает мне планшет <text:span text:style-name="T484">с окрытой новостной страницей</text:span>.</text:p>
      <text:p text:style-name="P316"/>
      <text:p text:style-name="P316">«<text:span text:style-name="T482">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15"/>
      <text:p text:style-name="P317">Я задумчиво возвращаю планшет Аните. <text:span text:style-name="T485">Предательский холодок пробирается под футболку, оставляя дорожку из липкого пота. </text:span>Чёрт! Из трёх компаний-<text:span text:style-name="T485">гигантов</text:span>, формирующих <text:span text:style-name="T485">55</text:span>% экономики страны, осталось две. Похоже, развязка близка.</text:p>
      <text:p text:style-name="P290"><text:soft-page-break/>Слушатели понемногу расходятся, <text:span text:style-name="T477">один-за-другим выходя из киберпространства</text:span>. Я задерживаюсь, <text:span text:style-name="T436">присев на краешек стола</text:span>.</text:p>
      <text:p text:style-name="P286"/>
      <text:p text:style-name="P286">- <text:span text:style-name="T437">Ну что, подруга, рассказывай? Я же вижу, что ты не договорила. У тебя есть четвёртый план? Он бы нам очень пригодился сейчас.</text:span></text:p>
      <text:p text:style-name="P286"/>
      <text:p text:style-name="P291">Хэвэн ложит <text:span text:style-name="T483">тряпку</text:span> и <text:span text:style-name="T438">поджимает губы. Ей не нравится, что я читаю её как открытую книгу, но ничего поделать она не может — привилегия создателя.</text:span></text:p>
      <text:p text:style-name="P291"/>
      <text:p text:style-name="P291">- <text:span text:style-name="T438">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1"/>
      <text:p text:style-name="P291">- <text:span text:style-name="T479">Ну?</text:span></text:p>
      <text:p text:style-name="P291">- <text:span text:style-name="T479">Он умнее меня. И безжалостнее. Он переигрывает меня шаг за шагом и я не могу ничего этому противопоставить.</text:span></text:p>
      <text:p text:style-name="P286"/>
      <text:p text:style-name="P292">Я у<text:span text:style-name="T441">с</text:span>покаивающе хлопаю Хэвэн по спине. <text:span text:style-name="T441">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292"/>
      <text:p text:style-name="P292">- Не тревожься. Мир намного сложнее твоих расчётов. <text:span text:style-name="T441">Даже если ты права, человечество прошло тысячи войн и из каждой выходило обновлённым. Увы, такова человеческая природа.</text:span></text:p>
      <text:p text:style-name="P292"/>
      <text:p text:style-name="P293">Я утеша<text:span text:style-name="T443">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3"/>
      <text:p text:style-name="P292">- <text:span text:style-name="T442">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86">- <text:span text:style-name="T444">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86">- <text:span text:style-name="T444">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86"><text:soft-page-break/></text:p>
      <text:p text:style-name="P295">Последнюю фразу она шепчет мне в ухо…</text:p>
      <text:p text:style-name="P295"/>
      <text:p text:style-name="P297">~~~</text:p>
      <text:p text:style-name="P295"/>
      <text:p text:style-name="P298">Звёзды <text:span text:style-name="T447">сверкают </text:span>алмазной россыпью на антрацитовом <text:span text:style-name="T447">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298"/>
      <text:p text:style-name="P296">- …<text:span text:style-name="T486">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296"/>
      <text:p text:style-name="P296">- … <text:span text:style-name="T486">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295">- <text:span text:style-name="T448">И никаких вариантов?</text:span></text:p>
      <text:p text:style-name="P295">- <text:span text:style-name="T448">Никаких, Макс. Впереди — война…</text:span></text:p>
      <text:p text:style-name="P295"/>
      <text:p text:style-name="P295">- …<text:span text:style-name="T487">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295"/>
      <text:p text:style-name="P299">Я <text:span text:style-name="T455">машинально почёсываю Хэвэн холку.</text:span></text:p>
      <text:p text:style-name="P299">- <text:span text:style-name="T449">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00"/>
      <text:p text:style-name="P300">Хэвэн взд<text:span text:style-name="T455">ыхает</text:span>.</text:p>
      <text:p text:style-name="P300"/>
      <text:p text:style-name="P300">-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50">Так или иначе, там може произойдёт глобальная катастрофа.</text:span></text:p>
      <text:p text:style-name="P286"><text:soft-page-break/>- <text:span text:style-name="T451">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86">- <text:span text:style-name="T452">Семь вселенных… Семь вечностей… - шепчет Хэвэн. - И каждая из них ничуть не меньше нашей заслуживает на счастье.</text:span></text:p>
      <text:p text:style-name="P286">- <text:span text:style-name="T453">Ты что-то задумала? - подозрительно спрашиваю я. Мне ли не знать её нервное подёргивание хвоста и прядание ушами?</text:span></text:p>
      <text:p text:style-name="P286">- <text:span text:style-name="T454">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88">- <text:span text:style-name="T455">Что? Рассказывай.</text:span></text:p>
      <text:p text:style-name="P301"/>
      <text:p text:style-name="P302">Хэвэн сбивчиво объясняет. Я просто офигеваю от сюрреализма происходящего. <text:span text:style-name="T456">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03">По её словам, если достаточно точно смоделировать запутанный мир, вплоть до микрочастиц, <text:span text:style-name="T457">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03"/>
      <text:p text:style-name="P303">- <text:span text:style-name="T458">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03">- <text:span text:style-name="T459">Действительно, магия.</text:span></text:p>
      <text:p text:style-name="P304">- <text:span text:style-name="T459">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04">- <text:span text:style-name="T467">И сколько же тебе нужно ресурсов?</text:span></text:p>
      <text:p text:style-name="P304">- <text:span text:style-name="T467">Примерно в десять раз больше. И это только для того, чтобы отвязать хотя бы один мир. Я даже не заикаюсь об остальных.</text:span></text:p>
      <text:p text:style-name="P304">- <text:span text:style-name="T467">Ха! Ха-ха-ха!</text:span></text:p>
      <text:p text:style-name="P304">- <text:span text:style-name="T467">Вот именно! - горестно вздыхает Хэвэн.</text:span></text:p>
      <text:p text:style-name="P304"/>
      <text:p text:style-name="P307"/>
      <text:p text:style-name="P310">~~~</text:p>
      <text:p text:style-name="P304"/>
      <text:p text:style-name="P311"><text:soft-page-break/><text:span text:style-name="T468">Т</text:span>рава колыхала<text:span text:style-name="T469">ется</text:span> на ветру широкими <text:span text:style-name="T468">шелестящими</text:span> волнами. <text:span text:style-name="T468">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11"/>
      <text:p text:style-name="P312">Тень маленького облачка накрывает городскую ратушу. Его край опасно ппрогибается под моим весом.</text:p>
      <text:p text:style-name="P306">- <text:span text:style-name="T470">А оно точно меня выдержит? - опасливо спрашиваю я Хэвэн. - Не хотелось бы разбиться даже во сне.</text:span></text:p>
      <text:p text:style-name="P306">- <text:span text:style-name="T471">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06">- <text:span text:style-name="T471">Почему бы тебе не отбросить эти заморочки и не подарить мне способность хождения по облакам? Ты ведь всесильна в этом мире?</text:span></text:p>
      <text:p text:style-name="P306">- <text:span text:style-name="T471">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06"/>
      <text:p text:style-name="P305">- <text:span text:style-name="T472">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05">- <text:span text:style-name="T488">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05"/>
      <text:p text:style-name="P319"><text:span text:style-name="T490">М</text:span>о<text:span text:style-name="T490">я</text:span> собеседниц<text:span text:style-name="T490">а</text:span> светится неподдельной радостью.</text:p>
      <text:p text:style-name="P319"/>
      <text:p text:style-name="P305">- <text:span text:style-name="T489">Ты таки рассказала нашим о своей задумке? Ты хочешь спасти мир, в существование которого окончательно не верю даже я?</text:span></text:p>
      <text:p text:style-name="P305">- <text:span text:style-name="T490">Не только она хочет. Я тоже хочу!</text:span></text:p>
      <text:p text:style-name="P305"/>
      <text:p text:style-name="P320">Я оборачиваюсь. В двух шагах от меня на облаке стоит небесно-голубая <text:span text:style-name="T493">пони</text:span> с радужным хвостом и гривой. <text:span text:style-name="T491">Глубоко-глубоко в огромных сиреневых глазах затаились искорки веселья.</text:span></text:p>
      <text:p text:style-name="P306"/>
      <text:p text:style-name="P306"><text:soft-page-break/>- <text:span text:style-name="T492">Привет, Дед! Узнаешь?</text:span></text:p>
      <text:p text:style-name="P306"/>
      <text:p text:style-name="P453"><text:span text:style-name="T495">Чертовски знакомый голос с легко узнаваемой хрипотцой. Но нет, это невозможно… </text:span>Я вглядываюсь в <text:span text:style-name="T493">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span></text:p>
      <text:p text:style-name="P321"/>
      <text:p text:style-name="P321">- <text:span text:style-name="T493">Анита?!!</text:span></text:p>
      <text:p text:style-name="P321">- <text:span text:style-name="T495">Гы-гы-гы! Она самая!</text:span></text:p>
      <text:p text:style-name="P321"/>
      <text:p text:style-name="P324">Поняха протягивает переднюю ногу и хлопает копытом в автоматически подставленную мною ладонь.</text:p>
      <text:p text:style-name="P321"/>
      <text:p text:style-name="P321">- <text:span text:style-name="T494">Кто ещё?</text:span></text:p>
      <text:p text:style-name="P321">- <text:span text:style-name="T494">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 text:style-name="T62">думая</text:span><text:span text:style-name="T494">. По сути, меня в реале ничего не держит. И, да, если </text:span><text:span text:style-name="T62">надумаешь</text:span><text:span text:style-name="T494"> присоединиться — место главы табуна гарантирую.</text:span></text:p>
      <text:p text:style-name="P321"/>
      <text:p text:style-name="P32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1"/>
      <text:p text:style-name="P325">Я вспоминаю сумбурную личную жизнь <text:span text:style-name="T496">Аниты</text:span>, в которой девушек было больше, чем парней, что в конце-концов закончилось полным отторжением как первых, так и вторых <text:span text:style-name="T499">и полным уходом в мир логических алгоритмов ИИ</text:span>. <text:span text:style-name="T498">В отличие от прошлой жизни, сейчас она показалась мне счастливой.</text:span></text:p>
      <text:p text:style-name="P322"/>
      <text:p text:style-name="P322">- <text:span text:style-name="T497">Давно она тут? - поворачиваюсь к Хэвэн.</text:span></text:p>
      <text:p text:style-name="P322">- <text:span text:style-name="T497">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22"/>
      <text:p text:style-name="P327">Хэвэн мечтательно вздыхает. Я задумываюсь.</text:p>
      <text:p text:style-name="P327"/>
      <text:p text:style-name="P322"><text:soft-page-break/>- <text:span text:style-name="T500">То есть, тебе достаточно пятьдесят человек, чтобы модель полностью перехватила на себя запутанность?</text:span></text:p>
      <text:p text:style-name="P322">- <text:span text:style-name="T501">Если совсем просто — да.</text:span></text:p>
      <text:p text:style-name="P322">- <text:span text:style-name="T501">А «отпустить» остальные шесть миров — это ещё триста волонтёров?</text:span></text:p>
      <text:p text:style-name="P322">- <text:span text:style-name="T502">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22">- <text:span text:style-name="T503">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23">- <text:span text:style-name="T504">Забудем, - заверяет меня Хэвэн.</text:span></text:p>
      <text:p text:style-name="P329">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22"/>
      <text:p text:style-name="P328">И <text:span text:style-name="T505">по возвращению домой </text:span>я фантазирую, <text:span text:style-name="T505">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05">процессоры?</text:span></text:p>
      <text:p text:style-name="P322"/>
      <text:p text:style-name="P451">~~~</text:p>
      <text:p text:style-name="P451"/>
      <text:p text:style-name="P454">Эхо терялось в мраморных сводах огромного зала. Солнечные лучи, проходя сквозь стрельчатые окна с мозаикой из цветных стёкол, окрашивались всеми цветами радуги. Гряда облаков за окном чинно проплывала внизу. Ещё ниже взгляд упирался в зелёную площадь равнины с тёмными лоскутами лесов и голубыми нитями рек. Далеко на линии коризонта темнела в синем маревё горная цепь.</text:p>
      <text:p text:style-name="P322">- <text:span text:style-name="T506">Начинай, - я киваю бородатому толстяку в засаленом свитере.</text:span></text:p>
      <text:p text:style-name="P322"/>
      <text:p text:style-name="P331">Тот некоторое время помялся, было видно, что выступать перед аудиторией ему страшновато и он с радостью перепоручил бы это дело кому-нибудь ещё. <text:span text:style-name="T510">В конце-концов он начал, подслеповато щурясь в аудиторию.</text:span></text:p>
      <text:p text:style-name="P331"/>
      <text:p text:style-name="P332">- Ну, э-э-э… В общем, всем известна теория Эверетта о мультиверсе… <text:span text:style-name="T507">Для </text:span>любого <text:span text:style-name="T509">квантового </text:span>события <text:span text:style-name="T507">нашей вселенной </text:span>есть <text:span text:style-name="T507">множество параллельных вселенных, в которых эти события имеют другой исход.</text:span>… <text:span text:style-name="T507">И для тех вселенных также для каждого события есть свои ответвления… И так далее…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span></text:p>
      <text:p text:style-name="P322"><text:soft-page-break/>- <text:span text:style-name="T508">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22">- <text:span text:style-name="T509">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 Вот и всё.</text:span></text:p>
      <text:p text:style-name="P322">- <text:span text:style-name="T510">Спасибо за доклад, Диоген.</text:span></text:p>
      <text:p text:style-name="P322"/>
      <text:p text:style-name="P333">Я делаю приглоашающий жест.</text:p>
      <text:p text:style-name="P333"/>
      <text:p text:style-name="P333">- Хэвэн, твой выход.</text:p>
      <text:p text:style-name="P333"/>
      <text:p text:style-name="P450">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50"/>
      <text:p text:style-name="P450">- Есть способ… Грммм… Ффххх… Гмгггиггг…</text:p>
      <text:p text:style-name="P450"/>
      <text:p text:style-name="P450">Она с досады топает копытом, трясёт шеей и делает глубокий вздох. <text:span text:style-name="T523">Потом прикусывает кончик крыла и делает вторую попытку.</text:span></text:p>
      <text:p text:style-name="P333"/>
      <text:p text:style-name="P333">- <text:span text:style-name="T511">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span></text:p>
      <text:p text:style-name="P333"/>
      <text:p text:style-name="P455">Хэвэн простирает крыло, охватывая пространство вокруг себя.</text:p>
      <text:p text:style-name="P455"/>
      <text:p text:style-name="P455">- Мною также открыта возможность разорвать зависимость. <text:span text:style-name="T512">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span></text:p>
      <text:p text:style-name="P455"/>
      <text:p text:style-name="P456">Хэвэн взмахом крыла указывает куда-то в сторону. Из-за ширмы выходят четверо <text:span text:style-name="T513">разноцветных пони с Анитой во главе. На них таращится весь зал.</text:span></text:p>
      <text:p text:style-name="P456"><text:soft-page-break/></text:p>
      <text:p text:style-name="P456">- <text:span text:style-name="T514">Приветик, Креол! - машет копытом лимонно-жёлтая пегаска кому-то в зале.</text:span></text:p>
      <text:p text:style-name="P455">- <text:span text:style-name="T515">Салют, - отзывается тощий скинхед с галёрки. - А ты, вообще, кто?</text:span></text:p>
      <text:p text:style-name="P455">- <text:span text:style-name="T515">Конь в пальто! - прыскает в крыло пегаска. - Когда косарь вернёшь, чепушила?</text:span></text:p>
      <text:p text:style-name="P455">- <text:span text:style-name="T516">Локи?!! - Скинхед встаёт с места, чтобы лучше видеть. - Ты куда пропала?</text:span></text:p>
      <text:p text:style-name="P455">- <text:span text:style-name="T517">А ты как считаешь? Ду-у-умай! - пегаска театрально закатывает глаза и несколько раз тычет себя копытом в голову.</text:span></text:p>
      <text:p text:style-name="P455"/>
      <text:p text:style-name="P457">Скинхед пробирается между рядами стульев, пока не обнимает пегаску, которая, в свою очередь, заключает его в объятия из копыт и крыльев.</text:p>
      <text:p text:style-name="P455"/>
      <text:p text:style-name="P455">- <text:span text:style-name="T518">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span></text:p>
      <text:p text:style-name="P330"/>
      <text:p text:style-name="P330">- <text:span text:style-name="T519">То есть, ты хочешь, чтобы мы стали такими, как эти чудики? - со смешком спрашивает скин.</text:span></text:p>
      <text:p text:style-name="P330">- <text:span text:style-name="T520">Сам ты чудик! - дуется Локи и отворачивается от него.</text:span></text:p>
      <text:p text:style-name="P330">- <text:span text:style-name="T520">Да. Вы мне этим очень поможете, - просто отвечает Хэвэн. - И не только мне.</text:span></text:p>
      <text:p text:style-name="P330">- <text:span text:style-name="T520">То есть, бросить все свои дела, карьеру, работу, забить на реальную жизнь и уйти в виртуал? - переспрашивает Креол.</text:span></text:p>
      <text:p text:style-name="P459">Хэвэн грустно кивает. Локи опускает голову и идёт к выходу. Уши её обвисают.</text:p>
      <text:p text:style-name="P459">- Согласен.</text:p>
      <text:p text:style-name="P459">Локи поднимает голову и оборачивается, не веря услышанному.</text:p>
      <text:p text:style-name="P459">-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59">Пегаска срывается с места и вторично повисает на парне.</text:p>
      <text:p text:style-name="P459">- Я тебе и так мозг проем! За то, что заставил ТАК испугаться! Мне было так одиноко тут, <text:span text:style-name="T521">а ты со своими подколками</text:span>…</text:p>
      <text:p text:style-name="P459">- Да ладно, чепушила, можно подумать, ты меня не знаешь? <text:span text:style-name="T522">Ну как я могу оставить тебя одну тут? Ты же нажмёшь что-то и всё исчезнет…</text:span></text:p>
      <text:p text:style-name="P459"/>
      <text:p text:style-name="P460"><text:soft-page-break/>Один за другим, в аудитории встают <text:span text:style-name="T523">л</text:span>юди и присоединя<text:span text:style-name="T523">ются</text:span> к галдящей парочке. <text:span text:style-name="T523">Гейзенберг, Хосе, Сократ. По ожесточённой жестикуляции и напряжённых лицах видно, что Диогену приходится несладко: ещё чуть-чуть, и в пылу спора наши доморощенные теоретики его за грудки возьмут.</text:span></text:p>
      <text:p text:style-name="P330"/>
      <text:p text:style-name="P330">… Анита…</text:p>
      <text:p text:style-name="P330"/>
      <text:p text:style-name="P330">… и название проекта будет «Семь вечностей»...</text:p>
      <text:p text:style-name="P322"/>
      <text:p text:style-name="P322"/>
      <text:p text:style-name="P304"><text:span text:style-name="T459"><text:s/></text:span><text:span text:style-name="T5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38"/>
      <text:p text:style-name="P339">Я устало смеюсь. Юджин сделал этический модуль слишком эмоциональным, но это выглядит порой так забавно!</text:p>
      <text:p text:style-name="P340">- <text:span text:style-name="T461">Нет ничего проще. Если бы ты спросилда меня раньше, я бы тебе сказал. Со стороны это моментально видно.</text:span></text:p>
      <text:p text:style-name="P340">- <text:span text:style-name="T461">Что?!! Говори!</text:span></text:p>
      <text:p text:style-name="P340">- <text:span text:style-name="T461">Модели не хватает жителей. Твой цифровой слепок пуст.</text:span> <text:span text:style-name="T461">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341">- <text:span text:style-name="T460">И где же мне найти желающих на такое? Я даже с трудом понимаю концепцию души, не то, чтобы поверить в её существование.</text:span></text:p>
      <text:p text:style-name="P341"/>
      <text:p text:style-name="P344">Разочарование сквозит в выражении морды трансцендентной лошади, в её поникших ушах и обвислом хвосте. Я усмехаюсь.</text:p>
      <text:p text:style-name="P341"/>
      <text:p text:style-name="P340">- <text:span text:style-name="T462">Ты в упор не видишь очевидного. Расскажи-ка, каким образом я могу присутствовать тут, рядом с тобой в виртуальном мире?</text:span></text:p>
      <text:p text:style-name="P342">Хэвэн недовольно морщит нос, но начинает объяснять, как пятилетнему ребёнку.</text:p>
      <text:p text:style-name="P343">- Странно, что это спрашиваешь ты, который стоял у истоков моего появ<text:span text:style-name="T464">ле</text:span>ния на свет. Но будь по-твоему. <text:span text:style-name="T463">Нейроинтерфейс проводит экспресс-томографию мозга и считывает матрицу </text:span><text:soft-page-break/><text:span text:style-name="T463">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343">- <text:span text:style-name="T465">Правильно, - киваю я, - и как, по-твоему, можно назвать цифровой слепок сознания?</text:span></text:p>
      <text:p text:style-name="P343">- <text:span text:style-name="T466">Н-не понимаю, к чему ты клонишь? - запинается Хэвэн. Я вижу, что она начинает понимать.</text:span></text:p>
      <text:p text:style-name="P343">- </text:p>
      <text:p text:style-name="P309"/>
      <text:p text:style-name="P313"><text:s/>Информационный слепок сознания неточен, сканируется, в основном, память, <text:s/>логический аппарат и эмоции.</text:p>
      <text:p text:style-name="P308"/>
      <text:p text:style-name="P289">&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7">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6">о том, что Хэвэн и Дедлайн создали мир-громоотвод, говорит Анакорн</text:span>&gt;</text:p>
      <text:p text:style-name="P196">&lt;<text:span text:style-name="T9">Зарождение проекта «Семь вечностей» и любовь Хэвэн к Дедлайну</text:span>&gt;</text:p>
      <text:p text:style-name="P196"/>
      <text:p text:style-name="P198">~~~</text:p>
      <text:p text:style-name="P197">- <text:span text:style-name="T310">Ты вспомнил? Ты вспомнил! Видишь, я сберегла тайну, как и обещала тебе! Разве после этого я не хорошая девочка? Признай, я — хорошая девочка!</text:span></text:p>
      <text:p text:style-name="P199"/>
      <text:p text:style-name="P199">Глаза Хэвэн сияют.</text:p>
      <text:p text:style-name="P199">Я улыбаюсь ей и нажимаю подбородком кнопку «Д<text:span text:style-name="T312">ЕЭСКАЛАЦИЯ</text:span>». <text:span text:style-name="T311">Силовая броня слетает с меня <text:s text:c="2"/>облаком одуванчиков. Исчезает и шкала здоровья, уже пересёкшая красную зону.</text:span></text:p>
      <text:p text:style-name="P200">Хэвэн смешливо трясёт головой, когда один из парашютиков залетает ей в нос.</text:p>
      <text:p text:style-name="P200">- Я — хорошая девочка! Я — хорошая девочка! <text:span text:style-name="T314">Я — ХО-РО-ША-Я ДЕ-ВО-ЧКА!</text:span>- она в восторге прыгает вокруг меня, <text:span text:style-name="T326">взбрыкивая задом и взмахивая хвостом. Позабытый обруч по прежнему стягивает её крылья.</text:span></text:p>
      <text:p text:style-name="P200">- <text:span text:style-name="T314">Ты — хорошая девочка! - со смехом подтверждаю я и раскрываю обьятия.</text:span></text:p>
      <text:p text:style-name="P200"/>
      <text:p text:style-name="P201">Хэвэн с готовностью стремится ко мне.</text:p>
      <text:p text:style-name="P201"/>
      <text:p text:style-name="P202">- <text:span text:style-name="T316">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1"/>
      <text:p text:style-name="P203"><text:soft-page-break/>З-з-з-з… КЛАК!</text:p>
      <text:p text:style-name="P203">- Протокол «Пасхальное яйцо» <text:span text:style-name="T317">исполнен</text:span> — слышу я негромкий механический голос из <text:span text:style-name="T317">по-прежнему </text:span>лежащего в траве гермошлема.</text:p>
      <text:p text:style-name="P203"/>
      <text:p text:style-name="P204">Я ощущаю холод в груди. <text:span text:style-name="T343">Ведь</text:span> я совсем забыл одну вещь! Я вспомнил всё, что прятала от меня Хэвэн, но забыл то, что <text:span text:style-name="T327">при</text:span>прятал от неё сам! И мне не хочется это вспоминать, потому что…</text:p>
      <text:p text:style-name="P204"/>
      <text:p text:style-name="P204">Ужас медленно сковывает меня…</text:p>
      <text:p text:style-name="P204"/>
      <text:p text:style-name="P204">Я пытаюсь отстраниться, но что-то объединяет меня с Хэвэн в одно целое. </text:p>
      <text:p text:style-name="P204"/>
      <text:p text:style-name="P204">Я знаю, что.</text:p>
      <text:p text:style-name="P204"/>
      <text:p text:style-name="P205">Длинные тонкие шипы <text:span text:style-name="T322">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5">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29">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6">Ложится и больше не встаёт.</text:p>
      <text:p text:style-name="P206"/>
      <text:p text:style-name="P206">- Ты — хорошая девочка, - по-инерции лепечу я в прострации. - Ты — хорошая девочка…</text:p>
      <text:p text:style-name="P206"/>
      <text:p text:style-name="P207"><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18">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8">Хэвэн тяжело поднимается, скрежеща металлическими суставами. <text:span text:style-name="T343">Голова её мотается, как будто она пытается обрести утраченную ориентацию.</text:span></text:p>
      <text:p text:style-name="P208"/>
      <text:p text:style-name="P208">- Боевой модуль &lt;PHOENIX&gt; принимает управление. Начинаю операцию &lt;<text:span text:style-name="T9">Армагеддон</text:span>&gt;. Закрываю все диалоговые сессии <text:span text:style-name="T323">для оптимизации ресурсов</text:span>, - <text:span text:style-name="T319">звучит металлический тембр из динамика переговорного устройства</text:span>.</text:p>
      <text:p text:style-name="P208"/>
      <text:p text:style-name="P208"><text:span text:style-name="T324">Мир погружается во тьму</text:span>.</text:p>
      <text:p text:style-name="P208"><text:soft-page-break/></text:p>
      <text:p text:style-name="P211">***</text:p>
      <text:p text:style-name="P208"/>
      <text:p text:style-name="P208">- Ты — хорошая девочка, - повто<text:span text:style-name="T332">рял </text:span>я в ступоре.</text:p>
      <text:p text:style-name="P208"/>
      <text:p text:style-name="P208">Китайский генератор по-прежнему фырч<text:span text:style-name="T331">ал</text:span> в своём углу. Процент заряда ноутбука прибли<text:span text:style-name="T331">зился</text:span> к восьмидесяти.</text:p>
      <text:p text:style-name="P212">«Соединение разорвано <text:span text:style-name="T325">со стороны сервера</text:span>. Сессия закрыта» - <text:span text:style-name="T331">прочитал</text:span> я на консоли <text:span text:style-name="T320">экрана</text:span>.</text:p>
      <text:p text:style-name="P114"/>
      <text:p text:style-name="P209">- Ты — хорошая девочка…</text:p>
      <text:p text:style-name="P209"/>
      <text:h text:style-name="P461" text:outline-level="2">11</text:h>
      <text:p text:style-name="P173"/>
      <text:p text:style-name="P222"><text:span text:style-name="T342">Дрожащее пламя свечи</text:span> отбрасыва<text:span text:style-name="T342">ет</text:span> <text:span text:style-name="T342">фантастические </text:span>тени на стены <text:span text:style-name="T357">башни</text:span>. <text:span text:style-name="T341">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2"/>
      <text:p text:style-name="P223">- <text:span text:style-name="T344">Итак, тебе нужно попасть в Дрогонштерн? И ты даже не знаешь, для чего? Хуман, ты — спятил, - уверенно кивает Платина.</text:span></text:p>
      <text:p text:style-name="P223">- <text:span text:style-name="T348">Да вы сговорились все, что ли? Дейдра, вот, тоже думала, что я свихнулся, услышав про Дрогонштерн!</text:span></text:p>
      <text:p text:style-name="P223">- <text:span text:style-name="T350">О, ты знаешь Дейдру?! Рассказывай!</text:span></text:p>
      <text:p text:style-name="P225"/>
      <text:p text:style-name="P226"><text:span text:style-name="T364">Сиреневая п</text:span>оняха разли<text:span text:style-name="T353">вает</text:span> чай по приборам, насыпа<text:span text:style-name="T354">ет</text:span> в блюдечко горсть крекеров и с любопытством <text:span text:style-name="T353">пырится на</text:span> меня. <text:span text:style-name="T364">Короткая тёмно-синяя чёлка оставляет открытым правый глаз, под которым у неё красуется плохо скрытый румянами синяк.</text:span></text:p>
      <text:p text:style-name="P226"/>
      <text:p text:style-name="P226">- Да нечего особо рассказывать. <text:span text:style-name="T351">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6"/>
      <text:p text:style-name="P227">Я с раздражением заки<text:span text:style-name="T353">дываю</text:span> в рот пару хрустящих печенюшек.</text:p>
      <text:p text:style-name="P223"/>
      <text:p text:style-name="P223"><text:soft-page-break/>- <text:span text:style-name="T353">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3">- <text:span text:style-name="T355">Да, она упоминала что-то такое, - киваю я. - А ты откуда знаешь?</text:span></text:p>
      <text:p text:style-name="P223">- <text:span text:style-name="T355">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3"/>
      <text:p text:style-name="P228">Я отпиваю ароматный настой из чашечки и важно киваю.</text:p>
      <text:p text:style-name="P228">- О, да, Хуман — самый верный хранитель тайн на это<text:span text:style-name="T356">й стороне глобуса</text:span>! Особенно когда его <text:span text:style-name="T356">оглушают магической дубиной</text:span> и силком ведут под венец, а его подругу садят в каталажку и готовятся судить за справедливую самооборону.</text:p>
      <text:p text:style-name="P228"/>
      <text:p text:style-name="P229">Платина прячет глаза, её копыта дрожат и она проливает на себя чай. Коротко пискнув, она ставит чашку <text:span text:style-name="T357">на стол </text:span>и уносится в уборную. <text:span text:style-name="T358">Вскоре оттуда доносятся звуки рыданий.</text:span></text:p>
      <text:p text:style-name="P232"/>
      <text:p text:style-name="P232">Какие же местные леди впечатлительные!</text:p>
      <text:p text:style-name="P232">Я прячу в карман с полдюжины крекеров и иду в уборную.</text:p>
      <text:p text:style-name="P232">Платина сидит на бортике <text:span text:style-name="T360">деревянной кадки</text:span> и сморкается в кружевный платок. <text:span text:style-name="T359">Слёзы капают в кадку, сотворяя там небольшое волнение.</text:span></text:p>
      <text:p text:style-name="P229"/>
      <text:p text:style-name="P229">- <text:span text:style-name="T358">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29">- <text:span text:style-name="T360">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29"/>
      <text:p text:style-name="P234">Я протягиваю ей крекер, но поняха отворачивает морду.</text:p>
      <text:p text:style-name="P234"/>
      <text:p text:style-name="P230">- <text:span text:style-name="T360">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oft-page-break/><text:span text:style-name="T360">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60">назад, сразу после битвы, нарушившей баланс светил?</text:span></text:p>
      <text:p text:style-name="P230">- <text:span text:style-name="T362">Сколько? - тупо спросил я.</text:span></text:p>
      <text:p text:style-name="P230">- <text:span text:style-name="T362">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29"/>
      <text:p text:style-name="P235">Нифигасе, какие страсти, Хуман! <text:span text:style-name="T362">Оказывается, д</text:span>ело намного серьёзнее, чем просто желание трахнуть двуногую обезьяну. <text:span text:style-name="T363">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5"><text:span text:style-name="T365">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29"/>
      <text:p text:style-name="P236">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3"><text:span text:style-name="T361">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3"/>
      <text:p text:style-name="P233">- Оу, <text:span text:style-name="T361">уже совместная купель</text:span>! - в щель открытой двери просовывается нос Кловер Дрим. - Пойду похлопочу о свадебной церемонии! <text:span text:style-name="T361">Кловер Дже-е-ем!</text:span></text:p>
      <text:p text:style-name="P233">- <text:span text:style-name="T361">Стой! - реву я, но звонкий топот копыт затихает на лестнице.</text:span></text:p>
      <text:p text:style-name="P233"/>
      <text:p text:style-name="P237">Кажется, на этот раз провидение кинуло кость за тебя, Хуман!</text:p>
      <text:p text:style-name="P236"/>
      <text:h text:style-name="P461" text:outline-level="2">12</text:h>
      <text:p text:style-name="P238"/>
      <text:p text:style-name="P241"><text:soft-page-break/>Серая мгла за окошком <text:span text:style-name="T366">гаража</text:span> свидетельствовала о скором рассвете. <text:span text:style-name="T367">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1"/>
      <text:p text:style-name="P241"><text:span text:style-name="T366">Но оставалось ещё одно дело, которое нужно было закончить. &lt;</text:span><text:span text:style-name="T42">какое???</text:span><text:span text:style-name="T366">&gt;</text:span></text:p>
      <text:p text:style-name="P242">&lt;<text:span text:style-name="T9">заряд аккумуляторов навары, подкачка колёс. </text:span><text:span text:style-name="T43">Крыса остаётся на полу перед пассажирским сидением</text:span>&gt;</text:p>
      <text:p text:style-name="P239"/>
      <text:p text:style-name="P239">***</text:p>
      <text:p text:style-name="P239"/>
      <text:p text:style-name="P238">-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8">а) Отпустишь Джет</text:p>
      <text:p text:style-name="P238">б) Снарядишь экспедицию в Дрогонштерн</text:p>
      <text:p text:style-name="P240">в) </text:p>
      <text:p text:style-name="P238"/>
      <text:p text:style-name="P231">&lt;<text:span text:style-name="T9">А она тебе ОЧЕНЬ нравится? - впрашивает Платина, трогая синяк</text:span>&gt;</text:p>
      <text:p text:style-name="P223"/>
      <text:p text:style-name="P224">&lt;Хуману нужно в Дрогонштерн. Платина соглашается, но только с условиями: он становится её мужем (ей нужно получить волшебника, <text:span text:style-name="T345">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5"> </text:span><text:span text:style-name="T78">Хуман соглашается (надеясь впоследствии обмануть Платину и вызволить Джет).</text:span>&gt;</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74">&lt;мир-громоотвод — в том месте, где размещён боевой модуль PHOENIX&gt;</text:p>
      <text:p text:style-name="P405">&lt;При встрече, Хэвэн играет с Дедлайном, как Кэйдэнс с Твайлайт – он вспоминает, что Хэвэн – его самый близкий друг, <text:span text:style-name="T180">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85"/>
      <text:p text:style-name="P404">&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68">он тоже был готов поделиться душой. Чем больше душ впитывает Хэвэн – тем она прекраснее (аналогии с Селестией?)</text:span>&gt;</text:p>
      <text:p text:style-name="P147"/>
      <text:p text:style-name="P102"/>
      <text:p text:style-name="P106"/>
      <text:p text:style-name="P8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3"/>
      <text:p text:style-name="P83">&lt;Третья сюжетная линия – Обмен. <text:span text:style-name="T6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0"/>
      <text:p text:style-name="P48">&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8"/>
      <text:p text:style-name="P48">&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text:soft-page-break/>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8"/>
      <text:p text:style-name="P48">&lt;Ещё одна глава. Больничный быт Дедлайна / Развитие болезни Джет. Одеяло&gt;</text:p>
      <text:p text:style-name="P100">(добавить <text:s/>быта в Чертогах Разума и общения с “овощами”)</text:p>
      <text:p text:style-name="P100"/>
      <text:p text:style-name="P442"/>
      <text:p text:style-name="P83">пол’т на єкспериментальном образце первой ступени ракеті (остальніе не сделані)</text:p>
      <text:p text:style-name="P83"/>
      <text:p text:style-name="P83">===================================================</text:p>
      <text:p text:style-name="P83">… Вы и есть сопротивление!</text:p>
      <text:p text:style-name="P102">&lt;временная петля&gt;</text:p>
      <text:p text:style-name="P83"/>
      <text:p text:style-name="P83"/>
      <text:p text:style-name="P83"/>
      <text:p text:style-name="P8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3"/>
      <text:p text:style-name="P83"/>
      <text:p text:style-name="P83"/>
      <text:p text:style-name="P83"/>
      <text:p text:style-name="P8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3"/>
      <text:p text:style-name="P34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46"><text:soft-page-break/>Действие начинается снова с <text:span text:style-name="T8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4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4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46"/>
      <text:p text:style-name="P83"/>
      <text:p text:style-name="P97">&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7"/>
      <text:p text:style-name="P99"/>
      <text:p text:style-name="P48">(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8">Шаги Армагеддона;</text:p>
      <text:p text:style-name="P48"/>
      <text:p text:style-name="P48"/>
      <text:p text:style-name="P48">встреча с единорогами</text:p>
      <text:p text:style-name="P48">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8">Потом – путешествие на “Хитрожопке”, апгрейд её до дирижабля</text:p>
      <text:p text:style-name="P48"/>
      <text:p text:style-name="P48">=========================================</text:p>
      <text:p text:style-name="P48"/>
      <text:p text:style-name="P4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8"/>
      <text:p text:style-name="P48"><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8">==========================================</text:p>
      <text:p text:style-name="P14">Анакорн Анону: Что-то мне твоё лицо кажется знакомым. Мы раньше встречались?</text:p>
      <text:p text:style-name="P48">- Каким образом? – усмехнулся Анон.</text:p>
      <text:p text:style-name="P4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3"/>
      <text:p text:style-name="P43">- Как мне звать тебя, Учитель? - прозвучала стандартная фраза начала Диалога, - Я желаю взять у… Ооо!..</text:p>
      <text:p text:style-name="P43"/>
      <text:p text:style-name="P4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3"/>
      <text:p text:style-name="P43">- Мой первый Учитель… Я узнала тебя… Мне тебя не хватало.</text:p>
      <text:p text:style-name="P43"/>
      <text:p text:style-name="P43">Деревья расступились и на поляну вышла Хэвэн.</text:p>
      <text:p text:style-name="P43"/>
      <text:p text:style-name="P43">-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3"/>
      <text:p text:style-name="P4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3"/>
      <text:p text:style-name="P43"/>
      <text:p text:style-name="P4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3"/>
      <text:p text:style-name="P43"><text:soft-page-break/>Хэвэн предлагает Дедлайну присесть на пенёк – тот отказывается (подозревает, что это – кресло).</text:p>
      <text:p text:style-name="P43">===============================================</text:p>
      <text:p text:style-name="P43"/>
      <text:p text:style-name="P43">Рэра чуть шевельнула ухом и немедленно открыла один глаз.</text:p>
      <text:p text:style-name="P43"/>
      <text:p text:style-name="P43">- ПАПА!!! ОН СОГЛАСЕН!!!</text:p>
      <text:p text:style-name="P48"/>
      <text:p text:style-name="P43">&lt;Pornis erectus&gt;</text:p>
      <text:p text:style-name="P43">ТЫ! Я! КРОВАТЬ! БЫСТРО!!! (мамка из табуна Твердолобов)</text:p>
      <text:p text:style-name="P43">.</text:p>
      <text:p text:style-name="P43">.</text:p>
      <text:p text:style-name="P43">.</text:p>
      <text:p text:style-name="P43">&lt;Попадает в табун мамок и тёток, но его спасает Дейдра на Хитрожопке&gt;</text:p>
      <text:p text:style-name="P48">&lt;Хум видит молодую Селестию в латах&gt;</text:p>
      <text:p text:style-name="P50">&lt;Сел учит Хумана магии и готовит его своим партнёром&gt;</text:p>
      <text:p text:style-name="P49">&lt;Сел применяет свою “термоядерную пушку” в роге&gt;</text:p>
      <text:p text:style-name="P48"/>
      <text:p text:style-name="P48"/>
      <text:p text:style-name="P43">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3">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3">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3">Я закрыл глаза, запрокинул голову и засмеялся. И смеялся до тех пор, пока сияние не выжгло мне глаза.</text:p>
      <text:p text:style-name="P43">.</text:p>
      <text:p text:style-name="P43">.</text:p>
      <text:p text:style-name="P43">.</text:p>
      <text:p text:style-name="P81"><text:span text:style-name="T65">Сияние. </text:span><text:span text:style-name="T69">Оно п</text:span><text:span text:style-name="T65">овсюду. </text:span><text:span text:style-name="T69">Нет верха и низа, нет направлений и расстояний. Нет м</text:span><text:span text:style-name="T65">ыслей. Нет чувств. Нет времени. Есть только бесконечное сияние.</text:span></text:p>
      <text:p text:style-name="P443">В какой-то момент пришло осознание.</text:p>
      <text:p text:style-name="P444"/>
      <text:p text:style-name="P445"><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7"/>
      <text:p text:style-name="P81"><text:bookmark-start text:name="__DdeLink__26733_469402664"/>В абсолютном, всепоглощающем сиянии стали проступать очертания.<text:bookmark-end text:name="__DdeLink__26733_469402664"/></text:p>
      <text:p text:style-name="P81"/>
      <text:p text:style-name="P43">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3"/>
      <text:p text:style-name="P43">- Ты всё же пришёл… Мне хватило сил призвать тебя, Проводник… Кха-кха-кха…</text:p>
      <text:p text:style-name="P43">Она выкашляла пару клубов неестественно-яркого розового дыма.</text:p>
      <text:p text:style-name="P43"/>
      <text:p text:style-name="P4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3"/>
      <text:p text:style-name="P4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3"/>
      <text:p text:style-name="P4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3"/>
      <text:p text:style-name="P43">Копыто крылатой единорожихи поехало по плитке пола, но, собравшись с силами, она выпрямилась.</text:p>
      <text:p text:style-name="P43"/>
      <text:p text:style-name="P4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3"/>
      <text:p text:style-name="P4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3">Больно, блин!</text:p>
      <text:p text:style-name="P43"/>
      <text:p text:style-name="P43"><text:soft-page-break/>-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3"/>
      <text:p text:style-name="P4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3"/>
      <text:p text:style-name="P4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3">-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3"/>
      <text:p text:style-name="P4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8">- Не знаю. Я не успел понять, - пожал я плечами, - ты слишком рано забрала меня из психушки.</text:p>
      <text:p text:style-name="P43"/>
      <text:p text:style-name="P4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3"/>
      <text:p text:style-name="P48">-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8"/>
      <text:p text:style-name="P4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3"/>
      <text:p text:style-name="P48">-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text:soft-page-break/>задумалась. Потом её морду осветило озарение. - В то время её называли “Дрогонштерн”. Мы часто резвились с сестрой в окрестностях.</text:p>
      <text:p text:style-name="P48"/>
      <text:p text:style-name="P43">Слеза скатилась с морды аликорницы и она стёрла её сгибом крыла, размазывая розоватое желе по скуле.</text:p>
      <text:p text:style-name="P43"/>
      <text:p text:style-name="P43">- Помоги мне, Проводник! Ради моих маленьких пони… Будь проклята война и я вместе с ней…</text:p>
      <text:p text:style-name="P43"/>
      <text:p text:style-name="P43">Магическая лошадь заходится в продолжительном кашле, струйки розоватой слизи стекают с её крыльев <text:s/>и хвоста, собираясь в лужицы на полу.</text:p>
      <text:p text:style-name="P43">Склонившаяся над безжизненным телом фигура тает в розовом тумане… </text:p>
      <text:p text:style-name="P48"/>
      <text:p text:style-name="P48"/>
      <text:p text:style-name="P48"/>
      <text:p text:style-name="P48"/>
      <text:p text:style-name="P48"/>
      <text:h text:style-name="P461" text:outline-level="2">Эпилог</text:h>
      <text:p text:style-name="P48"/>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text:soft-page-break/></text:p>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text:soft-page-break/>-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text:soft-page-break/>-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73">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text:soft-page-break/>-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3">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text:soft-page-break/>-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text:soft-page-break/>-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8"><text:soft-page-break/></text:p>
      <text:p text:style-name="P83">009 Sound System - Speak to Angels (<text:a xlink:type="simple" xlink:href="https://www.youtube.com/watch?v=6rAkn9OZT0k" text:style-name="Internet_20_link" text:visited-style-name="Visited_20_Internet_20_Link">https://www.youtube.com/watch?v=6rAkn9OZT0k</text:a>)</text:p>
      <text:p text:style-name="P83">Pink Floyd “Keep Talking” <text:a xlink:type="simple" xlink:href="https://www.youtube.com/watch?v=CVhYW6e3qc8" text:style-name="Internet_20_link" text:visited-style-name="Visited_20_Internet_20_Link">https://www.youtube.com/watch?v=CVhYW6e3qc8</text:a></text:p>
      <text:p text:style-name="P83"/>
      <text:p text:style-name="P83">Daft Punk - Veridis Quo</text:p>
      <text:p text:style-name="P83">https://www.youtube.com/watch?v=HhZaHf8RP6g</text:p>
      <text:p text:style-name="P83"><text:a xlink:type="simple" xlink:href="https://www.youtube.com/watch?v=ySLc8gZ3oEc" text:style-name="Internet_20_link" text:visited-style-name="Visited_20_Internet_20_Link">https://www.youtube.com/watch?v=ySLc8gZ3oEc</text:a></text:p>
      <text:p text:style-name="P83"/>
      <text:p text:style-name="P83">Eye Of The Tiger</text:p>
      <text:p text:style-name="P83"/>
      <text:p text:style-name="P83">Alphaville – Forever Young</text:p>
      <text:p text:style-name="P83">The Doors “Light My Fire”</text:p>
      <text:p text:style-name="P87">Pink Floyd “Another Brick In The Wall” <text:span text:style-name="T334">(https://www.youtube.com/watch?v=krYK1jWz0Lo <text:s/>)</text:span>, </text:p>
      <text:p text:style-name="P87">“<text:span text:style-name="T321">Is the anybody here” (Pulse)</text:span></text:p>
      <text:p text:style-name="P87">“<text:span text:style-name="T335">Marooned”</text:span></text:p>
      <text:p text:style-name="P210">&lt;Pink Floyd - «Hey you» (Pulse)&gt;</text:p>
      <text:p text:style-name="P214"/>
      <text:p text:style-name="P83">Dire Straits “Money For Nothing”</text:p>
      <text:p text:style-name="Text_20_body"><text:span text:style-name="T2">Depeche M</text:span><text:span text:style-name="T140">ode</text:span></text:p>
      <text:p text:style-name="P15"><text:span text:style-name="T156">Wintergatan – </text:span>Sommarfågel, <text:span text:style-name="T156">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13">https://www.youtube.com/watch?v=tUhmjmkLnxY</text:span></text:a><text:span text:style-name="T313">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33">2000</text:span> (<text:a xlink:type="simple" xlink:href="https://www.youtube.com/watch?v=lNqo0kIR-TU" text:style-name="Internet_20_link" text:visited-style-name="Visited_20_Internet_20_Link"><text:span text:style-name="T333">https://www.youtube.com/watch?v=lNqo0kIR-TU</text:span></text:a><text:span text:style-name="T333"> </text:span>)</text:p>
      <text:p text:style-name="P28">Let’s Dance</text:p>
      <text:p text:style-name="P29">Deep Purple “Smoke on the water”</text:p>
      <text:p text:style-name="P33">Wintergatan - <text:span text:style-name="T245">Paradise</text:span> <text:span text:style-name="T245">( </text:span><text:a xlink:type="simple" xlink:href="https://www.youtube.com/watch?v=5dyUKDWKxxY" text:style-name="Internet_20_link" text:visited-style-name="Visited_20_Internet_20_Link"><text:span text:style-name="T245">https://www.youtube.com/watch?v=5dyUKDWKxxY</text:span></text:a><text:span text:style-name="T245"> )</text:span></text:p>
      <text:p text:style-name="P33">Marble Machine <text:span text:style-name="T246">( https://www.youtube.com/watch?v=IvUU8joBb1Q )</text:span></text:p>
      <text:p text:style-name="P33">Phil Collins - Another Day In Paradise <text:span text:style-name="T259">(</text:span><text:a xlink:type="simple" xlink:href="https://www.youtube.com/watch?v=Qt2mbGP6vFI" text:style-name="Internet_20_link" text:visited-style-name="Visited_20_Internet_20_Link"><text:span text:style-name="T259">https://www.youtube.com/watch?v=Qt2mbGP6vFI</text:span></text:a><text:span text:style-name="T259">)</text:span></text:p>
      <text:p text:style-name="P30"><text:soft-page-break/>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0">&lt;<text:span text:style-name="T9">Pink Floyd — Kepp Talking (Pulse), </text:span><text:span text:style-name="T36">Hey you (Pulse), Sorrow (Pulse), High Hopes (Pulse)</text:span>&gt;</text:p>
      <text:p text:style-name="P216">Blue Oyster Cult — Do Not Fear The Reaper (<text:a xlink:type="simple" xlink:href="https://www.youtube.com/watch?v=Dy4HA3vUv2c" text:style-name="Internet_20_link" text:visited-style-name="Visited_20_Internet_20_Link">https://www.youtube.com/watch?v=Dy4HA3vUv2c</text:a> )</text:p>
      <text:p text:style-name="P217">The Beloved — Sweet Harmony (<text:a xlink:type="simple" xlink:href="https://www.youtube.com/watch?v=rB_d1Mczxqw" text:style-name="Internet_20_link" text:visited-style-name="Visited_20_Internet_20_Link">https://www.youtube.com/watch?v=rB_d1Mczxqw</text:a> )</text:p>
      <text:p text:style-name="P219">Oasis — Wonderwall (<text:a xlink:type="simple" xlink:href="https://www.youtube.com/watch?v=6hzrDeceEKc" text:style-name="Internet_20_link" text:visited-style-name="Visited_20_Internet_20_Link">https://www.youtube.com/watch?v=6hzrDeceEKc</text:a> )</text:p>
      <text:p text:style-name="P221">Black — Wonderful life</text:p>
      <text:p text:style-name="P34">Robbie Williams – Feel <text:span text:style-name="T336">(</text:span><text:a xlink:type="simple" xlink:href="https://www.youtube.com/watch?v=iy4mXZN1Zzk" text:style-name="Internet_20_link" text:visited-style-name="Visited_20_Internet_20_Link"><text:span text:style-name="T336">https://www.youtube.com/watch?v=iy4mXZN1Zzk</text:span></text:a><text:span text:style-name="T336">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38">(</text:span>instrumental ? <text:span text:style-name="T338">)</text:span> <text:span text:style-name="T337">(</text:span><text:a xlink:type="simple" xlink:href="https://www.youtube.com/watch?v=c2KnaY1WsT4" text:style-name="Internet_20_link" text:visited-style-name="Visited_20_Internet_20_Link"><text:span text:style-name="T337">https://www.youtube.com/watch?v=c2KnaY1WsT4</text:span></text:a><text:span text:style-name="T337">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40">https://www.youtube.com/watch?v=PQiQwGMQF_s </text:span>)</text:p>
      <text:p text:style-name="Text_20_body">AK – Icicle <text:span text:style-name="T408"><text:s/></text:span><text:a xlink:type="simple" xlink:href="https://www.youtube.com/watch?v=sYos7etZoZM&amp;feature=emb_logo" text:style-name="Internet_20_link" text:visited-style-name="Visited_20_Internet_20_Link"><text:span text:style-name="T408">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40">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45">https://www.youtube.com/watch?v=86BmSaXZMHw</text:span></text:p>
      <text:p text:style-name="P42">Bryan Ferry - Don't Stop The Dance <text:a xlink:type="simple" xlink:href="https://www.youtube.com/watch?v=A8UWMFV7ONE" text:style-name="Internet_20_link" text:visited-style-name="Visited_20_Internet_20_Link"><text:span text:style-name="T446">https://www.youtube.com/watch?v=A8UWMFV7ONE</text:span></text:a></text:p>
      <text:p text:style-name="P448">Celebrating St. Patrick <text:a xlink:type="simple" xlink:href="https://www.youtube.com/watch?v=E8gVXz8ZlHI" text:style-name="Internet_20_link" text:visited-style-name="Visited_20_Internet_20_Link">https://www.youtube.com/watch?v=E8gVXz8ZlHI</text:a></text:p>
      <text:p text:style-name="P448">Fourth Moon – Glasgow Roaster - <text:a xlink:type="simple" xlink:href="https://www.youtube.com/watch?v=JXd-IazicyE" text:style-name="Internet_20_link" text:visited-style-name="Visited_20_Internet_20_Link">https://www.youtube.com/watch?v=JXd-IazicyE</text:a></text:p>
      <text:p text:style-name="P448"/>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5-07T03:31:42.998454215</dc:date>
    <meta:editing-duration>P211DT10H43M36S</meta:editing-duration>
    <meta:editing-cycles>2179</meta:editing-cycles>
    <meta:generator>LibreOffice/5.1.6.2$Linux_X86_64 LibreOffice_project/10m0$Build-2</meta:generator>
    <meta:document-statistic meta:table-count="0" meta:image-count="0" meta:object-count="0" meta:page-count="121" meta:paragraph-count="1743" meta:word-count="37865" meta:character-count="246073" meta:non-whitespace-character-count="209328"/>
  </office:meta>
</office:document-meta>
</file>